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34.31mm"/>
    </style:style>
    <style:style style:name="co3" style:family="table-column">
      <style:table-column-properties fo:break-before="auto" style:column-width="31.86mm"/>
    </style:style>
    <style:style style:name="co4" style:family="table-column">
      <style:table-column-properties fo:break-before="auto" style:column-width="10.07mm"/>
    </style:style>
    <style:style style:name="co5" style:family="table-column">
      <style:table-column-properties fo:break-before="auto" style:column-width="7.34mm"/>
    </style:style>
    <style:style style:name="co6" style:family="table-column">
      <style:table-column-properties fo:break-before="auto" style:column-width="15.1mm"/>
    </style:style>
    <style:style style:name="co7" style:family="table-column">
      <style:table-column-properties fo:break-before="auto" style:column-width="52.83mm"/>
    </style:style>
    <style:style style:name="co8" style:family="table-column">
      <style:table-column-properties fo:break-before="auto" style:column-width="69.6mm"/>
    </style:style>
    <style:style style:name="co9" style:family="table-column">
      <style:table-column-properties fo:break-before="auto" style:column-width="36.05mm"/>
    </style:style>
    <style:style style:name="co10" style:family="table-column">
      <style:table-column-properties fo:break-before="auto" style:column-width="24.32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22.95mm"/>
    </style:style>
    <style:style style:name="co13" style:family="table-column">
      <style:table-column-properties fo:break-before="auto" style:column-width="68.09mm"/>
    </style:style>
    <style:style style:name="co14" style:family="table-column">
      <style:table-column-properties fo:break-before="auto" style:column-width="56.48mm"/>
    </style:style>
    <style:style style:name="co15" style:family="table-column">
      <style:table-column-properties fo:break-before="auto" style:column-width="115.99mm"/>
    </style:style>
    <style:style style:name="co16" style:family="table-column">
      <style:table-column-properties fo:break-before="auto" style:column-width="40.3mm"/>
    </style:style>
    <style:style style:name="co17" style:family="table-column">
      <style:table-column-properties fo:break-before="auto" style:column-width="54.45mm"/>
    </style:style>
    <style:style style:name="co18" style:family="table-column">
      <style:table-column-properties fo:break-before="auto" style:column-width="18.24mm"/>
    </style:style>
    <style:style style:name="co19" style:family="table-column">
      <style:table-column-properties fo:break-before="auto" style:column-width="17.23mm"/>
    </style:style>
    <style:style style:name="co20" style:family="table-column">
      <style:table-column-properties fo:break-before="auto" style:column-width="39.56mm"/>
    </style:style>
    <style:style style:name="co21" style:family="table-column">
      <style:table-column-properties fo:break-before="auto" style:column-width="85.05mm"/>
    </style:style>
    <style:style style:name="co22" style:family="table-column">
      <style:table-column-properties fo:break-before="auto" style:column-width="27.8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  <style:style style:name="ce3" style:family="table-cell" style:parent-style-name="Default">
      <style:text-properties style:font-name="Liberation Sans" style:font-name-asian="Arial Unicode MS" style:font-name-complex="Arial Unicode MS"/>
    </style:style>
    <style:style style:name="ce4" style:family="table-cell" style:parent-style-name="Default">
      <style:table-cell-properties fo:background-color="transparent"/>
      <style:text-properties style:use-window-font-color="true"/>
    </style:style>
    <style:style style:name="ce1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b4c7dc" fo:wrap-option="no-wrap"/>
      <style:text-properties style:font-name="Liberation Sans" fo:font-weight="bold" style:font-weight-asian="bold" style:font-weight-complex="bold"/>
    </style:style>
    <style:style style:name="ce35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no-wrap"/>
      <style:text-properties style:font-name="Liberation Sans"/>
    </style:style>
    <style:style style:name="ce37" style:family="table-cell" style:parent-style-name="Default">
      <style:table-cell-properties fo:wrap-option="no-wrap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b4c7dc" style:text-align-source="fix" style:repeat-content="false" fo:wrap-option="no-wrap"/>
      <style:paragraph-properties fo:text-align="start" fo:margin-left="0mm"/>
      <style:text-properties style:font-name="Liberation Sans"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font-name="Liberation Sans"/>
    </style:style>
    <style:style style:name="ce40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00a933" fo:wrap-option="no-wrap"/>
      <style:text-properties style:font-name="Liberation Sans"/>
    </style:style>
    <style:style style:name="ce42" style:family="table-cell" style:parent-style-name="Default">
      <style:table-cell-properties fo:background-color="#ff0000" fo:wrap-option="no-wrap"/>
      <style:text-properties style:font-name="Liberation Sans"/>
    </style:style>
    <style:style style:name="ce43" style:family="table-cell" style:parent-style-name="Default">
      <style:table-cell-properties fo:background-color="#ffff00" fo:wrap-option="no-wrap"/>
      <style:text-properties style:font-name="Liberation Sans"/>
    </style:style>
    <style:style style:name="ce44" style:family="table-cell" style:parent-style-name="Default">
      <style:table-cell-properties fo:background-color="#cccccc" fo:wrap-option="no-wrap"/>
      <style:text-properties style:font-name="Liberation Sans"/>
    </style:style>
    <style:style style:name="ce34" style:family="table-cell" style:parent-style-name="Default">
      <style:table-cell-properties fo:background-color="#b4c7dc" fo:wrap-option="no-wrap"/>
      <style:text-properties style:font-name="Liberation Sans" fo:font-weight="bold" style:font-weight-asian="bold" style:font-weight-complex="bold"/>
    </style:style>
    <style:style style:name="ce45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marker-start="Arrowhead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none" fo:country="none" style:language-asian="none" style:country-asian="none" style:language-complex="none" style:country-complex="none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Citação&quot;;&quot;Show&quot;;&quot;Teatro&quot;;&quot;TV&quot;;&quot;Direção&quot;;&quot;Disco&quot;;&quot;Prêmio&quot;)" table:allow-empty-cell="false" table:display-list="sort-ascending" table:base-cell-address="Recortes.F2">
          <table:error-message table:message-type="stop" table:display="true"/>
        </table:content-validation>
        <table:content-validation table:name="val2" table:base-cell-address="Recortes.N2">
          <table:error-message table:message-type="stop" table:display="true"/>
        </table:content-validation>
        <table:content-validation table:name="val3" table:condition="of:cell-content-is-in-list(&quot;Baixo&quot;;&quot;Médio&quot;;&quot;Alto&quot;)" table:allow-empty-cell="false" table:display-list="unsorted" table:base-cell-address="Recortes.K357">
          <table:error-message table:message-type="stop" table:display="true"/>
        </table:content-validation>
      </table:content-validations>
      <table:table table:name="Recort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1" table:number-columns-repeated="1006" table:default-cell-style-name="Default"/>
        <table:table-row table:style-name="ro1"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Arquivo</text:p>
          </table:table-cell>
          <table:table-cell table:style-name="ce2" office:value-type="string" calcext:value-type="string">
            <text:p>Publicação</text:p>
          </table:table-cell>
          <table:table-cell table:style-name="ce2" office:value-type="string" calcext:value-type="string">
            <text:p>UF</text:p>
          </table:table-cell>
          <table:table-cell table:style-name="ce2" office:value-type="string" calcext:value-type="string">
            <text:p>Outras informações da publicação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Assunto</text:p>
          </table:table-cell>
          <table:table-cell table:style-name="ce2" office:value-type="string" calcext:value-type="string">
            <text:p>Complemento</text:p>
          </table:table-cell>
          <table:table-cell table:style-name="ce2" office:value-type="string" calcext:value-type="string">
            <text:p>Localização</text:p>
          </table:table-cell>
          <table:table-cell table:style-name="ce2" office:value-type="string" calcext:value-type="string">
            <text:p>Recorte</text:p>
          </table:table-cell>
          <table:table-cell table:style-name="ce2" office:value-type="string" calcext:value-type="string">
            <text:p>Interesse</text:p>
          </table:table-cell>
          <table:table-cell table:style-name="ce2" office:value-type="string" calcext:value-type="string">
            <text:p>Imagem original</text:p>
          </table:table-cell>
          <table:table-cell table:style-name="ce2" office:value-type="string" calcext:value-type="string">
            <text:p>Onde está</text:p>
          </table:table-cell>
          <table:table-cell table:style-name="ce2" office:value-type="string" calcext:value-type="string">
            <text:p>Mais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1972.05.1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a Noite : Edição Matutin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Edição 14251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Romanceiro da Inconfidência</text:p>
          </table:table-cell>
          <table:table-cell table:content-validation-name="val2" office:value-type="string" calcext:value-type="string">
            <text:p>Texto de Cecília Meireles sobre a Inconfidência Mineira. Grupo teatral Repertório.</text:p>
          </table:table-cell>
          <table:table-cell office:value-type="string" calcext:value-type="string">
            <text:p>Teatro Ruth Escobar, Sala Gil Vicente - Rua dos Ingleses, 209, Bela Vista, São Paulo, SP</text:p>
          </table:table-cell>
          <table:table-cell office:value-type="string" calcext:value-type="string">
            <text:p>I0024927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24927-2Alt=002885Lar=001884LargOri=004208AltOri=006444.JPG</text:p>
          </table:table-cell>
          <table:table-cell office:value-type="string" calcext:value-type="string">
            <text:p>Teatro, 1o. parágraf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2.12.0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a Noite : Edição Matutin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Edição 14429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orte e Vida Severina</text:p>
          </table:table-cell>
          <table:table-cell table:content-validation-name="val2" office:value-type="string" calcext:value-type="string">
            <text:p>Texto de João Cabral de Mello Netto. Grupo teatral A Barca.</text:p>
          </table:table-cell>
          <table:table-cell office:value-type="string" calcext:value-type="string">
            <text:p>Vários</text:p>
          </table:table-cell>
          <table:table-cell office:value-type="string" calcext:value-type="string">
            <text:p>I002096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20964-2Alt=003030Lar=001884LargOri=004202AltOri=006759.JPG</text:p>
          </table:table-cell>
          <table:table-cell office:value-type="string" calcext:value-type="string">
            <text:p>Teatro, Elenc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3.06.26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Grupo Raízes</text:p>
          </table:table-cell>
          <table:table-cell table:content-validation-name="val2" office:value-type="string" calcext:value-type="string">
            <text:p>Participação de Irene no show do Grupo Raízes</text:p>
          </table:table-cell>
          <table:table-cell office:value-type="string" calcext:value-type="string">
            <text:p>Teatro Treze de Maio – Rua Treze de Maio, 134, Bela Vista, São Paulo, SP</text:p>
          </table:table-cell>
          <table:table-cell office:value-type="string" calcext:value-type="string">
            <text:p>440067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00670.png</text:p>
          </table:table-cell>
          <table:table-cell office:value-type="string" calcext:value-type="string">
            <text:p>Música, Grupo Raíz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4.03.0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a Tarde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22175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Três dias para Donana</text:p>
          </table:table-cell>
          <table:table-cell table:content-validation-name="val2"/>
          <table:table-cell office:value-type="string" calcext:value-type="string">
            <text:p>Teatro Guaíra - Rua XV de Novembro, 971, Centro, Curitiba, PR</text:p>
          </table:table-cell>
          <table:table-cell office:value-type="string" calcext:value-type="string">
            <text:p>I0129820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29820-2Alt=002068Lar=001453LargOri=004117AltOri=005860.JPG</text:p>
          </table:table-cell>
          <table:table-cell office:value-type="string" calcext:value-type="string">
            <text:p>Utilidades, Peça no Guair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4.03.0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a Tarde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22179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Três dias para Donana</text:p>
          </table:table-cell>
          <table:table-cell table:content-validation-name="val2"/>
          <table:table-cell office:value-type="string" calcext:value-type="string">
            <text:p>Teatro Guaíra - Rua XV de Novembro, 971, Centro, Curitiba, PR</text:p>
          </table:table-cell>
          <table:table-cell office:value-type="string" calcext:value-type="string">
            <text:p>I0129852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29852-20Alt=002633Lar=001884LargOri=004196AltOri=005864.JPG</text:p>
          </table:table-cell>
          <table:table-cell office:value-type="string" calcext:value-type="string">
            <text:p>Atrações, Teatr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4.03.06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a Tarde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22180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Tratado das Tortazinhas</text:p>
          </table:table-cell>
          <table:table-cell table:content-validation-name="val2"/>
          <table:table-cell office:value-type="string" calcext:value-type="string">
            <text:p>Teatro Guaíra - Rua XV de Novembro, 971, Centro, Curitiba, PR</text:p>
          </table:table-cell>
          <table:table-cell office:value-type="string" calcext:value-type="string">
            <text:p>I0129862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29862-2Alt=002629Lar=001884LargOri=004200AltOri=005860.JPG</text:p>
          </table:table-cell>
          <table:table-cell office:value-type="string" calcext:value-type="string">
            <text:p>Utilidades, “O tratado das tortazinhas”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4.03.0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a Tarde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22180B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Três dias para Donana</text:p>
          </table:table-cell>
          <table:table-cell table:content-validation-name="val2" office:value-type="string" calcext:value-type="string">
            <text:p>Estreia</text:p>
          </table:table-cell>
          <table:table-cell office:value-type="string" calcext:value-type="string">
            <text:p>Teatro Guaíra - Rua XV de Novembro, 971, Centro, Curitiba, PR</text:p>
          </table:table-cell>
          <table:table-cell office:value-type="string" calcext:value-type="string">
            <text:p>I0129870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29870-2Alt=002629Lar=001884LargOri=004200AltOri=005860.JPG</text:p>
          </table:table-cell>
          <table:table-cell office:value-type="string" calcext:value-type="string">
            <text:p>Atrações, Teatr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4.03.0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ário do Paraná: Orgao dos Diários Associado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05604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Três dias para Donana</text:p>
          </table:table-cell>
          <table:table-cell table:content-validation-name="val2" office:value-type="string" calcext:value-type="string">
            <text:p>Estreia</text:p>
          </table:table-cell>
          <table:table-cell office:value-type="string" calcext:value-type="string">
            <text:p>Teatro Guaíra - Rua XV de Novembro, 971, Centro, Curitiba, PR</text:p>
          </table:table-cell>
          <table:table-cell office:value-type="string" calcext:value-type="string">
            <text:p>I0096763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96763-20Alt=002572Lar=001884LargOri=004487AltOri=006126.JPG</text:p>
          </table:table-cell>
          <table:table-cell office:value-type="string" calcext:value-type="string">
            <text:p>Donana inicia no Guairinh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4.03.09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ário do Paraná: Orgao dos Diários Associado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05606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Três dias para Donana</text:p>
          </table:table-cell>
          <table:table-cell table:content-validation-name="val2"/>
          <table:table-cell office:value-type="string" calcext:value-type="string">
            <text:p>Teatro Guaíra - Rua XV de Novembro, 971, Centro, Curitiba, PR</text:p>
          </table:table-cell>
          <table:table-cell office:value-type="string" calcext:value-type="string">
            <text:p>I0096800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96800-2Alt=002572Lar=001884LargOri=004487AltOri=006126.JPG</text:p>
          </table:table-cell>
          <table:table-cell office:value-type="string" calcext:value-type="string">
            <text:p>Teatros, Guair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4.03.1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ário do Paraná: Orgao dos Diários Associado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05607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Três dias para Donana e O tratado das tortazinhas</text:p>
          </table:table-cell>
          <table:table-cell table:content-validation-name="val2"/>
          <table:table-cell office:value-type="string" calcext:value-type="string">
            <text:p>Teatro Guaíra - Rua XV de Novembro, 971, Centro, Curitiba, PR</text:p>
          </table:table-cell>
          <table:table-cell office:value-type="string" calcext:value-type="string">
            <text:p>I0096820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96820-2Alt=002576Lar=001884LargOri=004482AltOri=006129.JPG</text:p>
          </table:table-cell>
          <table:table-cell office:value-type="string" calcext:value-type="string">
            <text:p>O bom teatro, Guair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4.03.14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ário do Paraná: Orgao dos Diários Associado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05610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Três dias para Donana e O tratado das tortazinhas</text:p>
          </table:table-cell>
          <table:table-cell table:content-validation-name="val2"/>
          <table:table-cell office:value-type="string" calcext:value-type="string">
            <text:p>Teatro Guaíra - Rua XV de Novembro, 971, Centro, Curitiba, PR</text:p>
          </table:table-cell>
          <table:table-cell office:value-type="string" calcext:value-type="string">
            <text:p>I0096876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96876-2Alt=002572Lar=001884LargOri=004487AltOri=006126.JPG</text:p>
          </table:table-cell>
          <table:table-cell office:value-type="string" calcext:value-type="string">
            <text:p>O bom teatro, Guair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4.03.1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ário do Paraná: Orgao dos Diários Associado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05613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Três dias para Donana e O tratado das tortazinhas</text:p>
          </table:table-cell>
          <table:table-cell table:content-validation-name="val2"/>
          <table:table-cell office:value-type="string" calcext:value-type="string">
            <text:p>Teatro Guaíra - Rua XV de Novembro, 971, Centro, Curitiba, PR</text:p>
          </table:table-cell>
          <table:table-cell office:value-type="string" calcext:value-type="string">
            <text:p>I009692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96924-2Alt=002570Lar=001884LargOri=004468AltOri=006096.JPG</text:p>
          </table:table-cell>
          <table:table-cell office:value-type="string" calcext:value-type="string">
            <text:p>O bom teatro, Guair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4.03.1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a Tarde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22191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Três dias para Donana</text:p>
          </table:table-cell>
          <table:table-cell table:content-validation-name="val2"/>
          <table:table-cell office:value-type="string" calcext:value-type="string">
            <text:p>Teatro Guaíra - Rua XV de Novembro, 971, Centro, Curitiba, PR</text:p>
          </table:table-cell>
          <table:table-cell office:value-type="string" calcext:value-type="string">
            <text:p>I0129958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29958-2Alt=002624Lar=001884LargOri=004200AltOri=005849.JPG</text:p>
          </table:table-cell>
          <table:table-cell office:value-type="string" calcext:value-type="string">
            <text:p>Atrações, Teatr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4.03.2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ário do Paraná: Orgao dos Diários Associado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05616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Três dias para Donana e O tratado das tortazinhas</text:p>
          </table:table-cell>
          <table:table-cell table:content-validation-name="val2"/>
          <table:table-cell office:value-type="string" calcext:value-type="string">
            <text:p>Teatro Guaíra - Rua XV de Novembro, 971, Centro, Curitiba, PR</text:p>
          </table:table-cell>
          <table:table-cell office:value-type="string" calcext:value-type="string">
            <text:p>I0096980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96980-2Alt=002561Lar=001884LargOri=004483AltOri=006093.JPG</text:p>
          </table:table-cell>
          <table:table-cell office:value-type="string" calcext:value-type="string">
            <text:p>O bom teatro, Guair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4.06.09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62 (1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Exposição “Sou João, Sou António e Sou Pedro” de Flávio Império</text:p>
          </table:table-cell>
          <table:table-cell table:content-validation-name="val2" office:value-type="string" calcext:value-type="string">
            <text:p>Músicas por Pini e Irene</text:p>
          </table:table-cell>
          <table:table-cell/>
          <table:table-cell office:value-type="string" calcext:value-type="string">
            <text:p>I010609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06094-20Alt=002777Lar=001884LargOri=004507AltOri=006644.JPG</text:p>
          </table:table-cell>
          <table:table-cell office:value-type="string" calcext:value-type="string">
            <text:p>Noites cariocas X paulista, último parágrafo, Pini e Irene</text:p>
          </table:table-cell>
          <table:table-cell office:value-type="string" calcext:value-type="string">
            <text:p>http://www.flavioimperio.com.br/projeto/50766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974.05.31</text:p>
          </table:table-cell>
          <table:table-cell office:value-type="string" calcext:value-type="string">
            <text:p>Flavio Imperio</text:p>
          </table:table-cell>
          <table:table-cell office:value-type="string" calcext:value-type="string">
            <text:p>Site</text:p>
          </table:table-cell>
          <table:table-cell table:number-columns-repeated="2"/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Exposição “Sou João, Sou António e Sou Pedro” de Flávio Império</text:p>
          </table:table-cell>
          <table:table-cell table:content-validation-name="val2" office:value-type="string" calcext:value-type="string">
            <text:p>Som Irene e Pini</text:p>
          </table:table-cell>
          <table:table-cell office:value-type="string" calcext:value-type="string">
            <text:p>Centro de Estudos Macunaima – Rua Camilo, 91, Vila Romana, São Paulo, SP</text:p>
          </table:table-cell>
          <table:table-cell office:value-type="string" calcext:value-type="string">
            <text:p>c_0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c_0.png</text:p>
          </table:table-cell>
          <table:table-cell office:value-type="string" calcext:value-type="string">
            <text:p>Cartaz, no centro</text:p>
          </table:table-cell>
          <table:table-cell office:value-type="string" calcext:value-type="string">
            <text:p>http://www.flavioimperio.com.br/projeto/50766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1975.06.0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3">Coreografia de Luis Carlos Nogueira, 1</text:span><text:span text:style-name="T4">o</text:span><text:span text:style-name="T3"> tipo do anuncio</text:span></text:p>
          </table:table-cell>
          <table:table-cell office:value-type="string" calcext:value-type="string">
            <text:p>Sala do Meio, Teatro Ruth Escobar - Rua dos Ingleses, 209, Bela Vista, São Paulo, SP</text:p>
          </table:table-cell>
          <table:table-cell office:value-type="string" calcext:value-type="string">
            <text:p>4350387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50387.png</text:p>
          </table:table-cell>
          <table:table-cell office:value-type="string" calcext:value-type="string">
            <text:p>Roteiro, Infantis, últim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06.0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Coreografia de Luis Carlos Nogueira</text:p>
          </table:table-cell>
          <table:table-cell office:value-type="string" calcext:value-type="string">
            <text:p>Sala do Meio, Teatro Ruth Escobar - Rua dos Ingleses, 209, Bela Vista, São Paulo, SP</text:p>
          </table:table-cell>
          <table:table-cell office:value-type="string" calcext:value-type="string">
            <text:p>4350607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50607.png</text:p>
          </table:table-cell>
          <table:table-cell office:value-type="string" calcext:value-type="string">
            <text:p>Roteiro, Infantis, penúltimo item da 1<text:span text:style-name="T2">a</text:span>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5.06.14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Coreografia de Luis Carlos Nogueira</text:p>
          </table:table-cell>
          <table:table-cell office:value-type="string" calcext:value-type="string">
            <text:p>Sala do Meio, Teatro Ruth Escobar - Rua dos Ingleses, 209, Bela Vista, São Paulo, SP</text:p>
          </table:table-cell>
          <table:table-cell office:value-type="string" calcext:value-type="string">
            <text:p>4351532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51532.png</text:p>
          </table:table-cell>
          <table:table-cell office:value-type="string" calcext:value-type="string">
            <text:p>Roteiro, Infantis, antepenúltim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5.06.1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Coreografia de Luis Carlos Nogueira</text:p>
          </table:table-cell>
          <table:table-cell office:value-type="string" calcext:value-type="string">
            <text:p>Sala do Meio, Teatro Ruth Escobar - Rua dos Ingleses, 209, Bela Vista, São Paulo, SP</text:p>
          </table:table-cell>
          <table:table-cell office:value-type="string" calcext:value-type="string">
            <text:p>4351730h.png</text:p>
          </table:table-cell>
          <table:table-cell table:content-validation-name="val3" office:value-type="string" calcext:value-type="string">
            <text:p>Baixo</text:p>
          </table:table-cell>
          <table:table-cell table:style-name="ce5" office:value-type="string" calcext:value-type="string">
            <text:p>4351730.png</text:p>
          </table:table-cell>
          <table:table-cell office:value-type="string" calcext:value-type="string">
            <text:p>Roteiro, Infantis, penúltim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5.06.2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Coreografia de Luis Carlos Nogueira</text:p>
          </table:table-cell>
          <table:table-cell office:value-type="string" calcext:value-type="string">
            <text:p>Sala do Meio, Teatro Ruth Escobar - Rua dos Ingleses, 209, Bela Vista, São Paulo, SP</text:p>
          </table:table-cell>
          <table:table-cell office:value-type="string" calcext:value-type="string">
            <text:p>4402266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02266.png</text:p>
          </table:table-cell>
          <table:table-cell office:value-type="string" calcext:value-type="string">
            <text:p>Roteiro, Infantis, penúltim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5.06.22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Coreografia de Luis Carlos Nogueira</text:p>
          </table:table-cell>
          <table:table-cell office:value-type="string" calcext:value-type="string">
            <text:p>Sala do Meio, Teatro Ruth Escobar - Rua dos Ingleses, 209, Bela Vista, São Paulo, SP</text:p>
          </table:table-cell>
          <table:table-cell office:value-type="string" calcext:value-type="string">
            <text:p>4402657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02657.png</text:p>
          </table:table-cell>
          <table:table-cell office:value-type="string" calcext:value-type="string">
            <text:p>Roteiro, Infantis, penúltim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5.06.2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Coreografia de Luis Carlos Nogueira</text:p>
          </table:table-cell>
          <table:table-cell office:value-type="string" calcext:value-type="string">
            <text:p>Sala do Meio, Teatro Ruth Escobar - Rua dos Ingleses, 209, Bela Vista, São Paulo, SP</text:p>
          </table:table-cell>
          <table:table-cell office:value-type="string" calcext:value-type="string">
            <text:p>440414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04140.png</text:p>
          </table:table-cell>
          <table:table-cell office:value-type="string" calcext:value-type="string">
            <text:p>Terceira coluna geral, antepenultim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5.06.2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Coreografia de Luis Carlos Nogueira</text:p>
          </table:table-cell>
          <table:table-cell office:value-type="string" calcext:value-type="string">
            <text:p>Sala do Meio, Teatro Ruth Escobar - Rua dos Ingleses, 209, Bela Vista, São Paulo, SP</text:p>
          </table:table-cell>
          <table:table-cell table:style-name="ce3" office:value-type="string" calcext:value-type="string">
            <text:p>440457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04570.png</text:p>
          </table:table-cell>
          <table:table-cell office:value-type="string" calcext:value-type="string">
            <text:p>Segunda coluna geral, penultim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5.07.0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Coreografia de Luis Carlos Nogueira</text:p>
          </table:table-cell>
          <table:table-cell office:value-type="string" calcext:value-type="string">
            <text:p>Sala do Meio, Teatro Ruth Escobar - Rua dos Ingleses, 209, Bela Vista, São Paulo, SP</text:p>
          </table:table-cell>
          <table:table-cell office:value-type="string" calcext:value-type="string">
            <text:p>4354612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54612.png</text:p>
          </table:table-cell>
          <table:table-cell office:value-type="string" calcext:value-type="string">
            <text:p>Terceira coluna geral, antepenultim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5.07.06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Coreografia de Luis Carlos Nogueira</text:p>
          </table:table-cell>
          <table:table-cell office:value-type="string" calcext:value-type="string">
            <text:p>Sala do Meio, Teatro Ruth Escobar - Rua dos Ingleses, 209, Bela Vista, São Paulo, SP</text:p>
          </table:table-cell>
          <table:table-cell office:value-type="string" calcext:value-type="string">
            <text:p>4355374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55374.png</text:p>
          </table:table-cell>
          <table:table-cell office:value-type="string" calcext:value-type="string">
            <text:p>Terceira coluna geral, antepenultimo item</text:p>
          </table:table-cell>
          <table:table-cell/>
          <table:table-cell table:style-name="ce5" table:number-columns-repeated="1008"/>
        </table:table-row>
        <table:table-row table:style-name="ro2">
          <table:table-cell office:value-type="string" calcext:value-type="string">
            <text:p>1975.08.23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407629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07629.png</text:p>
          </table:table-cell>
          <table:table-cell office:value-type="string" calcext:value-type="string">
            <text:p>Roteiro, Infantis, segund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08.24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407964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07964.png</text:p>
          </table:table-cell>
          <table:table-cell office:value-type="string" calcext:value-type="string">
            <text:p>Roteiro, Infantis, segund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08.3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409568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09568.png</text:p>
          </table:table-cell>
          <table:table-cell office:value-type="string" calcext:value-type="string">
            <text:p>Roteiro, Infantis, segund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08.3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409803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09803.png</text:p>
          </table:table-cell>
          <table:table-cell office:value-type="string" calcext:value-type="string">
            <text:p>Roteiro, Infantis, terceir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09.06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369845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69845.png</text:p>
          </table:table-cell>
          <table:table-cell office:value-type="string" calcext:value-type="string">
            <text:p>Roteiro, Infantis, segund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09.0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370378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70378.png</text:p>
          </table:table-cell>
          <table:table-cell office:value-type="string" calcext:value-type="string">
            <text:p>Roteiro, Infantis, segund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09.13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372492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72492.png</text:p>
          </table:table-cell>
          <table:table-cell office:value-type="string" calcext:value-type="string">
            <text:p>Roteiro, Infantis, segund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09.14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373096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73096.png</text:p>
          </table:table-cell>
          <table:table-cell office:value-type="string" calcext:value-type="string">
            <text:p>Roteiro, Infantis, segund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09.2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406679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06679.png</text:p>
          </table:table-cell>
          <table:table-cell office:value-type="string" calcext:value-type="string">
            <text:p>Roteiro, Infantis, terceir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09.2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408808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08808.png</text:p>
          </table:table-cell>
          <table:table-cell office:value-type="string" calcext:value-type="string">
            <text:p>Terceira coluna geral, primeir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09.2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409219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09219.png</text:p>
          </table:table-cell>
          <table:table-cell office:value-type="string" calcext:value-type="string">
            <text:p>Roteiro, Infantis, antepenultim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0.04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376988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76988.png</text:p>
          </table:table-cell>
          <table:table-cell office:value-type="string" calcext:value-type="string">
            <text:p>Roteiro, Infantis, penultim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0.0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37728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77280.png</text:p>
          </table:table-cell>
          <table:table-cell office:value-type="string" calcext:value-type="string">
            <text:p>Roteiro, Infantis, antepenultim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0.1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378371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78371.png</text:p>
          </table:table-cell>
          <table:table-cell office:value-type="string" calcext:value-type="string">
            <text:p>Roteiro, Infantis, quart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0.12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378681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78681.png</text:p>
          </table:table-cell>
          <table:table-cell office:value-type="string" calcext:value-type="string">
            <text:p>Roteiro, Infantis, penultim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0.1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office:annotation draw:style-name="gr1" draw:text-style-name="P2" svg:width="28.99mm" svg:height="21.76mm" svg:x="307.97mm" svg:y="178.74mm" draw:caption-point-x="-6.1mm" draw:caption-point-y="14.61mm">
              <dc:creator>FAD</dc:creator>
              <dc:date>2019-01-18T00:00:00</dc:date>
              <text:p text:style-name="P1"><text:span text:style-name="T1">Infelizmente a imagem original está em uma resolução muito baixa.</text:span></text:p>
            </office:annotation>
            <text:p>4632136h.png</text:p>
          </table:table-cell>
          <table:table-cell table:content-validation-name="val3" office:value-type="string" calcext:value-type="string">
            <text:p>Baixo</text:p>
          </table:table-cell>
          <table:table-cell table:style-name="ce5" office:value-type="string" calcext:value-type="string">
            <text:p>4632136.png</text:p>
          </table:table-cell>
          <table:table-cell office:value-type="string" calcext:value-type="string">
            <text:p>Roteiro, Infantis, penultim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0.1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office:annotation draw:style-name="gr1" draw:text-style-name="P2" svg:width="28.99mm" svg:height="21.76mm" svg:x="307.97mm" svg:y="183.46mm" draw:caption-point-x="-6.1mm" draw:caption-point-y="14.61mm">
              <dc:creator>FAD</dc:creator>
              <dc:date>2019-01-18T00:00:00</dc:date>
              <text:p text:style-name="P1"><text:span text:style-name="T1">Infelizmente a imagem original está em uma resolução muito baixa.</text:span></text:p>
            </office:annotation>
            <text:p>4632505h.png</text:p>
          </table:table-cell>
          <table:table-cell table:content-validation-name="val3" office:value-type="string" calcext:value-type="string">
            <text:p>Baixo</text:p>
          </table:table-cell>
          <table:table-cell table:style-name="ce5" office:value-type="string" calcext:value-type="string">
            <text:p>4632505.png</text:p>
          </table:table-cell>
          <table:table-cell office:value-type="string" calcext:value-type="string">
            <text:p>Roteiro, Infantis, quint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0.2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office:annotation draw:style-name="gr1" draw:text-style-name="P2" svg:width="28.99mm" svg:height="21.76mm" svg:x="307.97mm" svg:y="188.2mm" draw:caption-point-x="-6.1mm" draw:caption-point-y="14.6mm">
              <dc:creator>FAD</dc:creator>
              <dc:date>2019-01-18T00:00:00</dc:date>
              <text:p text:style-name="P1"><text:span text:style-name="T1">Infelizmente a imagem original está em uma resolução muito baixa.</text:span></text:p>
            </office:annotation>
            <text:p>4633975h.png</text:p>
          </table:table-cell>
          <table:table-cell table:content-validation-name="val3" office:value-type="string" calcext:value-type="string">
            <text:p>Baixo</text:p>
          </table:table-cell>
          <table:table-cell table:style-name="ce5" office:value-type="string" calcext:value-type="string">
            <text:p>4633975.png</text:p>
          </table:table-cell>
          <table:table-cell office:value-type="string" calcext:value-type="string">
            <text:p>Roteiro, Infantis, terceir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0.26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office:annotation draw:style-name="gr1" draw:text-style-name="P2" svg:width="28.99mm" svg:height="21.76mm" svg:x="307.97mm" svg:y="192.93mm" draw:caption-point-x="-6.1mm" draw:caption-point-y="14.6mm">
              <dc:creator>FAD</dc:creator>
              <dc:date>2019-01-18T00:00:00</dc:date>
              <text:p text:style-name="P1"><text:span text:style-name="T1">Infelizmente a imagem original está em uma resolução muito baixa.</text:span></text:p>
            </office:annotation>
            <text:p>4634327h.png</text:p>
          </table:table-cell>
          <table:table-cell table:content-validation-name="val3" office:value-type="string" calcext:value-type="string">
            <text:p>Baixo</text:p>
          </table:table-cell>
          <table:table-cell table:style-name="ce5" office:value-type="string" calcext:value-type="string">
            <text:p>4634327.png</text:p>
          </table:table-cell>
          <table:table-cell office:value-type="string" calcext:value-type="string">
            <text:p>Roteiro, Infantis, terceir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1.0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380534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80534.png</text:p>
          </table:table-cell>
          <table:table-cell office:value-type="string" calcext:value-type="string">
            <text:p>Roteiro, Infantis, quart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1.02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380843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80843.png</text:p>
          </table:table-cell>
          <table:table-cell office:value-type="string" calcext:value-type="string">
            <text:p>Roteiro, Infantis, quart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1.0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382537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82537.png</text:p>
          </table:table-cell>
          <table:table-cell office:value-type="string" calcext:value-type="string">
            <text:p>Roteiro, Infantis, quint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1.1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383935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83935.png</text:p>
          </table:table-cell>
          <table:table-cell office:value-type="string" calcext:value-type="string">
            <text:p>Teatro, Infantis, segunda coluna, terceir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1.16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40607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06070.png</text:p>
          </table:table-cell>
          <table:table-cell office:value-type="string" calcext:value-type="string">
            <text:p>Teatro, Infantis, segunda coluna, terceir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1.22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408258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08258.png</text:p>
          </table:table-cell>
          <table:table-cell office:value-type="string" calcext:value-type="string">
            <text:p>Teatro, Infantis, segunda coluna, segund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1.23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408902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08902.png</text:p>
          </table:table-cell>
          <table:table-cell office:value-type="string" calcext:value-type="string">
            <text:p>Teatro, Infantis, segunda coluna, segund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1.2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410025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10025.png</text:p>
          </table:table-cell>
          <table:table-cell office:value-type="string" calcext:value-type="string">
            <text:p>Teatro, Infantis, segunda coluna, antepenultim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2.06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387111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87111.png</text:p>
          </table:table-cell>
          <table:table-cell office:value-type="string" calcext:value-type="string">
            <text:p>Terceira coluna geral, segund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2.0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38751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87510.png</text:p>
          </table:table-cell>
          <table:table-cell office:value-type="string" calcext:value-type="string">
            <text:p>Terceira coluna geral, primeir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2.13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38886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88860.png</text:p>
          </table:table-cell>
          <table:table-cell office:value-type="string" calcext:value-type="string">
            <text:p>Teatro, Infantis, sext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2.2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411435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11435.png</text:p>
          </table:table-cell>
          <table:table-cell office:value-type="string" calcext:value-type="string">
            <text:p>Teatro, Infantis, sext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2.2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413029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13029.png</text:p>
          </table:table-cell>
          <table:table-cell office:value-type="string" calcext:value-type="string">
            <text:p>Teatro, Infantis, quint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2.2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41325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13250.png</text:p>
          </table:table-cell>
          <table:table-cell office:value-type="string" calcext:value-type="string">
            <text:p>Teatro, Infantis, quint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6.01.03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22069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20690.png</text:p>
          </table:table-cell>
          <table:table-cell office:value-type="string" calcext:value-type="string">
            <text:p>Teatro, Infantis, segunda coluna, primeir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6.01.04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221224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21224.png</text:p>
          </table:table-cell>
          <table:table-cell office:value-type="string" calcext:value-type="string">
            <text:p>Teatro, Infantis, antepenultim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6.01.1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223859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23859.png</text:p>
          </table:table-cell>
          <table:table-cell office:value-type="string" calcext:value-type="string">
            <text:p>Teatro, Infantis, segunda coluna, quart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6.01.1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224558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24558.png</text:p>
          </table:table-cell>
          <table:table-cell office:value-type="string" calcext:value-type="string">
            <text:p>Teatro, Infantis, quint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6.03.2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3<text:span text:style-name="T2">o</text:span> tipo do anuncio</text:p>
          </table:table-cell>
          <table:table-cell office:value-type="string" calcext:value-type="string">
            <text:p>Teatro Treze de Maio – Rua Treze de Maio, 134, Bela Vista, São Paulo, SP</text:p>
          </table:table-cell>
          <table:table-cell office:value-type="string" calcext:value-type="string">
            <text:p>4275209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75209.png</text:p>
          </table:table-cell>
          <table:table-cell office:value-type="string" calcext:value-type="string">
            <text:p>Teatro, Infantis, primeir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6.03.2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3<text:span text:style-name="T2">o</text:span> tipo do anuncio</text:p>
          </table:table-cell>
          <table:table-cell office:value-type="string" calcext:value-type="string">
            <text:p>Teatro Treze de Maio – Rua Treze de Maio, 134, Bela Vista, São Paulo, SP</text:p>
          </table:table-cell>
          <table:table-cell office:value-type="string" calcext:value-type="string">
            <text:p>4275786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75786.png</text:p>
          </table:table-cell>
          <table:table-cell office:value-type="string" calcext:value-type="string">
            <text:p>Teatro, Infantis, primeir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6.03.2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3<text:span text:style-name="T2">o</text:span> tipo do anuncio</text:p>
          </table:table-cell>
          <table:table-cell office:value-type="string" calcext:value-type="string">
            <text:p>Teatro Treze de Maio – Rua Treze de Maio, 134, Bela Vista, São Paulo, SP</text:p>
          </table:table-cell>
          <table:table-cell office:value-type="string" calcext:value-type="string">
            <text:p>4278734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78734.png</text:p>
          </table:table-cell>
          <table:table-cell office:value-type="string" calcext:value-type="string">
            <text:p>Teatro, Infantis, primeir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6.04.03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3<text:span text:style-name="T2">o</text:span> tipo do anuncio</text:p>
          </table:table-cell>
          <table:table-cell office:value-type="string" calcext:value-type="string">
            <text:p>Teatro Treze de Maio – Rua Treze de Maio, 134, Bela Vista, São Paulo, SP</text:p>
          </table:table-cell>
          <table:table-cell office:value-type="string" calcext:value-type="string">
            <text:p>423540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5400.png</text:p>
          </table:table-cell>
          <table:table-cell office:value-type="string" calcext:value-type="string">
            <text:p>Teatro, Infantis, segund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6.04.04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3<text:span text:style-name="T2">o</text:span> tipo do anuncio</text:p>
          </table:table-cell>
          <table:table-cell office:value-type="string" calcext:value-type="string">
            <text:p>Teatro Treze de Maio – Rua Treze de Maio, 134, Bela Vista, São Paulo, SP</text:p>
          </table:table-cell>
          <table:table-cell office:value-type="string" calcext:value-type="string">
            <text:p>4235695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5695.png</text:p>
          </table:table-cell>
          <table:table-cell office:value-type="string" calcext:value-type="string">
            <text:p>Teatro, Infantis, segund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6.04.1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3<text:span text:style-name="T2">o</text:span> tipo do anuncio</text:p>
          </table:table-cell>
          <table:table-cell office:value-type="string" calcext:value-type="string">
            <text:p>Teatro Treze de Maio – Rua Treze de Maio, 134, Bela Vista, São Paulo, SP</text:p>
          </table:table-cell>
          <table:table-cell office:value-type="string" calcext:value-type="string">
            <text:p>4236997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6997.png</text:p>
          </table:table-cell>
          <table:table-cell office:value-type="string" calcext:value-type="string">
            <text:p>Teatro, Infantis, terceir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6.04.1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3<text:span text:style-name="T2">o</text:span> tipo do anuncio</text:p>
          </table:table-cell>
          <table:table-cell office:value-type="string" calcext:value-type="string">
            <text:p>Teatro Treze de Maio – Rua Treze de Maio, 134, Bela Vista, São Paulo, SP</text:p>
          </table:table-cell>
          <table:table-cell office:value-type="string" calcext:value-type="string">
            <text:p>4237312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7312.png</text:p>
          </table:table-cell>
          <table:table-cell office:value-type="string" calcext:value-type="string">
            <text:p>Teatro, Infantis, segunda coluna, primeir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6.04.1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3<text:span text:style-name="T2">o</text:span> tipo do anuncio</text:p>
          </table:table-cell>
          <table:table-cell office:value-type="string" calcext:value-type="string">
            <text:p>Teatro Treze de Maio – Rua Treze de Maio, 134, Bela Vista, São Paulo, SP</text:p>
          </table:table-cell>
          <table:table-cell office:value-type="string" calcext:value-type="string">
            <text:p>4280072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80072.png</text:p>
          </table:table-cell>
          <table:table-cell office:value-type="string" calcext:value-type="string">
            <text:p>Teatro, Infantis, segunda coluna, primeir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6.04.24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3<text:span text:style-name="T2">o</text:span> tipo do anuncio</text:p>
          </table:table-cell>
          <table:table-cell office:value-type="string" calcext:value-type="string">
            <text:p>Teatro Treze de Maio – Rua Treze de Maio, 134, Bela Vista, São Paulo, SP</text:p>
          </table:table-cell>
          <table:table-cell office:value-type="string" calcext:value-type="string">
            <text:p>4281856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81856.png</text:p>
          </table:table-cell>
          <table:table-cell office:value-type="string" calcext:value-type="string">
            <text:p>Teatro, Infantis, segunda coluna, quart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6.04.2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3<text:span text:style-name="T2">o</text:span> tipo do anuncio</text:p>
          </table:table-cell>
          <table:table-cell office:value-type="string" calcext:value-type="string">
            <text:p>Teatro Treze de Maio – Rua Treze de Maio, 134, Bela Vista, São Paulo, SP</text:p>
          </table:table-cell>
          <table:table-cell office:value-type="string" calcext:value-type="string">
            <text:p>4282235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82235.png</text:p>
          </table:table-cell>
          <table:table-cell office:value-type="string" calcext:value-type="string">
            <text:p>Teatro, Infantis, segunda coluna, terceir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6.05.0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3<text:span text:style-name="T2">o</text:span> tipo do anuncio</text:p>
          </table:table-cell>
          <table:table-cell office:value-type="string" calcext:value-type="string">
            <text:p>Teatro Treze de Maio – Rua Treze de Maio, 134, Bela Vista, São Paulo, SP</text:p>
          </table:table-cell>
          <table:table-cell office:value-type="string" calcext:value-type="string">
            <text:p>4239045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9045.png</text:p>
          </table:table-cell>
          <table:table-cell office:value-type="string" calcext:value-type="string">
            <text:p>Teatro, Infantis, segunda coluna, segund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6.05.02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3<text:span text:style-name="T2">o</text:span> tipo do anuncio</text:p>
          </table:table-cell>
          <table:table-cell office:value-type="string" calcext:value-type="string">
            <text:p>Teatro Treze de Maio – Rua Treze de Maio, 134, Bela Vista, São Paulo, SP</text:p>
          </table:table-cell>
          <table:table-cell office:value-type="string" calcext:value-type="string">
            <text:p>4239168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9168.png</text:p>
          </table:table-cell>
          <table:table-cell office:value-type="string" calcext:value-type="string">
            <text:p>Teatro, Infantis, segunda coluna, primeir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7.05.24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Movimento Ensaio na Praça</text:p>
          </table:table-cell>
          <table:table-cell table:content-validation-name="val2" office:value-type="string" calcext:value-type="string">
            <text:p>Grupo Lwalaba e outros</text:p>
          </table:table-cell>
          <table:table-cell office:value-type="string" calcext:value-type="string">
            <text:p>Teatro da Praça – Rua Apa, 298, Campos Elíseos, São Paulo, SP</text:p>
          </table:table-cell>
          <table:table-cell office:value-type="string" calcext:value-type="string">
            <text:p>4317199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7199.png</text:p>
          </table:table-cell>
          <table:table-cell office:value-type="string" calcext:value-type="string">
            <text:p>Acontece, Música, Festanç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7.05.3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Movimento Ensaio na Praça</text:p>
          </table:table-cell>
          <table:table-cell table:content-validation-name="val2" office:value-type="string" calcext:value-type="string">
            <text:p>Grupo Lwalaba (foto) e outros</text:p>
          </table:table-cell>
          <table:table-cell/>
          <table:table-cell office:value-type="string" calcext:value-type="string">
            <text:p>4318401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318401.png</text:p>
          </table:table-cell>
          <table:table-cell office:value-type="string" calcext:value-type="string">
            <text:p>No chorinho, os Encontros Nacional e Paulist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7.05.3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Movimento Ensaio na Praça</text:p>
          </table:table-cell>
          <table:table-cell table:content-validation-name="val2" office:value-type="string" calcext:value-type="string">
            <text:p>Grupo Lwalaba e Eliane Estevão</text:p>
          </table:table-cell>
          <table:table-cell/>
          <table:table-cell office:value-type="string" calcext:value-type="string">
            <text:p>4318583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8583.png</text:p>
          </table:table-cell>
          <table:table-cell office:value-type="string" calcext:value-type="string">
            <text:p>Acontece, Música, Festanç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7.09.0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Movimento Ensaio na Praça</text:p>
          </table:table-cell>
          <table:table-cell table:content-validation-name="val2" office:value-type="string" calcext:value-type="string">
            <text:p>Grupo Lwalaba e Eliane Estevão</text:p>
          </table:table-cell>
          <table:table-cell/>
          <table:table-cell office:value-type="string" calcext:value-type="string">
            <text:p>4261956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261956.png</text:p>
          </table:table-cell>
          <table:table-cell office:value-type="string" calcext:value-type="string">
            <text:p>Para quem vai sair, África e Nordeste numa Festança à meia-noi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7.10.0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Pulando Corda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Teatro João Caetano – Rua Borges Lagoa, 650, Vila Clementino, São Paulo, SP</text:p>
          </table:table-cell>
          <table:table-cell office:value-type="string" calcext:value-type="string">
            <text:p>4264101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64101.png</text:p>
          </table:table-cell>
          <table:table-cell office:value-type="string" calcext:value-type="string">
            <text:p>Sexta linha, terceira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7.11.0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Pulando Corda</text:p>
          </table:table-cell>
          <table:table-cell table:content-validation-name="val2" office:value-type="string" calcext:value-type="string">
            <text:p>Selma Egrei</text:p>
          </table:table-cell>
          <table:table-cell office:value-type="string" calcext:value-type="string">
            <text:p>Teatro Oficina – Rua Jaceguai, 520, Bixiga, São Paulo, SP</text:p>
          </table:table-cell>
          <table:table-cell office:value-type="string" calcext:value-type="string">
            <text:p>4266939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266939.png</text:p>
          </table:table-cell>
          <table:table-cell office:value-type="string" calcext:value-type="string">
            <text:p>Teatro, segunda coluna, “Pulando Corda” em outro teatr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7.12.22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Sem Retoque</text:p>
          </table:table-cell>
          <table:table-cell table:content-validation-name="val2" office:value-type="string" calcext:value-type="string">
            <text:p>Breve descrição da peça (foto)</text:p>
          </table:table-cell>
          <table:table-cell office:value-type="string" calcext:value-type="string">
            <text:p>Teatro de Arena Eugênio Kusnet – Rua Doutor Teodoro Baima, 94, Vila Buarque, São Paulo, SP</text:p>
          </table:table-cell>
          <table:table-cell office:value-type="string" calcext:value-type="string">
            <text:p>432996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29960.png</text:p>
          </table:table-cell>
          <table:table-cell office:value-type="string" calcext:value-type="string">
            <text:p>“Sem Retoque”, a peça da meia-noi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7.12.23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Sem Retoque</text:p>
          </table:table-cell>
          <table:table-cell table:content-validation-name="val2" office:value-type="string" calcext:value-type="string">
            <text:p>Breve descrição da peça (foto)</text:p>
          </table:table-cell>
          <table:table-cell office:value-type="string" calcext:value-type="string">
            <text:p>Teatro de Arena Eugênio Kusnet – Rua Doutor Teodoro Baima, 94, Vila Buarque, São Paulo, SP</text:p>
          </table:table-cell>
          <table:table-cell office:value-type="string" calcext:value-type="string">
            <text:p>4330110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330110.png</text:p>
          </table:table-cell>
          <table:table-cell office:value-type="string" calcext:value-type="string">
            <text:p>À meia-noite a verdade, “Sem Retoque”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3.2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Inauguração do espaço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281204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81204.png</text:p>
          </table:table-cell>
          <table:table-cell office:value-type="string" calcext:value-type="string">
            <text:p>“Missa do Vaqueiro” inaugura teatr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3.2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Bela reportagem sobre a peça (foto com Irene)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282766h.png</text:p>
          </table:table-cell>
          <table:table-cell table:content-validation-name="val3" office:value-type="string" calcext:value-type="string">
            <text:p>Alto</text:p>
          </table:table-cell>
          <table:table-cell office:value-type="string" calcext:value-type="string">
            <text:p>4282766.png</text:p>
          </table:table-cell>
          <table:table-cell office:value-type="string" calcext:value-type="string">
            <text:p>A missa do vaqueiro transformada em peç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4.0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235021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5021.png</text:p>
          </table:table-cell>
          <table:table-cell office:value-type="string" calcext:value-type="string">
            <text:p>Rezas de Sol para a Missa do Vaqueiro, sétima linha, primeira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4.04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235845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5845.png</text:p>
          </table:table-cell>
          <table:table-cell office:value-type="string" calcext:value-type="string">
            <text:p>Rezas de Sol para a Missa do Vaqueiro, primeira linha, primeira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4.0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236046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6046.png</text:p>
          </table:table-cell>
          <table:table-cell office:value-type="string" calcext:value-type="string">
            <text:p>Rezas de Sol para a Missa do Vaqueiro, primeira linha, segunda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4.0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236488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6488.png</text:p>
          </table:table-cell>
          <table:table-cell office:value-type="string" calcext:value-type="string">
            <text:p>Teatro, Rezas de Sol para a Missa do Vaqueiro, em cima da imagem “Quebrada!”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4.0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236505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6505.png</text:p>
          </table:table-cell>
          <table:table-cell office:value-type="string" calcext:value-type="string">
            <text:p>Rezas de Sol para a Missa do Vaqueiro, setima linha, segunda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4.13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237908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7908.png</text:p>
          </table:table-cell>
          <table:table-cell office:value-type="string" calcext:value-type="string">
            <text:p>Teatro, Rezas de Sol para a Missa do Vaqueiro, em cima da imagem “O Ultimo”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4.16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306754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06754.png</text:p>
          </table:table-cell>
          <table:table-cell office:value-type="string" calcext:value-type="string">
            <text:p>Rezas de Sol para a Missa do Vaqueiro, quarta linha, terceira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4.2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308822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08822.png</text:p>
          </table:table-cell>
          <table:table-cell office:value-type="string" calcext:value-type="string">
            <text:p>Rezas de Sol para a Missa do Vaqueiro, quarta linha, segunda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4.2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311244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1244.png</text:p>
          </table:table-cell>
          <table:table-cell office:value-type="string" calcext:value-type="string">
            <text:p>Rezas de Sol para a Missa do Vaqueir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4.3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312446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2446.png</text:p>
          </table:table-cell>
          <table:table-cell office:value-type="string" calcext:value-type="string">
            <text:p>Rezas de Sol para a Missa do Vaqueir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5.0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27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I0179512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79512-20Alt=002777Lar=001884LargOri=004463AltOri=006581.JPG</text:p>
          </table:table-cell>
          <table:table-cell office:value-type="string" calcext:value-type="string">
            <text:p>Teatro, Rezas de sol para a missa do vaqueir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5.0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241229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41229.png</text:p>
          </table:table-cell>
          <table:table-cell office:value-type="string" calcext:value-type="string">
            <text:p>Rezas de Sol para a Missa do Vaqueir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5.1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24154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41540.png</text:p>
          </table:table-cell>
          <table:table-cell office:value-type="string" calcext:value-type="string">
            <text:p>Rezas de Sol para a Missa do Vaqueir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5.13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241848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41848.png</text:p>
          </table:table-cell>
          <table:table-cell office:value-type="string" calcext:value-type="string">
            <text:p>Rezas de Sol para a Missa do Vaqueir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5.1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316296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6296.png</text:p>
          </table:table-cell>
          <table:table-cell office:value-type="string" calcext:value-type="string">
            <text:p>Rezas de Sol para a Missa do Vaqueir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5.1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316499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6499.png</text:p>
          </table:table-cell>
          <table:table-cell office:value-type="string" calcext:value-type="string">
            <text:p>Rezas de Sol para a Missa do Vaqueir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5.2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316636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6636.png</text:p>
          </table:table-cell>
          <table:table-cell office:value-type="string" calcext:value-type="string">
            <text:p>Rezas de Sol para a Missa do Vaqueir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5.2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317659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7659.png</text:p>
          </table:table-cell>
          <table:table-cell office:value-type="string" calcext:value-type="string">
            <text:p>Rezas de Sol para a Missa do Vaqueir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5.26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317817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7817.png</text:p>
          </table:table-cell>
          <table:table-cell office:value-type="string" calcext:value-type="string">
            <text:p>Rezas de Sol para a Missa do Vaqueir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5.2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317949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7949.png</text:p>
          </table:table-cell>
          <table:table-cell office:value-type="string" calcext:value-type="string">
            <text:p>Rezas de Sol para a Missa do Vaqueir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5.2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318186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8186.png</text:p>
          </table:table-cell>
          <table:table-cell office:value-type="string" calcext:value-type="string">
            <text:p>Rezas de Sol para a Missa do Vaqueir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0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Tribuna da Imprensa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8767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31495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31495-2Alt=002269Lar=001884LargOri=004746AltOri=005717.JPG</text:p>
          </table:table-cell>
          <table:table-cell office:value-type="string" calcext:value-type="string">
            <text:p>Síntese, Missa do Vaqueiro, 2a. colun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0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58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/>
          <table:table-cell office:value-type="string" calcext:value-type="string">
            <text:p>I0181222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1222-20Alt=002781Lar=001884LargOri=004559AltOri=006730.JPG</text:p>
          </table:table-cell>
          <table:table-cell office:value-type="string" calcext:value-type="string">
            <text:p>Teatro, Os primeiros “mambembáveis” do ano, terceira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0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152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Estreia no Rio. Irene citada como responsável da direção musical. Eliane Estevão no elenc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table:style-name="ce4" office:value-type="string" calcext:value-type="string">
            <text:p>I0118616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I0118616-2Alt=003033Lar=001884LargOri=004105AltOri=006609.JPG</text:p>
          </table:table-cell>
          <table:table-cell office:value-type="string" calcext:value-type="string">
            <text:p>Cena Aberta, “Missa do Vaqueiro” estréia no Rio, 1a. coluna, 4o. parágraf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09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62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Descrição bacana da peça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1400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I0181400-20Alt=002746Lar=001884LargOri=004559AltOri=006646.JPG</text:p>
          </table:table-cell>
          <table:table-cell office:value-type="string" calcext:value-type="string">
            <text:p>A Próxima semana, Missa nordestina lança teatro na Funarte, penúltimo parágra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1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63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1450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1450-20Alt=002813Lar=001884LargOri=004499AltOri=006719.JPG</text:p>
          </table:table-cell>
          <table:table-cell office:value-type="string" calcext:value-type="string">
            <text:p>Agenda, último item da primeira coluna, ela aparece na segund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1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68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Estreia no Rio. Irene citada como responsável da direção musical. Eliane Estevão no elenc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1722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I0181722-20Alt=002753Lar=001884LargOri=004582AltOri=006698.JPG</text:p>
          </table:table-cell>
          <table:table-cell office:value-type="string" calcext:value-type="string">
            <text:p>Teatro, primeir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16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69 (2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Sobre a estreia no Rio. Descrição muito legal da peça, inclusive citando alguns versos de músicas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1768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I0181768-A0Alt=003024Lar=002022LargOri=004494AltOri=006721.JPG</text:p>
          </table:table-cell>
          <table:table-cell office:value-type="string" calcext:value-type="string">
            <text:p>Missa rezada na Funarte, último parágra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16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69 (2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1771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1771-A0Alt=003024Lar=002022LargOri=004495AltOri=006719.JPG</text:p>
          </table:table-cell>
          <table:table-cell office:value-type="string" calcext:value-type="string">
            <text:p>Teatro, começo da terceira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1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70 (2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182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1824-A0Alt=002985Lar=002012LargOri=004469AltOri=006632.JPG</text:p>
          </table:table-cell>
          <table:table-cell office:value-type="string" calcext:value-type="string">
            <text:p>Teatro, primeir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1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71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187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1874-A0Alt=002990Lar=002016LargOri=004480AltOri=006644.JPG</text:p>
          </table:table-cell>
          <table:table-cell office:value-type="string" calcext:value-type="string">
            <text:p>Teatro, primeir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2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73 (2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Crítica do espetácul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2004.png</text:p>
          </table:table-cell>
          <table:table-cell table:content-validation-name="val3" office:value-type="string" calcext:value-type="string">
            <text:p>Alto</text:p>
          </table:table-cell>
          <table:table-cell office:value-type="string" calcext:value-type="string">
            <text:p>I0182004-A0Alt=003015Lar=002018LargOri=004482AltOri=006700.JPG</text:p>
          </table:table-cell>
          <table:table-cell office:value-type="string" calcext:value-type="string">
            <text:p>Teatro, vaqueiros conservadores, primeiro parágra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2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73 (2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2005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2005-A0Alt=003015Lar=002018LargOri=004482AltOri=006700.JPG</text:p>
          </table:table-cell>
          <table:table-cell office:value-type="string" calcext:value-type="string">
            <text:p>Teatro, primeir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2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166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Irene citada como responsável da direção musical. Eliane Estevão no elenc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table:style-name="ce5" office:value-type="string" calcext:value-type="string">
            <text:p>I011930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19304-2Alt=003012Lar=001884LargOri=004124AltOri=006593.JPG</text:p>
          </table:table-cell>
          <table:table-cell office:value-type="string" calcext:value-type="string">
            <text:p>Cena Aberta, “Missa do Vaqueiro” estréia no Rio, 1a. coluna, 3o. parágraf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2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74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2050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2050-A0Alt=003014Lar=002024LargOri=004498AltOri=006697.JPG</text:p>
          </table:table-cell>
          <table:table-cell office:value-type="string" calcext:value-type="string">
            <text:p>Teatro, primeir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22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74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2091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2091-A0Alt=002986Lar=002022LargOri=004493AltOri=006637.JPG</text:p>
          </table:table-cell>
          <table:table-cell office:value-type="string" calcext:value-type="string">
            <text:p>Teatro, segund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23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76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213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2134-A0Alt=003003Lar=002022LargOri=004492AltOri=006672.JPG</text:p>
          </table:table-cell>
          <table:table-cell office:value-type="string" calcext:value-type="string">
            <text:p>Teatro, segund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24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77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2191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2191-A0Alt=002985Lar=001995LargOri=004432AltOri=006632.JPG</text:p>
          </table:table-cell>
          <table:table-cell office:value-type="string" calcext:value-type="string">
            <text:p>Teatro, segund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26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O Fluminense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2529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56156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56156-2Alt=002714Lar=001884LargOri=003933AltOri=005666.JPG</text:p>
          </table:table-cell>
          <table:table-cell office:value-type="string" calcext:value-type="string">
            <text:p>Teatro, Rio, Rezas de Sol para a Missa do Vaqueir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2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O Fluminense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2526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56208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56208-2Alt=002721Lar=001884LargOri=003900AltOri=005633.JPG</text:p>
          </table:table-cell>
          <table:table-cell office:value-type="string" calcext:value-type="string">
            <text:p>Teatro, Rio, Rezas de Sol para a Missa do Vaqueir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2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80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2375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2375-A0Alt=003006Lar=002038LargOri=004531AltOri=006681.JPG</text:p>
          </table:table-cell>
          <table:table-cell office:value-type="string" calcext:value-type="string">
            <text:p>Teatro, segund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2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81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241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2414-A0Alt=003003Lar=002019LargOri=004485AltOri=006674.JPG</text:p>
          </table:table-cell>
          <table:table-cell office:value-type="string" calcext:value-type="string">
            <text:p>Teatro, terceir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29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O Fluminense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2528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5625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56254-2Alt=002694Lar=001884LargOri=003941AltOri=005633.JPG</text:p>
          </table:table-cell>
          <table:table-cell office:value-type="string" calcext:value-type="string">
            <text:p>Teatro, Rio, Rezas de Sol para a Missa do Vaqueir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29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82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2461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2461-A0Alt=003012Lar=002022LargOri=004492AltOri=006695.JPG</text:p>
          </table:table-cell>
          <table:table-cell office:value-type="string" calcext:value-type="string">
            <text:p>Teatro, terceir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3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O Fluminense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2530B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56297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56297-2Alt=002694Lar=001884LargOri=003941AltOri=005633.JPG</text:p>
          </table:table-cell>
          <table:table-cell office:value-type="string" calcext:value-type="string">
            <text:p>Teatro, Rio, Rezas de Sol para a Missa do Vaqueir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3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83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2510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2510-20Alt=002809Lar=001884LargOri=004492AltOri=006701.JPG</text:p>
          </table:table-cell>
          <table:table-cell office:value-type="string" calcext:value-type="string">
            <text:p>Teatro, primeir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0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84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256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2564-20Alt=002789Lar=001884LargOri=004469AltOri=006618.JPG</text:p>
          </table:table-cell>
          <table:table-cell office:value-type="string" calcext:value-type="string">
            <text:p>Teatro, primeir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03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O Fluminense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2531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56368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56368-2Alt=002658Lar=001884LargOri=004006AltOri=005653.JPG</text:p>
          </table:table-cell>
          <table:table-cell office:value-type="string" calcext:value-type="string">
            <text:p>Teatro, Rio, Rezas de Sol para a Missa do Vaqueir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04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179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Diz que a Irene era pernambucana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1993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19934-2Alt=003021Lar=001884LargOri=004096AltOri=006569.JPG</text:p>
          </table:table-cell>
          <table:table-cell office:value-type="string" calcext:value-type="string">
            <text:p>Opinião, Rezas de Sol, 2a. colun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04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87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2751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2751-20Alt=002767Lar=001884LargOri=004558AltOri=006694.JPG</text:p>
          </table:table-cell>
          <table:table-cell office:value-type="string" calcext:value-type="string">
            <text:p>Teatro, primeir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0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O Fluminense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2533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56422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56422-2Alt=002665Lar=001884LargOri=003996AltOri=005654.JPG</text:p>
          </table:table-cell>
          <table:table-cell office:value-type="string" calcext:value-type="string">
            <text:p>Teatro, Rio, Rezas de Sol para a Missa do Vaqueir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0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88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2795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2795-20Alt=002794Lar=001884LargOri=004483AltOri=006650.JPG</text:p>
          </table:table-cell>
          <table:table-cell office:value-type="string" calcext:value-type="string">
            <text:p>Teatro, primeir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06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O Fluminense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2533 (2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56442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56442-2Alt=002665Lar=001884LargOri=003996AltOri=005654.JPG</text:p>
          </table:table-cell>
          <table:table-cell office:value-type="string" calcext:value-type="string">
            <text:p>Teatro, Rio, Rezas de Sol para a Missa do Vaqueir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06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89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283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2834-20Alt=002793Lar=001884LargOri=004483AltOri=006647.JPG</text:p>
          </table:table-cell>
          <table:table-cell office:value-type="string" calcext:value-type="string">
            <text:p>Teatro, primeir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0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90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2878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2878-20Alt=002758Lar=001884LargOri=004504AltOri=006592.JPG</text:p>
          </table:table-cell>
          <table:table-cell office:value-type="string" calcext:value-type="string">
            <text:p>Teatro, quint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0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O Fluminense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2536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56508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56508-2Alt=002661Lar=001884LargOri=004002AltOri=005652.JPG</text:p>
          </table:table-cell>
          <table:table-cell office:value-type="string" calcext:value-type="string">
            <text:p>Teatro, Rio, Rezas de Sol para a Missa do Vaqueir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0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91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2916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2916-20Alt=002765Lar=001884LargOri=004545AltOri=006674.JPG</text:p>
          </table:table-cell>
          <table:table-cell office:value-type="string" calcext:value-type="string">
            <text:p>Teatro, segund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1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O Fluminense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2537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56552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56552-2Alt=002658Lar=001884LargOri=004005AltOri=005654.JPG</text:p>
          </table:table-cell>
          <table:table-cell office:value-type="string" calcext:value-type="string">
            <text:p>Teatro, Rio, Rezas de Sol para a Missa do Vaqueir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1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94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3097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3097-20Alt=002775Lar=001884LargOri=004517AltOri=006654.JPG</text:p>
          </table:table-cell>
          <table:table-cell office:value-type="string" calcext:value-type="string">
            <text:p>Teatro, segund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12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O Fluminense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2539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56608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56608-2Alt=002678Lar=001884LargOri=003993AltOri=005678.JPG</text:p>
          </table:table-cell>
          <table:table-cell office:value-type="string" calcext:value-type="string">
            <text:p>Teatro, Rio, Rezas de Sol para a Missa do Vaqueir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12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O Fluminense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2540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56628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56628-2Alt=002677Lar=001884LargOri=004000AltOri=005684.JPG</text:p>
          </table:table-cell>
          <table:table-cell office:value-type="string" calcext:value-type="string">
            <text:p>Teatro, Rio, Rezas de Sol para a Missa do Vaqueir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12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95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3137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3137-20Alt=002800Lar=001884LargOri=004477AltOri=006654.JPG</text:p>
          </table:table-cell>
          <table:table-cell office:value-type="string" calcext:value-type="string">
            <text:p>Teatro, segund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13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96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3173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3173-20Alt=002762Lar=001884LargOri=004525AltOri=006637.JPG</text:p>
          </table:table-cell>
          <table:table-cell office:value-type="string" calcext:value-type="string">
            <text:p>Teatro, primeiro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14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97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3219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3219-20Alt=002785Lar=001884LargOri=004491AltOri=006637.JPG</text:p>
          </table:table-cell>
          <table:table-cell office:value-type="string" calcext:value-type="string">
            <text:p>Teatro, segund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1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O Fluminense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2542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56696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56696-2Alt=002665Lar=001884LargOri=004008AltOri=005667.JPG</text:p>
          </table:table-cell>
          <table:table-cell office:value-type="string" calcext:value-type="string">
            <text:p>Teatro, Rio, Rezas de Sol para a Missa do Vaqueir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1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98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3256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3256-20Alt=002766Lar=001884LargOri=004518AltOri=006630.JPG</text:p>
          </table:table-cell>
          <table:table-cell office:value-type="string" calcext:value-type="string">
            <text:p>Teatro, segund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1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01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3458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3458-20Alt=002798Lar=001884LargOri=004485AltOri=006663.JPG</text:p>
          </table:table-cell>
          <table:table-cell office:value-type="string" calcext:value-type="string">
            <text:p>Teatro, primeir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19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02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3499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3499-20Alt=002827Lar=001884LargOri=004444AltOri=006666.JPG</text:p>
          </table:table-cell>
          <table:table-cell office:value-type="string" calcext:value-type="string">
            <text:p>Teatro, primeir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2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03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3542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3542-20Alt=002827Lar=001884LargOri=004437AltOri=006656.JPG</text:p>
          </table:table-cell>
          <table:table-cell office:value-type="string" calcext:value-type="string">
            <text:p>Teatro, primeir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2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04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3583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3583-20Alt=002825Lar=001884LargOri=004437AltOri=006652.JPG</text:p>
          </table:table-cell>
          <table:table-cell office:value-type="string" calcext:value-type="string">
            <text:p>Teatro, primeir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22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05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3621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3621-20Alt=002818Lar=001884LargOri=004458AltOri=006667.JPG</text:p>
          </table:table-cell>
          <table:table-cell office:value-type="string" calcext:value-type="string">
            <text:p>Teatro, primeir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2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08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3818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3818-20Alt=002822Lar=001884LargOri=004478AltOri=006707.JPG</text:p>
          </table:table-cell>
          <table:table-cell office:value-type="string" calcext:value-type="string">
            <text:p>Teatro, quart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26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09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3860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3860-20Alt=002811Lar=001884LargOri=004478AltOri=006679.JPG</text:p>
          </table:table-cell>
          <table:table-cell office:value-type="string" calcext:value-type="string">
            <text:p>Teatro, quart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2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10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390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3904-20Alt=002812Lar=001884LargOri=004465AltOri=006667.JPG</text:p>
          </table:table-cell>
          <table:table-cell office:value-type="string" calcext:value-type="string">
            <text:p>Teatro, quart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2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11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395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3954-20Alt=002806Lar=001884LargOri=004478AltOri=006666.JPG</text:p>
          </table:table-cell>
          <table:table-cell office:value-type="string" calcext:value-type="string">
            <text:p>Teatro, quart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29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12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3993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3993-20Alt=002806Lar=001884LargOri=004478AltOri=006666.JPG</text:p>
          </table:table-cell>
          <table:table-cell office:value-type="string" calcext:value-type="string">
            <text:p>Teatro, segund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8.0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15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4199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4199-20Alt=002825Lar=001884LargOri=004465AltOri=006697.JPG</text:p>
          </table:table-cell>
          <table:table-cell office:value-type="string" calcext:value-type="string">
            <text:p>Teatro, terceiro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8.02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16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4237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4237-20Alt=002822Lar=001884LargOri=004465AltOri=006690.JPG</text:p>
          </table:table-cell>
          <table:table-cell office:value-type="string" calcext:value-type="string">
            <text:p>Teatro, terceiro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8.03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17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4273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4273-20Alt=002826Lar=001884LargOri=004385AltOri=006580.JPG</text:p>
          </table:table-cell>
          <table:table-cell office:value-type="string" calcext:value-type="string">
            <text:p>Teatro, terceiro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8.04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Tribuna da Imprensa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8818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Meu Santo é Forte</text:p>
          </table:table-cell>
          <table:table-cell table:content-validation-name="val2" office:value-type="string" calcext:value-type="string">
            <text:p>Walter Pini citado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32135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32135-2Alt=002246Lar=001884LargOri=004736AltOri=005647.JPG</text:p>
          </table:table-cell>
          <table:table-cell office:value-type="string" calcext:value-type="string">
            <text:p>Síntese, Meu santo é forte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8.04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18 (2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4319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4319-20Alt=002836Lar=001884LargOri=004468AltOri=006723.JPG</text:p>
          </table:table-cell>
          <table:table-cell office:value-type="string" calcext:value-type="string">
            <text:p>Teatro, segund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8.04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18 (2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Meu Santo é Forte</text:p>
          </table:table-cell>
          <table:table-cell table:content-validation-name="val2" office:value-type="string" calcext:value-type="string">
            <text:p>Estreia do “recital” Meu Santo é Forte com Eliana Estevã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4320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4320-20Alt=002836Lar=001884LargOri=004468AltOri=006723.JPG</text:p>
          </table:table-cell>
          <table:table-cell office:value-type="string" calcext:value-type="string">
            <text:p>Show, Violado até a Amazônia, primeira coli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8.0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19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4362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4362-20Alt=002805Lar=001884LargOri=004485AltOri=006681.JPG</text:p>
          </table:table-cell>
          <table:table-cell office:value-type="string" calcext:value-type="string">
            <text:p>Teatro, segund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8.0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22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4552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4552-20Alt=002842Lar=001884LargOri=004419AltOri=006665.JPG</text:p>
          </table:table-cell>
          <table:table-cell office:value-type="string" calcext:value-type="string">
            <text:p>Teatro, terceir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8.09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23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4590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4590-20Alt=002670Lar=001884LargOri=004579AltOri=006489.JPG</text:p>
          </table:table-cell>
          <table:table-cell office:value-type="string" calcext:value-type="string">
            <text:p>Teatro, terceir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8.1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24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4635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4635-20Alt=002837Lar=001884LargOri=004433AltOri=006676.JPG</text:p>
          </table:table-cell>
          <table:table-cell office:value-type="string" calcext:value-type="string">
            <text:p>Teatro, quart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8.1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25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4680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4680-20Alt=002830Lar=001884LargOri=004432AltOri=006661.JPG</text:p>
          </table:table-cell>
          <table:table-cell office:value-type="string" calcext:value-type="string">
            <text:p>Teatro, quart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8.1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25 (2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Meu Santo é Forte</text:p>
          </table:table-cell>
          <table:table-cell table:content-validation-name="val2" office:value-type="string" calcext:value-type="string">
            <text:p>Eliane Estevão e Walter Pini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4681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4681-20Alt=002830Lar=001884LargOri=004432AltOri=006661.JPG</text:p>
          </table:table-cell>
          <table:table-cell office:value-type="string" calcext:value-type="string">
            <text:p>Teatro, Meu santo é forte c/ Pini, primeira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8.12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26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4720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4720-20Alt=002784Lar=001884LargOri=004500AltOri=006649.JPG</text:p>
          </table:table-cell>
          <table:table-cell office:value-type="string" calcext:value-type="string">
            <text:p>Teatro, quart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8.1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29 (1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Meu Santo é Forte</text:p>
          </table:table-cell>
          <table:table-cell table:content-validation-name="val2" office:value-type="string" calcext:value-type="string">
            <text:p>Eliane Estevão e Walter Pini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4910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4910-20Alt=002839Lar=001884LargOri=004372AltOri=006589.JPG</text:p>
          </table:table-cell>
          <table:table-cell office:value-type="string" calcext:value-type="string">
            <text:p>Show, Meu santo é forte c/ Pini, primeira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8.16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Tribuna da Imprensa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8828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Meu Santo é Forte</text:p>
          </table:table-cell>
          <table:table-cell table:content-validation-name="val2" office:value-type="string" calcext:value-type="string">
            <text:p>Walter Pini, violã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32263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I0032263-2Alt=002244Lar=001884LargOri=004729AltOri=005633.JPG</text:p>
          </table:table-cell>
          <table:table-cell office:value-type="string" calcext:value-type="string">
            <text:p>Síntese, Meu santo é forte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8.16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30 (1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Meu Santo é Forte</text:p>
          </table:table-cell>
          <table:table-cell table:content-validation-name="val2" office:value-type="string" calcext:value-type="string">
            <text:p>Eliane Estevão e Walter Pini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4943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4943-20Alt=002790Lar=001884LargOri=004505AltOri=006675.JPG</text:p>
          </table:table-cell>
          <table:table-cell office:value-type="string" calcext:value-type="string">
            <text:p>Show, Teatro, Meu santo é forte c/ Pini, primeira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8.1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31 (1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Meu Santo é Forte</text:p>
          </table:table-cell>
          <table:table-cell table:content-validation-name="val2" office:value-type="string" calcext:value-type="string">
            <text:p>Eliane Estevão e Walter Pini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4987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4987-20Alt=002782Lar=001884LargOri=004555AltOri=006723.JPG</text:p>
          </table:table-cell>
          <table:table-cell office:value-type="string" calcext:value-type="string">
            <text:p>Show, Meu santo é forte c/ Pini, primeira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8.1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32 (1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Meu Santo é Forte</text:p>
          </table:table-cell>
          <table:table-cell table:content-validation-name="val2" office:value-type="string" calcext:value-type="string">
            <text:p>Eliane Estevão e Walter Pini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5032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5032-20Alt=002789Lar=001884LargOri=004545AltOri=006730.JPG</text:p>
          </table:table-cell>
          <table:table-cell office:value-type="string" calcext:value-type="string">
            <text:p>Teatro, Meu santo é forte c/ Pini, primeira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9.1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62 (1)</text:p>
          </table:table-cell>
          <table:table-cell table:content-validation-name="val1" office:value-type="string" calcext:value-type="string">
            <text:p>Prêmio</text:p>
          </table:table-cell>
          <table:table-cell office:value-type="string" calcext:value-type="string">
            <text:p>Mambembe 78</text:p>
          </table:table-cell>
          <table:table-cell table:content-validation-name="val2" office:value-type="string" calcext:value-type="string">
            <text:p>Indicação na categoria especial por Missa do Vaqueiro</text:p>
          </table:table-cell>
          <table:table-cell/>
          <table:table-cell office:value-type="string" calcext:value-type="string">
            <text:p>I0186665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6665-20Alt=002864Lar=001884LargOri=004438AltOri=006742.JPG</text:p>
          </table:table-cell>
          <table:table-cell office:value-type="string" calcext:value-type="string">
            <text:p><text:s text:c="5"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11.1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Palomares</text:p>
          </table:table-cell>
          <table:table-cell table:content-validation-name="val2" office:value-type="string" calcext:value-type="string">
            <text:p>Descrição da peça.</text:p>
          </table:table-cell>
          <table:table-cell office:value-type="string" calcext:value-type="string">
            <text:p>Teatro de Arena Eugênio Kusnet – Rua Doutor Teodoro Baima, 94, Vila Buarque, São Paulo, SP</text:p>
          </table:table-cell>
          <table:table-cell office:value-type="string" calcext:value-type="string">
            <text:p>4425980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425980.png</text:p>
          </table:table-cell>
          <table:table-cell office:value-type="string" calcext:value-type="string">
            <text:p>Teatro/Crítica, Os bonecos encantados enfrentam as bombas</text:p>
          </table:table-cell>
          <table:table-cell office:value-type="string" calcext:value-type="string">
            <text:p>https://pt.wikipedia.org/wiki/Incidente_Palomares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978.12.2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263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ambembe 78</text:p>
          </table:table-cell>
          <table:table-cell table:content-validation-name="val2" office:value-type="string" calcext:value-type="string">
            <text:p>Indicação na categoria especial por Missa do Vaqueiro</text:p>
          </table:table-cell>
          <table:table-cell/>
          <table:table-cell office:value-type="string" calcext:value-type="string">
            <text:p>I019196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91964-20Alt=002814Lar=001884LargOri=004471AltOri=006677.JPG</text:p>
          </table:table-cell>
          <table:table-cell office:value-type="string" calcext:value-type="string">
            <text:p>Teatro, Não faltaram boas interpretações, último parágra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2.0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301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ambembe 78</text:p>
          </table:table-cell>
          <table:table-cell table:content-validation-name="val2" office:value-type="string" calcext:value-type="string">
            <text:p>Indicação na categoria especial por Missa do Vaqueiro</text:p>
          </table:table-cell>
          <table:table-cell/>
          <table:table-cell office:value-type="string" calcext:value-type="string">
            <text:p>I0193950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93950-20Alt=002915Lar=001884LargOri=004440AltOri=006871.JPG</text:p>
          </table:table-cell>
          <table:table-cell office:value-type="string" calcext:value-type="string">
            <text:p>Teatro, Mambembes na reta final, primeiro parágrafo lá em baix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3.1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A Luta Democratica : Um jornal de luta feito por homens que lutam pelos que não podem lutar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7757</text:p>
          </table:table-cell>
          <table:table-cell table:content-validation-name="val1" office:value-type="string" calcext:value-type="string">
            <text:p>Prêmio</text:p>
          </table:table-cell>
          <table:table-cell office:value-type="string" calcext:value-type="string">
            <text:p>Mambembe 78</text:p>
          </table:table-cell>
          <table:table-cell table:content-validation-name="val2" office:value-type="string" calcext:value-type="string">
            <text:p>Indicação na categoria especial por Missa do Vaqueiro</text:p>
          </table:table-cell>
          <table:table-cell/>
          <table:table-cell office:value-type="string" calcext:value-type="string">
            <text:p>I0065752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65752-2Alt=002867Lar=001884LargOri=003901AltOri=005937.JPG</text:p>
          </table:table-cell>
          <table:table-cell office:value-type="string" calcext:value-type="string">
            <text:p>A noite é o espetáculo, 2a. colun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4.0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Tribuna da Imprensa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9019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Artista convidado.</text:p>
          </table:table-cell>
          <table:table-cell/>
          <table:table-cell office:value-type="string" calcext:value-type="string">
            <text:p>I003481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34814-2Alt=002672Lar=001884LargOri=004746AltOri=006731.JPG</text:p>
          </table:table-cell>
          <table:table-cell office:value-type="string" calcext:value-type="string">
            <text:p>Eventos, Projeto Pixinguinha-79, 2a. colun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4.03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ário de 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Edição 10712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Artista convidado.</text:p>
          </table:table-cell>
          <table:table-cell/>
          <table:table-cell office:value-type="string" calcext:value-type="string">
            <text:p>I0031737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31737-2Alt=002995Lar=001884LargOri=004092AltOri=006505.JPG</text:p>
          </table:table-cell>
          <table:table-cell office:value-type="string" calcext:value-type="string">
            <text:p>“Projeto Pixinguinha” volta a Natal em julho, 2a. coluna, 1o. parágraf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4.0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O Fluminense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2764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Artista convidado.</text:p>
          </table:table-cell>
          <table:table-cell/>
          <table:table-cell office:value-type="string" calcext:value-type="string">
            <text:p>I0065142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65142-2Alt=002712Lar=001884LargOri=003899AltOri=005614.JPG</text:p>
          </table:table-cell>
          <table:table-cell office:value-type="string" calcext:value-type="string">
            <text:p>O Projeto Pixinguinha para 79, 2a. coluna, 1o. parágraf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4.06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a Tarde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23877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Artista convidado.</text:p>
          </table:table-cell>
          <table:table-cell/>
          <table:table-cell office:value-type="string" calcext:value-type="string">
            <text:p>I014340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43404-2Alt=002682Lar=001884LargOri=004083AltOri=005812.JPG</text:p>
          </table:table-cell>
          <table:table-cell office:value-type="string" calcext:value-type="string">
            <text:p>Pixinguinha tem novas normas e a sua pré-estréia, Os critérios para 7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4.0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ário do Paraná: Orgao dos Diários Associado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07162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Artista convidado.</text:p>
          </table:table-cell>
          <table:table-cell/>
          <table:table-cell office:value-type="string" calcext:value-type="string">
            <text:p>I0134991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34991-2Alt=002788Lar=001884LargOri=003991AltOri=005906.JPG</text:p>
          </table:table-cell>
          <table:table-cell office:value-type="string" calcext:value-type="string">
            <text:p>Projeto Pixinguinha, Os critérios para 79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4.1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097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Artista convidado.</text:p>
          </table:table-cell>
          <table:table-cell/>
          <table:table-cell table:style-name="ce5" office:value-type="string" calcext:value-type="string">
            <text:p>I0133791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33791-2Alt=002946Lar=001884LargOri=004212AltOri=006587.JPG</text:p>
          </table:table-cell>
          <table:table-cell office:value-type="string" calcext:value-type="string">
            <text:p>Cena Aberta, Vital Santos incluído no Projeto Pixinguinha, 1a. coluna, 2o. parágraf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4.13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O Cruzeiro : Revista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2458</text:p>
          </table:table-cell>
          <table:table-cell table:content-validation-name="val1" office:value-type="string" calcext:value-type="string">
            <text:p>Prêmio</text:p>
          </table:table-cell>
          <table:table-cell office:value-type="string" calcext:value-type="string">
            <text:p>Mambembe 78</text:p>
          </table:table-cell>
          <table:table-cell office:value-type="string" calcext:value-type="string">
            <text:p>Por “Missa do Vaqueiro”</text:p>
          </table:table-cell>
          <table:table-cell/>
          <table:table-cell office:value-type="string" calcext:value-type="string">
            <text:p>I0201908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201908-3Alt=002006Lar=001460LargOri=002433AltOri=003344.JPG</text:p>
          </table:table-cell>
          <table:table-cell office:value-type="string" calcext:value-type="string">
            <text:p>Premio MEC…, segunda coluna, pouco acima do meio</text:p>
          </table:table-cell>
          <table:table-cell office:value-type="string" calcext:value-type="string">
            <text:p>I0201802-70Alt=001014Lar=000728LargOri=002428AltOri=003380.JPG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979.04.26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 e Ilustrada</text:p>
          </table:table-cell>
          <table:table-cell table:content-validation-name="val1" office:value-type="string" calcext:value-type="string">
            <text:p>Disco</text:p>
          </table:table-cell>
          <table:table-cell office:value-type="string" calcext:value-type="string">
            <text:p>Rumo Norte</text:p>
          </table:table-cell>
          <table:table-cell table:content-validation-name="val2" office:value-type="string" calcext:value-type="string">
            <text:p>Reportagem sobre o estúdio onde Irene gravou Rumo Norte.</text:p>
          </table:table-cell>
          <table:table-cell/>
          <table:table-cell office:value-type="string" calcext:value-type="string">
            <text:p>4238795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8795.png</text:p>
          </table:table-cell>
          <table:table-cell office:value-type="string" calcext:value-type="string">
            <text:p>Um estúdio alternativo em S. Paulo, último parágra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4.2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112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Artista convidado.</text:p>
          </table:table-cell>
          <table:table-cell/>
          <table:table-cell table:style-name="ce5" office:value-type="string" calcext:value-type="string">
            <text:p>I013457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34574-2Alt=002952Lar=001884LargOri=004182AltOri=006552.JPG</text:p>
          </table:table-cell>
          <table:table-cell office:value-type="string" calcext:value-type="string">
            <text:p>Gênios da MPB fazem parte do “Pixinguinha”, 2a. coluna, iníci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4.29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114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Artista convidado.</text:p>
          </table:table-cell>
          <table:table-cell/>
          <table:table-cell office:value-type="string" calcext:value-type="string">
            <text:p>I0134667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34667-2Alt=002988Lar=001884LargOri=004210AltOri=006678.JPG</text:p>
          </table:table-cell>
          <table:table-cell office:value-type="string" calcext:value-type="string">
            <text:p>Moraes Moreira-Djavan fazem show iniciando Projeto Pixinguinha, 5o. parágraf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5.2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135 (1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Artista convidado.</text:p>
          </table:table-cell>
          <table:table-cell/>
          <table:table-cell office:value-type="string" calcext:value-type="string">
            <text:p>I0135859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35859-20Alt=002952Lar=001884LargOri=004147AltOri=006497</text:p>
          </table:table-cell>
          <table:table-cell office:value-type="string" calcext:value-type="string">
            <text:p>Pixinguinha 79, abaix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5.3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Artista convidado.</text:p>
          </table:table-cell>
          <table:table-cell/>
          <table:table-cell office:value-type="string" calcext:value-type="string">
            <text:p>4242544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42544.png</text:p>
          </table:table-cell>
          <table:table-cell office:value-type="string" calcext:value-type="string">
            <text:p>“Pixinguinha” recomeça em junho, terceiro parágra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6.1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68 (1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Banda de Pífaros de Caruaru, José Milton e Claudionor Germano</text:p>
          </table:table-cell>
          <table:table-cell office:value-type="string" calcext:value-type="string">
            <text:p>Teatro Dulcina - Rua Alcindo Guanabara, 17, Centro, Rio de Janeiro, RJ</text:p>
          </table:table-cell>
          <table:table-cell office:value-type="string" calcext:value-type="string">
            <text:p>I0200577a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200577-20Alt=002776Lar=001884LargOri=004492AltOri=006621.JPG</text:p>
          </table:table-cell>
          <table:table-cell office:value-type="string" calcext:value-type="string">
            <text:p>Show, Projeto Pixinguinh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6.1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68 (1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Banda de Pífaros de Caruaru, José Milton e Claudionor Germano</text:p>
          </table:table-cell>
          <table:table-cell office:value-type="string" calcext:value-type="string">
            <text:p>Teatro Dulcina - Rua Alcindo Guanabara, 17, Centro, Rio de Janeiro, RJ</text:p>
          </table:table-cell>
          <table:table-cell office:value-type="string" calcext:value-type="string">
            <text:p>I0200577b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200577-20Alt=002776Lar=001884LargOri=004492AltOri=006621.JPG</text:p>
          </table:table-cell>
          <table:table-cell office:value-type="string" calcext:value-type="string">
            <text:p>Sexta-feira sobrecarregada, primeira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6.16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69 (1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Banda de Pífaros de Caruaru, José Milton e Claudionor Germano. E seguem para Vitória, Salvador, Maceió e Recif.</text:p>
          </table:table-cell>
          <table:table-cell/>
          <table:table-cell office:value-type="string" calcext:value-type="string">
            <text:p>I0200616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200616-20Alt=002921Lar=001884LargOri=004278AltOri=006629.JPG</text:p>
          </table:table-cell>
          <table:table-cell office:value-type="string" calcext:value-type="string">
            <text:p>Agenda, à esquerda do topo da foto da Beth Carvalh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7.0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182 (1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/>
          <table:table-cell office:value-type="string" calcext:value-type="string">
            <text:p>Vários: Teatro Dulcina - Rua Alcindo Guanabara, 17, Centro, Rio de Janeiro, RJ; Teatro do Parque – Rua do Hospício, 81, Boa Vista, Recife, PE</text:p>
          </table:table-cell>
          <table:table-cell office:value-type="string" calcext:value-type="string">
            <text:p>I0138407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38407-20Alt=002861Lar=001884LargOri=004191AltOri=006364.JPG</text:p>
          </table:table-cell>
          <table:table-cell office:value-type="string" calcext:value-type="string">
            <text:p>Cena Aberta, A vez de Pernambuco no “Pixinguinha”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7.09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183 (2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Banda de Pífaros de Caruaru e José Milton</text:p>
          </table:table-cell>
          <table:table-cell office:value-type="string" calcext:value-type="string">
            <text:p>Teatro do Parque – Rua do Hospício, 81, Boa Vista, Recife, PE</text:p>
          </table:table-cell>
          <table:table-cell office:value-type="string" calcext:value-type="string">
            <text:p>I0138466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38466-20Alt=002872Lar=001884LargOri=004158AltOri=006338.JPG</text:p>
          </table:table-cell>
          <table:table-cell office:value-type="string" calcext:value-type="string">
            <text:p>Agenda, Segunda-feira (ao lado do centro da roda-gigan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7.09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183 (2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Claudionor Germano, Banda de Pífaros de Caruaru e José Milton</text:p>
          </table:table-cell>
          <table:table-cell office:value-type="string" calcext:value-type="string">
            <text:p>Teatro do Parque – Rua do Hospício, 81, Boa Vista, Recife, PE</text:p>
          </table:table-cell>
          <table:table-cell office:value-type="string" calcext:value-type="string">
            <text:p>I0138469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38469-20Alt=002872Lar=001884LargOri=004158AltOri=006338.JPG</text:p>
          </table:table-cell>
          <table:table-cell office:value-type="string" calcext:value-type="string">
            <text:p>Esquina, A vez do frevo (segunda coluna, último parágrafo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7.1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184 (3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Claudionor Germano, Banda de Pífaros de Caruaru e José Milton</text:p>
          </table:table-cell>
          <table:table-cell office:value-type="string" calcext:value-type="string">
            <text:p>Teatro do Parque – Rua do Hospício, 81, Boa Vista, Recife, PE</text:p>
          </table:table-cell>
          <table:table-cell office:value-type="string" calcext:value-type="string">
            <text:p>I0138495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38495-20Alt=002837Lar=001884LargOri=004155AltOri=006256.JPG</text:p>
          </table:table-cell>
          <table:table-cell office:value-type="string" calcext:value-type="string">
            <text:p>Valores da terra (segunda coluna, acima de preço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7.1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184 (3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Claudionor Germano, Banda de Pífaros de Caruaru e José Milton</text:p>
          </table:table-cell>
          <table:table-cell office:value-type="string" calcext:value-type="string">
            <text:p>Teatro do Parque – Rua do Hospício, 81, Boa Vista, Recife, PE</text:p>
          </table:table-cell>
          <table:table-cell office:value-type="string" calcext:value-type="string">
            <text:p>I0138520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38520-20Alt=002913Lar=001884LargOri=004163AltOri=006437.JPG</text:p>
          </table:table-cell>
          <table:table-cell office:value-type="string" calcext:value-type="string">
            <text:p>Banda dá show no Parque (segundo parágrafo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7.1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184 (3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Claudionor Germano, Banda de Pífaros de Caruaru e José Milton</text:p>
          </table:table-cell>
          <table:table-cell office:value-type="string" calcext:value-type="string">
            <text:p>Teatro do Parque – Rua do Hospício, 81, Boa Vista, Recife, PE</text:p>
          </table:table-cell>
          <table:table-cell office:value-type="string" calcext:value-type="string">
            <text:p>I0138526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38526-20Alt=002878Lar=001884LargOri=004167AltOri=006365.JPG</text:p>
          </table:table-cell>
          <table:table-cell office:value-type="string" calcext:value-type="string">
            <text:p>Pixinguinha e em Shows (primeiro item, ela aparece no inicio da terceira coluna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7.1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185 (1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Claudionor Germano, Banda de Pífaros de Caruaru e José Milton</text:p>
          </table:table-cell>
          <table:table-cell office:value-type="string" calcext:value-type="string">
            <text:p>Teatro do Parque – Rua do Hospício, 81, Boa Vista, Recife, PE</text:p>
          </table:table-cell>
          <table:table-cell office:value-type="string" calcext:value-type="string">
            <text:p>I0138572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38572-20Alt=002826Lar=001884LargOri=004244AltOri=006367.JPG</text:p>
          </table:table-cell>
          <table:table-cell office:value-type="string" calcext:value-type="string">
            <text:p>Shows (primeiro item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7.12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186 (1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Claudionor Germano, Banda de Pífaros de Caruaru e José Milton</text:p>
          </table:table-cell>
          <table:table-cell office:value-type="string" calcext:value-type="string">
            <text:p>Teatro do Parque – Rua do Hospício, 81, Boa Vista, Recife, PE</text:p>
          </table:table-cell>
          <table:table-cell office:value-type="string" calcext:value-type="string">
            <text:p>I0138618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38618-20Alt=002828Lar=001884LargOri=004259AltOri=006392.JPG</text:p>
          </table:table-cell>
          <table:table-cell office:value-type="string" calcext:value-type="string">
            <text:p>Shows (primeiro item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7.13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187 (1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Claudionor Germano, Banda de Pífaros de Caruaru e José Milton</text:p>
          </table:table-cell>
          <table:table-cell office:value-type="string" calcext:value-type="string">
            <text:p>Teatro do Parque – Rua do Hospício, 81, Boa Vista, Recife, PE</text:p>
          </table:table-cell>
          <table:table-cell office:value-type="string" calcext:value-type="string">
            <text:p>I013866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38664-20Alt=002830Lar=001884LargOri=004255AltOri=006391.JPG</text:p>
          </table:table-cell>
          <table:table-cell office:value-type="string" calcext:value-type="string">
            <text:p>Shows (primeiro item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7.1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00 (1)</text:p>
          </table:table-cell>
          <table:table-cell table:content-validation-name="val1" office:value-type="string" calcext:value-type="string">
            <text:p>Disco</text:p>
          </table:table-cell>
          <table:table-cell office:value-type="string" calcext:value-type="string">
            <text:p>Rumo Norte</text:p>
          </table:table-cell>
          <table:table-cell table:content-validation-name="val2" office:value-type="string" calcext:value-type="string">
            <text:p>Resenha sobre Rumo Norte</text:p>
          </table:table-cell>
          <table:table-cell/>
          <table:table-cell office:value-type="string" calcext:value-type="string">
            <text:p>I0202227.png</text:p>
          </table:table-cell>
          <table:table-cell table:content-validation-name="val3" office:value-type="string" calcext:value-type="string">
            <text:p>Alto</text:p>
          </table:table-cell>
          <table:table-cell office:value-type="string" calcext:value-type="string">
            <text:p>I0202227-20Alt=002934Lar=001884LargOri=004379AltOri=006819.JPG</text:p>
          </table:table-cell>
          <table:table-cell office:value-type="string" calcext:value-type="string">
            <text:p>Palmas para a cantora Irene Portela que ela mere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7.2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04 (1)</text:p>
          </table:table-cell>
          <table:table-cell table:content-validation-name="val1" office:value-type="string" calcext:value-type="string">
            <text:p>Citação</text:p>
          </table:table-cell>
          <table:table-cell office:value-type="string" calcext:value-type="string">
            <text:p>Joanna, Fátima Guedes e Thereza Tinoco</text:p>
          </table:table-cell>
          <table:table-cell table:content-validation-name="val2" office:value-type="string" calcext:value-type="string">
            <text:p>Citada em uma critica à três outras cantoras.</text:p>
          </table:table-cell>
          <table:table-cell/>
          <table:table-cell office:value-type="string" calcext:value-type="string">
            <text:p>I0202385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202385-20Alt=002968Lar=001884LargOri=004344AltOri=006844.JPG</text:p>
          </table:table-cell>
          <table:table-cell office:value-type="string" calcext:value-type="string">
            <text:p>Três cantoras vendem o produto (comercial) das suas criações, terceira coluna e “primeiro” parágra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7.23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06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Palomares</text:p>
          </table:table-cell>
          <table:table-cell table:content-validation-name="val2" office:value-type="string" calcext:value-type="string">
            <text:p>Ganhou o troféu Mambembe na categoria grupo ou movimento em 78. Músicas de Irene e Pini.</text:p>
          </table:table-cell>
          <table:table-cell office:value-type="string" calcext:value-type="string">
            <text:p>Teatro Glauce Rocha - Av. Rio Branco, 179, Centro, Rio de Janeiro, RJ</text:p>
          </table:table-cell>
          <table:table-cell office:value-type="string" calcext:value-type="string">
            <text:p>I0202530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I0202530-20Alt=002924Lar=001884LargOri=004353AltOri=006758.JPG</text:p>
          </table:table-cell>
          <table:table-cell office:value-type="string" calcext:value-type="string">
            <text:p>Anistia para os textos censurados, Em um ato, última coluna no me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7.2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10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Palomares</text:p>
          </table:table-cell>
          <table:table-cell table:content-validation-name="val2" office:value-type="string" calcext:value-type="string">
            <text:p>Descrição da peça.</text:p>
          </table:table-cell>
          <table:table-cell office:value-type="string" calcext:value-type="string">
            <text:p>Teatro Glauce Rocha - Av. Rio Branco, 179, Centro, Rio de Janeiro, RJ</text:p>
          </table:table-cell>
          <table:table-cell office:value-type="string" calcext:value-type="string">
            <text:p>I0202692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I0202692-20Alt=002902Lar=001884LargOri=004439AltOri=006840.JPG</text:p>
          </table:table-cell>
          <table:table-cell office:value-type="string" calcext:value-type="string">
            <text:p>Teatro, Uma notícia anunciada por bonecos: Palomar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8.04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18 (1)</text:p>
          </table:table-cell>
          <table:table-cell table:content-validation-name="val1" office:value-type="string" calcext:value-type="string">
            <text:p>Disco</text:p>
          </table:table-cell>
          <table:table-cell office:value-type="string" calcext:value-type="string">
            <text:p>Rumo Norte</text:p>
          </table:table-cell>
          <table:table-cell table:content-validation-name="val2" office:value-type="string" calcext:value-type="string">
            <text:p>Breve resenha de Rumo Norte</text:p>
          </table:table-cell>
          <table:table-cell/>
          <table:table-cell office:value-type="string" calcext:value-type="string">
            <text:p>I0203132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I0203132-20Alt=002916Lar=001884LargOri=004452AltOri=006894.JPG</text:p>
          </table:table-cell>
          <table:table-cell office:value-type="string" calcext:value-type="string">
            <text:p>A sonora ascensão das mulheres, quarto parágra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8.2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 e Ilustrada</text:p>
          </table:table-cell>
          <table:table-cell table:content-validation-name="val1" office:value-type="string" calcext:value-type="string">
            <text:p>Disco</text:p>
          </table:table-cell>
          <table:table-cell office:value-type="string" calcext:value-type="string">
            <text:p>Rumo Norte</text:p>
          </table:table-cell>
          <table:table-cell table:content-validation-name="val2" office:value-type="string" calcext:value-type="string">
            <text:p>Entrevista de lançamento do disco Rumo Norte (foto).</text:p>
          </table:table-cell>
          <table:table-cell/>
          <table:table-cell office:value-type="string" calcext:value-type="string">
            <text:p>4259775h.png</text:p>
          </table:table-cell>
          <table:table-cell table:content-validation-name="val3" office:value-type="string" calcext:value-type="string">
            <text:p>Alto</text:p>
          </table:table-cell>
          <table:table-cell office:value-type="string" calcext:value-type="string">
            <text:p>4259775.png</text:p>
          </table:table-cell>
          <table:table-cell office:value-type="string" calcext:value-type="string">
            <text:p>Irene Portela busca Rumo Norte, no Su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9.03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239 (1)</text:p>
          </table:table-cell>
          <table:table-cell table:content-validation-name="val1" office:value-type="string" calcext:value-type="string">
            <text:p>Disco</text:p>
          </table:table-cell>
          <table:table-cell office:value-type="string" calcext:value-type="string">
            <text:p>Rumo Norte</text:p>
          </table:table-cell>
          <table:table-cell table:content-validation-name="val2" office:value-type="string" calcext:value-type="string">
            <text:p>Sobre o lançamento de Rumo Norte</text:p>
          </table:table-cell>
          <table:table-cell/>
          <table:table-cell office:value-type="string" calcext:value-type="string">
            <text:p>I0141564.png</text:p>
          </table:table-cell>
          <table:table-cell table:content-validation-name="val3" office:value-type="string" calcext:value-type="string">
            <text:p>Alto</text:p>
          </table:table-cell>
          <table:table-cell office:value-type="string" calcext:value-type="string">
            <text:p>I0141564-20Alt=002834Lar=001884LargOri=004286AltOri=006447.JPG</text:p>
          </table:table-cell>
          <table:table-cell office:value-type="string" calcext:value-type="string">
            <text:p>As novas musas da MPB, review de lançamento do Rumo Nor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9.1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Ao Acaso das Ruas</text:p>
          </table:table-cell>
          <table:table-cell table:content-validation-name="val2" office:value-type="string" calcext:value-type="string">
            <text:p>Descrição da peça.</text:p>
          </table:table-cell>
          <table:table-cell office:value-type="string" calcext:value-type="string">
            <text:p>Teatro Célia Helena – Rua Barão de Iguape, 113, Liberdade, São Paulo, SP</text:p>
          </table:table-cell>
          <table:table-cell office:value-type="string" calcext:value-type="string">
            <text:p>4263423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263423.png</text:p>
          </table:table-cell>
          <table:table-cell office:value-type="string" calcext:value-type="string">
            <text:p>Uma visão menos elitista dos menores abandonados, último parágra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9.1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Ao Acaso das Ruas</text:p>
          </table:table-cell>
          <table:table-cell table:content-validation-name="val2" office:value-type="string" calcext:value-type="string">
            <text:p>Sobre a peça.</text:p>
          </table:table-cell>
          <table:table-cell office:value-type="string" calcext:value-type="string">
            <text:p>Teatro Célia Helena – Rua Barão de Iguape, 113, Liberdade, São Paulo, SP</text:p>
          </table:table-cell>
          <table:table-cell office:value-type="string" calcext:value-type="string">
            <text:p>4263428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63428.png</text:p>
          </table:table-cell>
          <table:table-cell office:value-type="string" calcext:value-type="string">
            <text:p>As promessas dentro da caixa, segundo parágra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9.2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 e Ilustrada</text:p>
          </table:table-cell>
          <table:table-cell table:content-validation-name="val1" office:value-type="string" calcext:value-type="string">
            <text:p>Disco</text:p>
          </table:table-cell>
          <table:table-cell office:value-type="string" calcext:value-type="string">
            <text:p>Rumo Norte</text:p>
          </table:table-cell>
          <table:table-cell table:content-validation-name="val2" office:value-type="string" calcext:value-type="string">
            <text:p>Brevíssima crítica sobre Rumo Norte.</text:p>
          </table:table-cell>
          <table:table-cell/>
          <table:table-cell office:value-type="string" calcext:value-type="string">
            <text:p>4263923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63923.png</text:p>
          </table:table-cell>
          <table:table-cell office:value-type="string" calcext:value-type="string">
            <text:p>A invasão dos discos femininos, segunda coluna e quarta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10.0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O Fluminense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2918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Festival 79</text:p>
          </table:table-cell>
          <table:table-cell table:content-validation-name="val2" office:value-type="string" calcext:value-type="string">
            <text:p>“Eu acho o Festival importantíssimo para as pessoas mostrarem o seu trabalho, divulgando o artista junto ao grande público.”</text:p>
          </table:table-cell>
          <table:table-cell/>
          <table:table-cell office:value-type="string" calcext:value-type="string">
            <text:p>I0070476.png</text:p>
          </table:table-cell>
          <table:table-cell table:content-validation-name="val3" office:value-type="string" calcext:value-type="string">
            <text:p>Alto</text:p>
          </table:table-cell>
          <table:table-cell office:value-type="string" calcext:value-type="string">
            <text:p>I0070476-2Alt=002692Lar=001884LargOri=003969AltOri=005674.JPG</text:p>
          </table:table-cell>
          <table:table-cell office:value-type="string" calcext:value-type="string">
            <text:p>O Brasil fica sabendo o que está acontecendo com a MPB, 2a. coluna, final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10.2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203 (1)</text:p>
          </table:table-cell>
          <table:table-cell table:content-validation-name="val1" office:value-type="string" calcext:value-type="string">
            <text:p>Citação</text:p>
          </table:table-cell>
          <table:table-cell office:value-type="string" calcext:value-type="string">
            <text:p>Rumo Norte</text:p>
          </table:table-cell>
          <table:table-cell table:content-validation-name="val2" office:value-type="string" calcext:value-type="string">
            <text:p>Reportagem sobre as inúmeras cantoras que foram lançadas nos últimos anos e sua performance de vendas. Destacado só um trecho para contextualizar um pouco em que momento é mencionada a Irene.</text:p>
          </table:table-cell>
          <table:table-cell/>
          <table:table-cell office:value-type="string" calcext:value-type="string">
            <text:p>I020765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207654-20Alt=002449Lar=001884LargOri=004821AltOri=006267.JPG</text:p>
          </table:table-cell>
          <table:table-cell office:value-type="string" calcext:value-type="string">
            <text:p>terceira coluna e quarta coluna</text:p>
          </table:table-cell>
          <table:table-cell office:value-type="string" calcext:value-type="string">
            <text:p>I0207653-20Alt=002449Lar=001884LargOri=004821AltOri=006267.JPG;I0207652-20Alt=002449Lar=001884LargOri=004821AltOri=006267.JPG;I0207651-20Alt=002449Lar=001884LargOri=004821AltOri=006267.JPG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979.11.02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a Repúblic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Edição 00059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Banda Pífanos de Caruaru</text:p>
          </table:table-cell>
          <table:table-cell table:content-validation-name="val2" office:value-type="string" calcext:value-type="string">
            <text:p>Participação especial de Irene no show da Banda de Pífaros de Caruaru</text:p>
          </table:table-cell>
          <table:table-cell office:value-type="string" calcext:value-type="string">
            <text:p>Teatro Tuca - Rua Monte Alegre, 1024, São Paulo, SP</text:p>
          </table:table-cell>
          <table:table-cell office:value-type="string" calcext:value-type="string">
            <text:p>I0001008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01008-2Alt=003057Lar=001884LargOri=004413AltOri=007160.JPG</text:p>
          </table:table-cell>
          <table:table-cell office:value-type="string" calcext:value-type="string">
            <text:p>Show e música, Em cartaz, 3a. coluna, Banda de Pífanos de Caruaru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11.03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299 (1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/>
          <table:table-cell/>
          <table:table-cell office:value-type="string" calcext:value-type="string">
            <text:p>I0144945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44945-20Alt=002853Lar=001884LargOri=004260AltOri=006450.JPG</text:p>
          </table:table-cell>
          <table:table-cell office:value-type="string" calcext:value-type="string">
            <text:p>Pixinguinha, ao centro e último parágra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12.2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263 (1)</text:p>
          </table:table-cell>
          <table:table-cell table:content-validation-name="val1" office:value-type="string" calcext:value-type="string">
            <text:p>Disco</text:p>
          </table:table-cell>
          <table:table-cell office:value-type="string" calcext:value-type="string">
            <text:p>Rumo Norte</text:p>
          </table:table-cell>
          <table:table-cell table:content-validation-name="val2" office:value-type="string" calcext:value-type="string">
            <text:p>O jornalista destacou Rumo Norte como um dos melhores discos do ano.</text:p>
          </table:table-cell>
          <table:table-cell/>
          <table:table-cell office:value-type="string" calcext:value-type="string">
            <text:p>I0211013.png</text:p>
          </table:table-cell>
          <table:table-cell table:content-validation-name="val3" office:value-type="string" calcext:value-type="string">
            <text:p>Alto</text:p>
          </table:table-cell>
          <table:table-cell office:value-type="string" calcext:value-type="string">
            <text:p>I0211013-20Alt=002943Lar=001884LargOri=004302AltOri=006723.JPG</text:p>
          </table:table-cell>
          <table:table-cell office:value-type="string" calcext:value-type="string">
            <text:p>Rumo Norte, terceira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12.29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264 (1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Festival de Verão do Guarujá</text:p>
          </table:table-cell>
          <table:table-cell table:content-validation-name="val2" office:value-type="string" calcext:value-type="string">
            <text:p>“magote de argentinos”</text:p>
          </table:table-cell>
          <table:table-cell office:value-type="string" calcext:value-type="string">
            <text:p>Circo – Praia da Enseada, Guarujá, SP</text:p>
          </table:table-cell>
          <table:table-cell office:value-type="string" calcext:value-type="string">
            <text:p>I021105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211054-20Alt=002943Lar=001884LargOri=004302AltOri=006723.JPG</text:p>
          </table:table-cell>
          <table:table-cell office:value-type="string" calcext:value-type="string">
            <text:p>Guarujá - o verão de 1980, terceira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12.3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266 (1)</text:p>
          </table:table-cell>
          <table:table-cell table:content-validation-name="val1" office:value-type="string" calcext:value-type="string">
            <text:p>Disco</text:p>
          </table:table-cell>
          <table:table-cell office:value-type="string" calcext:value-type="string">
            <text:p>Rumo Norte</text:p>
          </table:table-cell>
          <table:table-cell table:content-validation-name="val2" office:value-type="string" calcext:value-type="string">
            <text:p>Irene mencionada como uma das revelações do ano.</text:p>
          </table:table-cell>
          <table:table-cell/>
          <table:table-cell office:value-type="string" calcext:value-type="string">
            <text:p>I0211186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211186-20Alt=002977Lar=001884LargOri=004351AltOri=006874.JPG</text:p>
          </table:table-cell>
          <table:table-cell office:value-type="string" calcext:value-type="string">
            <text:p>Luzes e sombras no ano musical, primeira coluna, terceiro tópic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1.09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a Tarde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23092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Banda de Pífaros de Caruaru e José Milton</text:p>
          </table:table-cell>
          <table:table-cell/>
          <table:table-cell office:value-type="string" calcext:value-type="string">
            <text:p>I0145230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45230-2Alt=002590Lar=001884LargOri=004231AltOri=005817.JPG</text:p>
          </table:table-cell>
          <table:table-cell office:value-type="string" calcext:value-type="string">
            <text:p>Projeto Pixinguinha completa os 3 anos, 2a. colun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1.1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282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Festival de Verão do Guarujá</text:p>
          </table:table-cell>
          <table:table-cell table:content-validation-name="val2"/>
          <table:table-cell office:value-type="string" calcext:value-type="string">
            <text:p>Circo – Praia da Enseada, Guarujá, SP</text:p>
          </table:table-cell>
          <table:table-cell office:value-type="string" calcext:value-type="string">
            <text:p>I0000078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00078-2Alt=002963Lar=001884LargOri=004236AltOri=006659.JPG</text:p>
          </table:table-cell>
          <table:table-cell office:value-type="string" calcext:value-type="string">
            <text:p>Festival de Verão do Guarujá, 1a. coluna última linh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1.2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Baião de Viola</text:p>
          </table:table-cell>
          <table:table-cell table:content-validation-name="val2" office:value-type="string" calcext:value-type="string">
            <text:p>Show de Sebastião Marinho e João Quindingues com participação de Irene cantando canções do seu disco.</text:p>
          </table:table-cell>
          <table:table-cell office:value-type="string" calcext:value-type="string">
            <text:p>Teatro Abertura – Largo Padre Péricles, 5, Perdizes, São Paulo, SP</text:p>
          </table:table-cell>
          <table:table-cell office:value-type="string" calcext:value-type="string">
            <text:p>4429626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29626.png</text:p>
          </table:table-cell>
          <table:table-cell office:value-type="string" calcext:value-type="string">
            <text:p>Shows, Baião de vio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1.24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 office:value-type="string" calcext:value-type="string">
            <text:p>Vários artistas, inclusive Pifaros de Caruaru e Elomar.</text:p>
          </table:table-cell>
          <table:table-cell office:value-type="string" calcext:value-type="string">
            <text:p>Centro de Convivência de Campinas – Praça Imprensa Fluminense, Cambuí, Campinas, SP</text:p>
          </table:table-cell>
          <table:table-cell office:value-type="string" calcext:value-type="string">
            <text:p>4430249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30249.png</text:p>
          </table:table-cell>
          <table:table-cell office:value-type="string" calcext:value-type="string">
            <text:p>Shows, 2<text:span text:style-name="T2">a</text:span> coluna, Perspectivas para a música…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1.2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Festival de Verão do Guarujá</text:p>
          </table:table-cell>
          <table:table-cell table:content-validation-name="val2"/>
          <table:table-cell office:value-type="string" calcext:value-type="string">
            <text:p>Circo – Praia da Enseada, Guarujá, SP</text:p>
          </table:table-cell>
          <table:table-cell office:value-type="string" calcext:value-type="string">
            <text:p>4430504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30504.png</text:p>
          </table:table-cell>
          <table:table-cell office:value-type="string" calcext:value-type="string">
            <text:p>Festival, 2<text:span text:style-name="T2">o</text:span> parágrafo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1.26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V</text:p>
          </table:table-cell>
          <table:table-cell office:value-type="string" calcext:value-type="string">
            <text:p>Primeiro Especial de MPB na RTC (Canal 2)</text:p>
          </table:table-cell>
          <table:table-cell table:content-validation-name="val2" office:value-type="string" calcext:value-type="string">
            <text:p>Primeiro especial de MPB no canal RTC (Canal 2) com participação de Baden Powell (foto), Silvia Maria, Marcus Vinícius, Irene Portela e Luís Carlos Maranhão.</text:p>
          </table:table-cell>
          <table:table-cell office:value-type="string" calcext:value-type="string">
            <text:p>Tv Cultura</text:p>
          </table:table-cell>
          <table:table-cell office:value-type="string" calcext:value-type="string">
            <text:p>4430688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30688.png</text:p>
          </table:table-cell>
          <table:table-cell office:value-type="string" calcext:value-type="string">
            <text:p>Destaques de hoje na televisão, 2<text:span text:style-name="T2">a</text:span> coluna ao centro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1.2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Festival de Verão do Guarujá</text:p>
          </table:table-cell>
          <table:table-cell table:content-validation-name="val2" office:value-type="string" calcext:value-type="string">
            <text:p>Texto sobre o Festival de Verão do Guarujá 80</text:p>
          </table:table-cell>
          <table:table-cell office:value-type="string" calcext:value-type="string">
            <text:p>Circo – Praia da Enseada, Guarujá, SP</text:p>
          </table:table-cell>
          <table:table-cell office:value-type="string" calcext:value-type="string">
            <text:p>4431163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431163.png</text:p>
          </table:table-cell>
          <table:table-cell office:value-type="string" calcext:value-type="string">
            <text:p>Samba, a atração principal do Festival do Guarujá 80, 2<text:span text:style-name="T2">a</text:span> coluna fim do 1<text:span text:style-name="T2">o</text:span> paragrá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1.2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Ao Acaso das Ruas</text:p>
          </table:table-cell>
          <table:table-cell table:content-validation-name="val2" office:value-type="string" calcext:value-type="string">
            <text:p>Mais uma temporada do espetáculo.</text:p>
          </table:table-cell>
          <table:table-cell office:value-type="string" calcext:value-type="string">
            <text:p>Teatro Célia Helena – Rua Barão de Iguape, 113, Liberdade, São Paulo, SP</text:p>
          </table:table-cell>
          <table:table-cell office:value-type="string" calcext:value-type="string">
            <text:p>4431167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31167.png</text:p>
          </table:table-cell>
          <table:table-cell office:value-type="string" calcext:value-type="string">
            <text:p>“Ao Acaso das Ruas”, de novo em cartaz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1.2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Ao Acaso das Ruas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Teatro Célia Helena – Rua Barão de Iguape, 113, Liberdade, São Paulo, SP</text:p>
          </table:table-cell>
          <table:table-cell office:value-type="string" calcext:value-type="string">
            <text:p>443130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31300.png</text:p>
          </table:table-cell>
          <table:table-cell office:value-type="string" calcext:value-type="string">
            <text:p>Teatro, 3<text:span text:style-name="T2">a</text:span> coluna ao centro, “Ao Acaso das Ruas”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1.3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Ao Acaso das Ruas</text:p>
          </table:table-cell>
          <table:table-cell table:content-validation-name="val2" office:value-type="string" calcext:value-type="string">
            <text:p>Anúncio (foto).</text:p>
          </table:table-cell>
          <table:table-cell office:value-type="string" calcext:value-type="string">
            <text:p>Teatro Célia Helena – Rua Barão de Iguape, 113, Liberdade, São Paulo, SP</text:p>
          </table:table-cell>
          <table:table-cell office:value-type="string" calcext:value-type="string">
            <text:p>4431448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431448.png</text:p>
          </table:table-cell>
          <table:table-cell office:value-type="string" calcext:value-type="string">
            <text:p>Teatro, 3<text:span text:style-name="T2">a</text:span> coluna ao centro, “Ao Acaso das Ruas”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1.3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Ao Acaso das Ruas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Teatro Célia Helena – Rua Barão de Iguape, 113, Liberdade, São Paulo, SP</text:p>
          </table:table-cell>
          <table:table-cell office:value-type="string" calcext:value-type="string">
            <text:p>4431611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31611.png</text:p>
          </table:table-cell>
          <table:table-cell office:value-type="string" calcext:value-type="string">
            <text:p>Teatro, 2<text:span text:style-name="T2">a</text:span> coluna ao centro abaixo, “Ao Acaso das Ruas”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2.0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297</text:p>
          </table:table-cell>
          <table:table-cell table:content-validation-name="val1" office:value-type="string" calcext:value-type="string">
            <text:p>Citação</text:p>
          </table:table-cell>
          <table:table-cell office:value-type="string" calcext:value-type="string">
            <text:p>Sala Funarte</text:p>
          </table:table-cell>
          <table:table-cell table:content-validation-name="val2"/>
          <table:table-cell/>
          <table:table-cell office:value-type="string" calcext:value-type="string">
            <text:p>I000153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01534-2Alt=002974Lar=001884LargOri=004288AltOri=006767.JPG</text:p>
          </table:table-cell>
          <table:table-cell office:value-type="string" calcext:value-type="string">
            <text:p>“Show” no centro agora é na sala Funarte, 3o. parágrafo.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2.0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Ao Acaso das Ruas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Teatro Célia Helena – Rua Barão de Iguape, 113, Liberdade, São Paulo, SP</text:p>
          </table:table-cell>
          <table:table-cell office:value-type="string" calcext:value-type="string">
            <text:p>4229825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29825.png</text:p>
          </table:table-cell>
          <table:table-cell office:value-type="string" calcext:value-type="string">
            <text:p>Teatro, 3<text:span text:style-name="T2">a</text:span> coluna ao centro, “Ao Acaso das Ruas”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2.02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Ao Acaso das Ruas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Teatro Célia Helena – Rua Barão de Iguape, 113, Liberdade, São Paulo, SP</text:p>
          </table:table-cell>
          <table:table-cell office:value-type="string" calcext:value-type="string">
            <text:p>4230102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0102.png</text:p>
          </table:table-cell>
          <table:table-cell office:value-type="string" calcext:value-type="string">
            <text:p>Teatro, 3<text:span text:style-name="T2">a</text:span> coluna ao centro abaixo, “Ao Acaso das Ruas”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2.03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Ao Acaso das Ruas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Teatro Célia Helena – Rua Barão de Iguape, 113, Liberdade, São Paulo, SP</text:p>
          </table:table-cell>
          <table:table-cell office:value-type="string" calcext:value-type="string">
            <text:p>4230543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0543.png</text:p>
          </table:table-cell>
          <table:table-cell office:value-type="string" calcext:value-type="string">
            <text:p>Teatro, 2<text:span text:style-name="T2">a</text:span> coluna ao centro abaixo, “Ao Acaso das Ruas”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2.03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 e Folhetim</text:p>
          </table:table-cell>
          <table:table-cell table:content-validation-name="val1" office:value-type="string" calcext:value-type="string">
            <text:p>TV</text:p>
          </table:table-cell>
          <table:table-cell office:value-type="string" calcext:value-type="string">
            <text:p>Canal 2, Ponto de Encontro</text:p>
          </table:table-cell>
          <table:table-cell table:content-validation-name="val2" office:value-type="string" calcext:value-type="string">
            <text:p>Participação de Irene (foto) e Marcus Vinícius no programa Ponto de Encontro, eles cantam e falam de suas regiões de origem.</text:p>
          </table:table-cell>
          <table:table-cell office:value-type="string" calcext:value-type="string">
            <text:p>Tv Cultura</text:p>
          </table:table-cell>
          <table:table-cell office:value-type="string" calcext:value-type="string">
            <text:p>4230565h.png</text:p>
          </table:table-cell>
          <table:table-cell table:content-validation-name="val3" office:value-type="string" calcext:value-type="string">
            <text:p>Alto</text:p>
          </table:table-cell>
          <table:table-cell office:value-type="string" calcext:value-type="string">
            <text:p>4230565.png</text:p>
          </table:table-cell>
          <table:table-cell office:value-type="string" calcext:value-type="string">
            <text:p>Destaques de hoje na televisão, 2a colun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2.0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Ao Acaso das Ruas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Teatro Célia Helena – Rua Barão de Iguape, 113, Liberdade, São Paulo, SP</text:p>
          </table:table-cell>
          <table:table-cell office:value-type="string" calcext:value-type="string">
            <text:p>4231313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1313.png</text:p>
          </table:table-cell>
          <table:table-cell office:value-type="string" calcext:value-type="string">
            <text:p>Teatro, 1<text:span text:style-name="T2">a</text:span> coluna embaixo, “Ao Acaso das Ruas”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2.0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Ao Acaso das Ruas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Teatro Célia Helena – Rua Barão de Iguape, 113, Liberdade, São Paulo, SP</text:p>
          </table:table-cell>
          <table:table-cell office:value-type="string" calcext:value-type="string">
            <text:p>4232504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2504.png</text:p>
          </table:table-cell>
          <table:table-cell office:value-type="string" calcext:value-type="string">
            <text:p>Teatro, 1<text:span text:style-name="T2">a</text:span> coluna centro, “Ao Acaso das Ruas”, no meio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2.1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Ao Acaso das Ruas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Teatro Célia Helena – Rua Barão de Iguape, 113, Liberdade, São Paulo, SP</text:p>
          </table:table-cell>
          <table:table-cell office:value-type="string" calcext:value-type="string">
            <text:p>4232977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2977.png</text:p>
          </table:table-cell>
          <table:table-cell office:value-type="string" calcext:value-type="string">
            <text:p>Teatro, 1<text:span text:style-name="T2">a</text:span> coluna centro, “Ao Acaso das Ruas”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2.1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Ao Acaso das Ruas</text:p>
          </table:table-cell>
          <table:table-cell table:content-validation-name="val2" office:value-type="string" calcext:value-type="string">
            <text:p>Anúncio (foto), último dia de apresentação</text:p>
          </table:table-cell>
          <table:table-cell office:value-type="string" calcext:value-type="string">
            <text:p>Teatro Célia Helena – Rua Barão de Iguape, 113, Liberdade, São Paulo, SP</text:p>
          </table:table-cell>
          <table:table-cell office:value-type="string" calcext:value-type="string">
            <text:p>4233295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3295.png</text:p>
          </table:table-cell>
          <table:table-cell office:value-type="string" calcext:value-type="string">
            <text:p>Teatro, “Ao Acaso das Ruas”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3.02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V</text:p>
          </table:table-cell>
          <table:table-cell office:value-type="string" calcext:value-type="string">
            <text:p>Canal 2, Ponto de Encontro</text:p>
          </table:table-cell>
          <table:table-cell table:content-validation-name="val2" office:value-type="string" calcext:value-type="string">
            <text:p>Participação de Irene (foto) e Marcus Vinícius no programa Ponto de Encontro.</text:p>
          </table:table-cell>
          <table:table-cell office:value-type="string" calcext:value-type="string">
            <text:p>Tv Cultura</text:p>
          </table:table-cell>
          <table:table-cell office:value-type="string" calcext:value-type="string">
            <text:p>4230062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0062.png</text:p>
          </table:table-cell>
          <table:table-cell office:value-type="string" calcext:value-type="string">
            <text:p>Destaques de hoje na televisão, 2a coluna, penultimo parágra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3.0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V</text:p>
          </table:table-cell>
          <table:table-cell office:value-type="string" calcext:value-type="string">
            <text:p>Canal 2, Ponto de Encontro</text:p>
          </table:table-cell>
          <table:table-cell table:content-validation-name="val2" office:value-type="string" calcext:value-type="string">
            <text:p>Marcos Vinicius</text:p>
          </table:table-cell>
          <table:table-cell/>
          <table:table-cell office:value-type="string" calcext:value-type="string">
            <text:p>4230953h.png</text:p>
          </table:table-cell>
          <table:table-cell table:content-validation-name="val3"/>
          <table:table-cell office:value-type="string" calcext:value-type="string">
            <text:p>4230953.png</text:p>
          </table:table-cell>
          <table:table-cell office:value-type="string" calcext:value-type="string">
            <text:p>Destaques de hoje na televisão, 2a coluna, penultimo parágra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4.03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Descrição do formato do Projeto Musical Funarte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235342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235342.png</text:p>
          </table:table-cell>
          <table:table-cell office:value-type="string" calcext:value-type="string">
            <text:p>Diversos cantores no “Projeto Musical Funarte”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4.1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 office:value-type="string" calcext:value-type="string">
            <text:p>Anúncio. Participação especial de Fabio Leal.</text:p>
          </table:table-cell>
          <table:table-cell office:value-type="string" calcext:value-type="string">
            <text:p>Fulô da Laranjeira – Alameda Santos, 2528, Jardim Paulista, São Paulo, SP</text:p>
          </table:table-cell>
          <table:table-cell office:value-type="string" calcext:value-type="string">
            <text:p>4306831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06831.png</text:p>
          </table:table-cell>
          <table:table-cell office:value-type="string" calcext:value-type="string">
            <text:p>Shows, 1<text:span text:style-name="T2">a</text:span> coluna, Irene Porte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4.1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 office:value-type="string" calcext:value-type="string">
            <text:p>Anúncio. Participação especial de Fabio Leal.</text:p>
          </table:table-cell>
          <table:table-cell office:value-type="string" calcext:value-type="string">
            <text:p>Fulô da Laranjeira – Alameda Santos, 2528, Jardim Paulista, São Paulo, SP</text:p>
          </table:table-cell>
          <table:table-cell office:value-type="string" calcext:value-type="string">
            <text:p>4307527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07527.png</text:p>
          </table:table-cell>
          <table:table-cell office:value-type="string" calcext:value-type="string">
            <text:p>Shows, 2<text:span text:style-name="T2">a</text:span> coluna, Irene Porte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4.1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Propaganda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30756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07560.png</text:p>
          </table:table-cell>
          <table:table-cell office:value-type="string" calcext:value-type="string">
            <text:p>As novas cantoras do rádio, 5<text:span text:style-name="T2">a</text:span> linha, 5<text:span text:style-name="T2">a</text:span> colun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4.2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Propaganda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310931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0931.png</text:p>
          </table:table-cell>
          <table:table-cell office:value-type="string" calcext:value-type="string">
            <text:p>As novas cantoras do rádio, 4<text:span text:style-name="T2">a</text:span> linha, 2<text:span text:style-name="T2">a</text:span> colun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4.2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Disco</text:p>
          </table:table-cell>
          <table:table-cell office:value-type="string" calcext:value-type="string">
            <text:p>“Vagando” de Rosa Maria</text:p>
          </table:table-cell>
          <table:table-cell table:content-validation-name="val2" office:value-type="string" calcext:value-type="string">
            <text:p>Critica de lançamento do disco “Vagando” de Rosa Maria</text:p>
          </table:table-cell>
          <table:table-cell/>
          <table:table-cell office:value-type="string" calcext:value-type="string">
            <text:p>4311466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311466.png</text:p>
          </table:table-cell>
          <table:table-cell office:value-type="string" calcext:value-type="string">
            <text:p>Um novo espaço para Rosa Maria na MPB, 3<text:span text:style-name="T2">o</text:span> parágra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4.2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Propaganda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311466hb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1466.png</text:p>
          </table:table-cell>
          <table:table-cell office:value-type="string" calcext:value-type="string">
            <text:p>As novas cantoras do rádio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4.2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Disco</text:p>
          </table:table-cell>
          <table:table-cell office:value-type="string" calcext:value-type="string">
            <text:p>“Vagando” de Rosa Maria</text:p>
          </table:table-cell>
          <table:table-cell table:content-validation-name="val2" office:value-type="string" calcext:value-type="string">
            <text:p>Breve descrição do disco “Vagando” lançado por Rosa Maria</text:p>
          </table:table-cell>
          <table:table-cell/>
          <table:table-cell office:value-type="string" calcext:value-type="string">
            <text:p>4311475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1475.png</text:p>
          </table:table-cell>
          <table:table-cell office:value-type="string" calcext:value-type="string">
            <text:p>Fortes muda de gênero, Bennett prepara a chegada, 2<text:span text:style-name="T2">o</text:span> parágra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4.2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Propaganda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311822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1822.png</text:p>
          </table:table-cell>
          <table:table-cell office:value-type="string" calcext:value-type="string">
            <text:p>As novas cantoras do rád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4.3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Propaganda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312217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2217.png</text:p>
          </table:table-cell>
          <table:table-cell office:value-type="string" calcext:value-type="string">
            <text:p>As novas cantoras do rádio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5.0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Apresentação das cantoras e descrição do formato do Projeto Musical Funarte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242697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242697.png</text:p>
          </table:table-cell>
          <table:table-cell office:value-type="string" calcext:value-type="string">
            <text:p>As novas cantoras do rádio, 1<text:span text:style-name="T2">o</text:span> paragrafo e 1<text:span text:style-name="T2">o</text:span> da 2<text:span text:style-name="T2">a</text:span>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5.26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A Luta Democratica : Um jornal de luta feito por homens que lutam pelos que não podem lutar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7941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Com Quinteto Violado e Elomar</text:p>
          </table:table-cell>
          <table:table-cell/>
          <table:table-cell office:value-type="string" calcext:value-type="string">
            <text:p>I0066595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66595-2Alt=002929Lar=001884LargOri=004152AltOri=006454.JPG</text:p>
          </table:table-cell>
          <table:table-cell office:value-type="string" calcext:value-type="string">
            <text:p>A noite é o espetáculo, 2a. colun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5.26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48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Com Quinteto Violado e Elomar</text:p>
          </table:table-cell>
          <table:table-cell office:value-type="string" calcext:value-type="string">
            <text:p>Vários: Teatro Dulcina - Rua Alcindo Guanabara, 17, Centro, Rio de Janeiro, RJ; Teatro Sesc - Av. Automóvel Clube, 66, Centro, São João de Meriti, RJ; Teatro Rondon Pacheco - Rua Santos Dumont, 517, Centro, Uberlândia, MG; Teatro do Centro de Convivência - Praça Imprensa Fluminense, Cambuí, Campinas, SP; Teatro Cacilda Becker - Praça Samuel Sabatini, 50, Centro, São Bernardo do Campo, SP; Teatro Ouro Verde - Rua Maranhão, 85, Centro, Londrina, PR; Teatro Álvaro de Carvalho - Rua Marechal Guilherme, 26, Centro, Florianópolis, SC; Teatro Carlos Gomes – Rua XV de Novembro, 1181, Centro, Blumenau, SC</text:p>
          </table:table-cell>
          <table:table-cell office:value-type="string" calcext:value-type="string">
            <text:p>I0007367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07367-2Alt=002998Lar=001884LargOri=004257AltOri=006774.JPG</text:p>
          </table:table-cell>
          <table:table-cell office:value-type="string" calcext:value-type="string">
            <text:p>Contraponto, Em trânsito, 1o. parágrafo.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5.26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Em notícia de shows do Gil e Jimmy Cliff, o jornalista destaca o show da Irene pelo Projeto Musical Funarte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317854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317854.png</text:p>
          </table:table-cell>
          <table:table-cell office:value-type="string" calcext:value-type="string">
            <text:p>Gil e Jimmy Cliff, para ninguém perder, 1<text:span text:style-name="T2">a</text:span> coluna no fi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5.2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Apresentação do show nomeado de “Dia de Festa” que foi apresentado no Projeto Musical Funarte. Breve entrevista.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318099h.png</text:p>
          </table:table-cell>
          <table:table-cell table:content-validation-name="val3" office:value-type="string" calcext:value-type="string">
            <text:p>Alto</text:p>
          </table:table-cell>
          <table:table-cell office:value-type="string" calcext:value-type="string">
            <text:p>4318099.png</text:p>
          </table:table-cell>
          <table:table-cell office:value-type="string" calcext:value-type="string">
            <text:p>Irene Portela, música e poesi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5.2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“Dia de Festa”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318104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318104.png</text:p>
          </table:table-cell>
          <table:table-cell office:value-type="string" calcext:value-type="string">
            <text:p>Shows, Irene Portel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5.2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“Dia de Festa”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31823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8230.png</text:p>
          </table:table-cell>
          <table:table-cell office:value-type="string" calcext:value-type="string">
            <text:p>Headline e Shows, Irene Portel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5.3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“Dia de Festa”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318386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8386.png</text:p>
          </table:table-cell>
          <table:table-cell office:value-type="string" calcext:value-type="string">
            <text:p>Shows, Irene Portel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5.3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“Dia de Festa” (foto)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318544h.png</text:p>
          </table:table-cell>
          <table:table-cell table:content-validation-name="val3" office:value-type="string" calcext:value-type="string">
            <text:p>Alto</text:p>
          </table:table-cell>
          <table:table-cell office:value-type="string" calcext:value-type="string">
            <text:p>4318544.png</text:p>
          </table:table-cell>
          <table:table-cell office:value-type="string" calcext:value-type="string">
            <text:p>Shows, Irene Portel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6.0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“Dia de Festa”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244884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44884.png</text:p>
          </table:table-cell>
          <table:table-cell office:value-type="string" calcext:value-type="string">
            <text:p>Shows, Irene Portel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6.04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ário do Paraná: Orgao dos Diários Associado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07511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Com Quinteto Violado e Elomar</text:p>
          </table:table-cell>
          <table:table-cell office:value-type="string" calcext:value-type="string">
            <text:p>Vários: Teatro Dulcina - Rua Alcindo Guanabara, 17, Centro, Rio de Janeiro, RJ; Teatro Sesc - Av. Automóvel Clube, 66, Centro, São João de Meriti, RJ; Teatro Rondon Pacheco - Rua Santos Dumont, 517, Centro, Uberlândia, MG; Teatro do Centro de Convivência - Praça Imprensa Fluminense, Cambuí, Campinas, SP; Teatro Cacilda Becker - Praça Samuel Sabatini, 50, Centro, São Bernardo do Campo, SP; Teatro Ouro Verde - Rua Maranhão, 85, Centro, Londrina, PR; Teatro Álvaro de Carvalho - Rua Marechal Guilherme, 26, Centro, Florianópolis, SC; Teatro Carlos Gomes – Rua XV de Novembro, 1181, Centro, Blumenau, SC</text:p>
          </table:table-cell>
          <table:table-cell office:value-type="string" calcext:value-type="string">
            <text:p>I0142119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42119-2Alt=002787Lar=001884LargOri=004422AltOri=006542.JPG</text:p>
          </table:table-cell>
          <table:table-cell office:value-type="string" calcext:value-type="string">
            <text:p>Projetos, Roteiro e as duplas, 2o. parágraf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6.0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“Dia de Festa”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245786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45786.png</text:p>
          </table:table-cell>
          <table:table-cell office:value-type="string" calcext:value-type="string">
            <text:p>Headline e Shows, Irene Portel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6.06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“Dia de Festa”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245987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45987.png</text:p>
          </table:table-cell>
          <table:table-cell office:value-type="string" calcext:value-type="string">
            <text:p>Shows, Irene Portela, centr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6.06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Propaganda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245998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245998.png</text:p>
          </table:table-cell>
          <table:table-cell office:value-type="string" calcext:value-type="string">
            <text:p>As novas cantoras do rádio, Irene Portel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6.0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“Dia de Festa”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246162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46162.png</text:p>
          </table:table-cell>
          <table:table-cell office:value-type="string" calcext:value-type="string">
            <text:p>Headline e Shows, Irene Portel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6.0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“Dia de Festa” (foto)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246458h.png</text:p>
          </table:table-cell>
          <table:table-cell table:content-validation-name="val3" office:value-type="string" calcext:value-type="string">
            <text:p>Alto</text:p>
          </table:table-cell>
          <table:table-cell office:value-type="string" calcext:value-type="string">
            <text:p>4246458.png</text:p>
          </table:table-cell>
          <table:table-cell office:value-type="string" calcext:value-type="string">
            <text:p>Shows, Irene Porte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6.1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4<text:span text:style-name="T2">a</text:span> Semana Guiomar Novaes em São João da Boa vista</text:p>
          </table:table-cell>
          <table:table-cell table:content-validation-name="val2" office:value-type="string" calcext:value-type="string">
            <text:p>A semana cultural contou com a participação de Irene, Toquinho e a Banda de Pífanos de Caruaru; entre outros</text:p>
          </table:table-cell>
          <table:table-cell/>
          <table:table-cell office:value-type="string" calcext:value-type="string">
            <text:p>4246882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246882.png</text:p>
          </table:table-cell>
          <table:table-cell office:value-type="string" calcext:value-type="string">
            <text:p>Regional, São João fará a programação Guiomar Nova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6.13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66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Com Quinteto Violado e Elomar</text:p>
          </table:table-cell>
          <table:table-cell table:style-name="ce5" office:value-type="string" calcext:value-type="string">
            <text:p>Teatro Dulcina - Rua Alcindo Guanabara, 17, Centro, Rio de Janeiro, RJ</text:p>
          </table:table-cell>
          <table:table-cell office:value-type="string" calcext:value-type="string">
            <text:p>I0008234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I0008234-2Alt=002976Lar=001884LargOri=004270AltOri=006744.JPG</text:p>
          </table:table-cell>
          <table:table-cell office:value-type="string" calcext:value-type="string">
            <text:p>A surpresa é Agnaldo Timóteo, 3o. parágraf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6.19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72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Com Quinteto Violado e Elomar</text:p>
          </table:table-cell>
          <table:table-cell table:style-name="ce5" office:value-type="string" calcext:value-type="string">
            <text:p>Teatro Dulcina - Rua Alcindo Guanabara, 17, Centro, Rio de Janeiro, RJ</text:p>
          </table:table-cell>
          <table:table-cell office:value-type="string" calcext:value-type="string">
            <text:p>I0008537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08537-2Alt=003015Lar=001884LargOri=004272AltOri=006837.JPG</text:p>
          </table:table-cell>
          <table:table-cell office:value-type="string" calcext:value-type="string">
            <text:p>Show, Projeto Pixinguinh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6.2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73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Com Quinteto Violado e Elomar</text:p>
          </table:table-cell>
          <table:table-cell table:style-name="ce5" office:value-type="string" calcext:value-type="string">
            <text:p>Teatro Dulcina - Rua Alcindo Guanabara, 17, Centro, Rio de Janeiro, RJ</text:p>
          </table:table-cell>
          <table:table-cell office:value-type="string" calcext:value-type="string">
            <text:p>I0008587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08587-2Alt=003019Lar=001884LargOri=004268AltOri=006838.JPG</text:p>
          </table:table-cell>
          <table:table-cell office:value-type="string" calcext:value-type="string">
            <text:p>Show, 1a. coluna de atrações, penúltima atração, Projeto Pixinguinh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6.24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77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Com Quinteto Violado e Elomar</text:p>
          </table:table-cell>
          <table:table-cell office:value-type="string" calcext:value-type="string">
            <text:p>Teatro Sesc - Av. Automóvel Clube, 66, Centro, São João de Meriti, RJ</text:p>
          </table:table-cell>
          <table:table-cell office:value-type="string" calcext:value-type="string">
            <text:p>I0008813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08813-2Alt=002978Lar=001884LargOri=004228AltOri=006682.JPG</text:p>
          </table:table-cell>
          <table:table-cell office:value-type="string" calcext:value-type="string">
            <text:p>Show, Projeto Pixinguinha.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1980.06.25</text:p>
          </table:table-cell>
          <table:table-cell table:style-name="ce5" office:value-type="string" calcext:value-type="string">
            <text:p>Hemeroteca da Biblioteca Nacional</text:p>
          </table:table-cell>
          <table:table-cell table:style-name="ce5" office:value-type="string" calcext:value-type="string">
            <text:p>A Luta Democratica : Um jornal de luta feito por homens que lutam pelos que não podem lutar</text:p>
          </table:table-cell>
          <table:table-cell table:style-name="ce5" office:value-type="string" calcext:value-type="string">
            <text:p>RJ</text:p>
          </table:table-cell>
          <table:table-cell table:style-name="ce5" office:value-type="string" calcext:value-type="string">
            <text:p>Edição 07963</text:p>
          </table:table-cell>
          <table:table-cell table:style-name="ce5" table:content-validation-name="val1" office:value-type="string" calcext:value-type="string">
            <text:p>Show</text:p>
          </table:table-cell>
          <table:table-cell table:style-name="ce5" office:value-type="string" calcext:value-type="string">
            <text:p>Projeto Pixinguinha</text:p>
          </table:table-cell>
          <table:table-cell table:style-name="ce5" table:content-validation-name="val2" office:value-type="string" calcext:value-type="string">
            <text:p>Com Quinteto Violado e Elomar</text:p>
          </table:table-cell>
          <table:table-cell table:style-name="ce5" office:value-type="string" calcext:value-type="string">
            <text:p>Teatro Dulcina - Rua Alcindo Guanabara, 17, Centro, Rio de Janeiro, RJ</text:p>
          </table:table-cell>
          <table:table-cell table:style-name="ce5" office:value-type="string" calcext:value-type="string">
            <text:p>I0066793.png</text:p>
          </table:table-cell>
          <table:table-cell table:style-name="ce5" table:content-validation-name="val3" office:value-type="string" calcext:value-type="string">
            <text:p>Baixo</text:p>
          </table:table-cell>
          <table:table-cell table:style-name="ce5" office:value-type="string" calcext:value-type="string">
            <text:p>I0066793-2Alt=002911Lar=001884LargOri=004197AltOri=006484.JPG</text:p>
          </table:table-cell>
          <table:table-cell table:style-name="ce5" office:value-type="string" calcext:value-type="string">
            <text:p>A noite é o espetáculo, 4o. bloco.</text:p>
          </table:table-cell>
          <table:table-cell table:style-name="ce5"/>
          <table:table-cell table:number-columns-repeated="1008"/>
        </table:table-row>
        <table:table-row table:style-name="ro1">
          <table:table-cell office:value-type="string" calcext:value-type="string">
            <text:p>1980.06.2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78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Com Quinteto Violado e Elomar</text:p>
          </table:table-cell>
          <table:table-cell office:value-type="string" calcext:value-type="string">
            <text:p>Teatro Sesc - Av. Automóvel Clube, 66, Centro, São João de Meriti, RJ</text:p>
          </table:table-cell>
          <table:table-cell office:value-type="string" calcext:value-type="string">
            <text:p>I0008851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08851-2Alt=002975Lar=001884LargOri=004232AltOri=006683.JPG</text:p>
          </table:table-cell>
          <table:table-cell office:value-type="string" calcext:value-type="string">
            <text:p>Show, Projeto Pixinguinh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6.2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172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Com Quinteto Violado e Elomar</text:p>
          </table:table-cell>
          <table:table-cell office:value-type="string" calcext:value-type="string">
            <text:p>Região Sul</text:p>
          </table:table-cell>
          <table:table-cell office:value-type="string" calcext:value-type="string">
            <text:p>I001024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10244-2Alt=002426Lar=001453LargOri=003906AltOri=006521.JPG</text:p>
          </table:table-cell>
          <table:table-cell office:value-type="string" calcext:value-type="string">
            <text:p>Quinteto Violado… 1o parágra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6.2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nfiteatro Cacilda Becker – Paço Municipal, Praça Samuel Sabatini, 50, Centro, São Bernardo do Campo, SP</text:p>
          </table:table-cell>
          <table:table-cell office:value-type="string" calcext:value-type="string">
            <text:p>4320854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320854.png</text:p>
          </table:table-cell>
          <table:table-cell office:value-type="string" calcext:value-type="string">
            <text:p>Projeto Pixinguinh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6.3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83</text:p>
          </table:table-cell>
          <table:table-cell table:content-validation-name="val1" office:value-type="string" calcext:value-type="string">
            <text:p>Disco</text:p>
          </table:table-cell>
          <table:table-cell office:value-type="string" calcext:value-type="string">
            <text:p>“Equatorial” de Teti</text:p>
          </table:table-cell>
          <table:table-cell table:content-validation-name="val2" office:value-type="string" calcext:value-type="string">
            <text:p>Crítica do disco da Teti, o autor comenta brevemente sobre a convicção da Irene</text:p>
          </table:table-cell>
          <table:table-cell/>
          <table:table-cell office:value-type="string" calcext:value-type="string">
            <text:p>I0009189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09189-2Alt=002936Lar=001884LargOri=004277AltOri=006664.JPG</text:p>
          </table:table-cell>
          <table:table-cell office:value-type="string" calcext:value-type="string">
            <text:p>Quixadá já tem a sua cantora de Bossa Nova, 2o. parágrafo.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7.24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Fulô da Laranjeira – Alameda Santos, 2528, Jardim Paulista, São Paulo, SP</text:p>
          </table:table-cell>
          <table:table-cell office:value-type="string" calcext:value-type="string">
            <text:p>432388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23880.png</text:p>
          </table:table-cell>
          <table:table-cell office:value-type="string" calcext:value-type="string">
            <text:p>Shows, 1<text:span text:style-name="T2">a</text:span> coluna, Irene Porte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7.2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Fulô da Laranjeira – Alameda Santos, 2528, Jardim Paulista, São Paulo, SP</text:p>
          </table:table-cell>
          <table:table-cell office:value-type="string" calcext:value-type="string">
            <text:p>4324149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24149.png</text:p>
          </table:table-cell>
          <table:table-cell office:value-type="string" calcext:value-type="string">
            <text:p>Shows, 2<text:span text:style-name="T2">a</text:span> coluna, Irene Porte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7.2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Fulô da Laranjeira – Alameda Santos, 2528, Jardim Paulista, São Paulo, SP</text:p>
          </table:table-cell>
          <table:table-cell office:value-type="string" calcext:value-type="string">
            <text:p>4324708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24708.png</text:p>
          </table:table-cell>
          <table:table-cell office:value-type="string" calcext:value-type="string">
            <text:p>Shows, 1<text:span text:style-name="T2">a</text:span> coluna, Irene Portel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7.2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11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Três dias para Donana</text:p>
          </table:table-cell>
          <table:table-cell table:content-validation-name="val2" office:value-type="string" calcext:value-type="string">
            <text:p>Donana era um monólogo</text:p>
          </table:table-cell>
          <table:table-cell office:value-type="string" calcext:value-type="string">
            <text:p>Teatro Leopoldo Fróes – Rua Manoel de Abreu 16, Centro, Niterói, RJ</text:p>
          </table:table-cell>
          <table:table-cell office:value-type="string" calcext:value-type="string">
            <text:p>I0010629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10629-2Alt=002969Lar=001884LargOri=004279AltOri=006744.JPG</text:p>
          </table:table-cell>
          <table:table-cell office:value-type="string" calcext:value-type="string">
            <text:p>Teatro, segundo bloco, terceira coluna, Donana.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8.1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Disco</text:p>
          </table:table-cell>
          <table:table-cell office:value-type="string" calcext:value-type="string">
            <text:p>“Fonte Nova” de Chico Maranhão</text:p>
          </table:table-cell>
          <table:table-cell table:content-validation-name="val2" office:value-type="string" calcext:value-type="string">
            <text:p>Breve crítica do disco “Fonte Nova” do Chico Maranhão</text:p>
          </table:table-cell>
          <table:table-cell/>
          <table:table-cell office:value-type="string" calcext:value-type="string">
            <text:p>4258574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58574.png</text:p>
          </table:table-cell>
          <table:table-cell office:value-type="string" calcext:value-type="string">
            <text:p>Discos/Lançamentos, 2<text:span text:style-name="T2">a</text:span> coluna, centro, Chico Maranhão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8.1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Anuncio do show de Deo Lopes</text:p>
          </table:table-cell>
          <table:table-cell table:content-validation-name="val2"/>
          <table:table-cell office:value-type="string" calcext:value-type="string">
            <text:p>Teatro Tuquinha – Rua Monte Alegre, 1024, Perdizes, São Paulo, SP</text:p>
          </table:table-cell>
          <table:table-cell office:value-type="string" calcext:value-type="string">
            <text:p>425917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59170.png</text:p>
          </table:table-cell>
          <table:table-cell office:value-type="string" calcext:value-type="string">
            <text:p>Shows, 1<text:span text:style-name="T2">a</text:span> coluna, Deo Lopes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8.2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Acorde do Teatro do Bexiga</text:p>
          </table:table-cell>
          <table:table-cell table:content-validation-name="val2" office:value-type="string" calcext:value-type="string">
            <text:p>Anúncio.</text:p>
          </table:table-cell>
          <table:table-cell table:style-name="ce5" office:value-type="string" calcext:value-type="string">
            <text:p>Teatro do Bexiga – Rua Rui Barbosa, 672, Bela Vista, São Paulo, SP</text:p>
          </table:table-cell>
          <table:table-cell office:value-type="string" calcext:value-type="string">
            <text:p>4324711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24711.png</text:p>
          </table:table-cell>
          <table:table-cell office:value-type="string" calcext:value-type="string">
            <text:p>Shows, 1<text:span text:style-name="T2">a</text:span> coluna, Irene Portel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8.2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Acorde do Teatro do Bexiga</text:p>
          </table:table-cell>
          <table:table-cell table:content-validation-name="val2" office:value-type="string" calcext:value-type="string">
            <text:p>Breve descrição.</text:p>
          </table:table-cell>
          <table:table-cell table:style-name="ce5" office:value-type="string" calcext:value-type="string">
            <text:p>Teatro do Bexiga – Rua Rui Barbosa, 672, Bela Vista, São Paulo, SP</text:p>
          </table:table-cell>
          <table:table-cell office:value-type="string" calcext:value-type="string">
            <text:p>4324745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324745.png</text:p>
          </table:table-cell>
          <table:table-cell office:value-type="string" calcext:value-type="string">
            <text:p>Shows, Transe, coração e veneno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8.26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Acorde do Teatro do Bexiga</text:p>
          </table:table-cell>
          <table:table-cell table:content-validation-name="val2" office:value-type="string" calcext:value-type="string">
            <text:p>Anúncio.</text:p>
          </table:table-cell>
          <table:table-cell table:style-name="ce5" office:value-type="string" calcext:value-type="string">
            <text:p>Teatro do Bexiga – Rua Rui Barbosa, 672, Bela Vista, São Paulo, SP</text:p>
          </table:table-cell>
          <table:table-cell office:value-type="string" calcext:value-type="string">
            <text:p>4324955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24955.png</text:p>
          </table:table-cell>
          <table:table-cell office:value-type="string" calcext:value-type="string">
            <text:p>Shows, 1<text:span text:style-name="T2">a</text:span> coluna, Irene Porte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9.04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 office:value-type="string" calcext:value-type="string">
            <text:p>Anúncio.</text:p>
          </table:table-cell>
          <table:table-cell table:style-name="ce5" office:value-type="string" calcext:value-type="string">
            <text:p>Casa de Chá Erva Doce – Rua Cônego Eugênio, 442, Pinheiros, São Paulo, SP</text:p>
          </table:table-cell>
          <table:table-cell office:value-type="string" calcext:value-type="string">
            <text:p>4260738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60738.png</text:p>
          </table:table-cell>
          <table:table-cell office:value-type="string" calcext:value-type="string">
            <text:p>Shows, 1<text:span text:style-name="T2">a</text:span> coluna, Irene Porte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9.0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 office:value-type="string" calcext:value-type="string">
            <text:p>Anúncio.</text:p>
          </table:table-cell>
          <table:table-cell table:style-name="ce5" office:value-type="string" calcext:value-type="string">
            <text:p>Casa de Chá Erva Doce – Rua Cônego Eugênio, 442, Pinheiros, São Paulo, SP</text:p>
          </table:table-cell>
          <table:table-cell office:value-type="string" calcext:value-type="string">
            <text:p>4260943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60943.png</text:p>
          </table:table-cell>
          <table:table-cell office:value-type="string" calcext:value-type="string">
            <text:p>Headline e Shows, 1<text:span text:style-name="T2">a</text:span> coluna, Irene Porte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9.06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 office:value-type="string" calcext:value-type="string">
            <text:p>Anúncio.</text:p>
          </table:table-cell>
          <table:table-cell table:style-name="ce5" office:value-type="string" calcext:value-type="string">
            <text:p>Casa de Chá Erva Doce – Rua Cônego Eugênio, 442, Pinheiros, São Paulo, SP</text:p>
          </table:table-cell>
          <table:table-cell office:value-type="string" calcext:value-type="string">
            <text:p>4261127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61127.png</text:p>
          </table:table-cell>
          <table:table-cell office:value-type="string" calcext:value-type="string">
            <text:p>Shows, 1<text:span text:style-name="T2">a</text:span> coluna, Irene Porte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9.0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Disco</text:p>
          </table:table-cell>
          <table:table-cell office:value-type="string" calcext:value-type="string">
            <text:p>“Maricene” de Maricene Costa</text:p>
          </table:table-cell>
          <table:table-cell table:content-validation-name="val2" office:value-type="string" calcext:value-type="string">
            <text:p>“Bailarina”, composição de Irene, para a peça “Três Dias Com Donana” de 1974</text:p>
          </table:table-cell>
          <table:table-cell table:style-name="ce5"/>
          <table:table-cell office:value-type="string" calcext:value-type="string">
            <text:p>4261927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61927.png</text:p>
          </table:table-cell>
          <table:table-cell office:value-type="string" calcext:value-type="string">
            <text:p>Maricene grava enfim seu LP, 1<text:span text:style-name="T2">o</text:span> paragrafo e 1<text:span text:style-name="T2">o</text:span> da 2<text:span text:style-name="T2">a</text:span> colun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9.1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 office:value-type="string" calcext:value-type="string">
            <text:p>Anúncio.</text:p>
          </table:table-cell>
          <table:table-cell table:style-name="ce5" office:value-type="string" calcext:value-type="string">
            <text:p>Casa de Chá Erva Doce – Rua Cônego Eugênio, 442, Pinheiros, São Paulo, SP</text:p>
          </table:table-cell>
          <table:table-cell office:value-type="string" calcext:value-type="string">
            <text:p>4262272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62272.png</text:p>
          </table:table-cell>
          <table:table-cell office:value-type="string" calcext:value-type="string">
            <text:p>Shows, 1<text:span text:style-name="T2">a</text:span> coluna, Irene Porte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9.12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 office:value-type="string" calcext:value-type="string">
            <text:p>Anúncio.</text:p>
          </table:table-cell>
          <table:table-cell table:style-name="ce5" office:value-type="string" calcext:value-type="string">
            <text:p>Casa de Chá Erva Doce – Rua Cônego Eugênio, 442, Pinheiros, São Paulo, SP</text:p>
          </table:table-cell>
          <table:table-cell office:value-type="string" calcext:value-type="string">
            <text:p>4262447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62447.png</text:p>
          </table:table-cell>
          <table:table-cell office:value-type="string" calcext:value-type="string">
            <text:p>Shows, 1<text:span text:style-name="T2">a</text:span> coluna, Irene Porte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9.13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 office:value-type="string" calcext:value-type="string">
            <text:p>Anúncio.</text:p>
          </table:table-cell>
          <table:table-cell table:style-name="ce5" office:value-type="string" calcext:value-type="string">
            <text:p>Casa de Chá Erva Doce – Rua Cônego Eugênio, 442, Pinheiros, São Paulo, SP</text:p>
          </table:table-cell>
          <table:table-cell office:value-type="string" calcext:value-type="string">
            <text:p>4262593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62593.png</text:p>
          </table:table-cell>
          <table:table-cell office:value-type="string" calcext:value-type="string">
            <text:p>Shows, 1<text:span text:style-name="T2">a</text:span> coluna, Irene Porte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11.03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Citação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Apresentação do show de Cauby Peixoto.</text:p>
          </table:table-cell>
          <table:table-cell table:style-name="ce5"/>
          <table:table-cell office:value-type="string" calcext:value-type="string">
            <text:p>4270147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70147.png</text:p>
          </table:table-cell>
          <table:table-cell office:value-type="string" calcext:value-type="string">
            <text:p>Espetáculos arejados, com Caubi e Matogrosso, final do 2<text:span text:style-name="T2">o</text:span> paragrafo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11.3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Folhinha</text:p>
          </table:table-cell>
          <table:table-cell table:content-validation-name="val1" office:value-type="string" calcext:value-type="string">
            <text:p>Citação</text:p>
          </table:table-cell>
          <table:table-cell office:value-type="string" calcext:value-type="string">
            <text:p>Projeto: Arte Escola Formação e Informação</text:p>
          </table:table-cell>
          <table:table-cell table:content-validation-name="val2" office:value-type="string" calcext:value-type="string">
            <text:p>Teatro Célia Helena</text:p>
          </table:table-cell>
          <table:table-cell table:style-name="ce5"/>
          <table:table-cell office:value-type="string" calcext:value-type="string">
            <text:p>4331237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31237.png</text:p>
          </table:table-cell>
          <table:table-cell office:value-type="string" calcext:value-type="string">
            <text:p>A “barra” está em cartaz, 6<text:span text:style-name="T2">o</text:span> paragrafo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12.0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Citação</text:p>
          </table:table-cell>
          <table:table-cell office:value-type="string" calcext:value-type="string">
            <text:p>Projeto: Arte Escola Formação e Informação</text:p>
          </table:table-cell>
          <table:table-cell table:content-validation-name="val2" office:value-type="string" calcext:value-type="string">
            <text:p>Teatro Célia Helena</text:p>
          </table:table-cell>
          <table:table-cell table:style-name="ce5"/>
          <table:table-cell office:value-type="string" calcext:value-type="string">
            <text:p>4275602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75602.png</text:p>
          </table:table-cell>
          <table:table-cell office:value-type="string" calcext:value-type="string">
            <text:p>A temporada nas peruas do SNT, 2<text:span text:style-name="T2">a</text:span> coluna, 2<text:span text:style-name="T2">o</text:span> paragrafo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12.1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 office:value-type="string" calcext:value-type="string">
            <text:p>Anúncio.</text:p>
          </table:table-cell>
          <table:table-cell table:style-name="ce5" office:value-type="string" calcext:value-type="string">
            <text:p>Bar do IAB – Rua Bento Freitas, 306, República, São Paulo, SP</text:p>
          </table:table-cell>
          <table:table-cell office:value-type="string" calcext:value-type="string">
            <text:p>4332316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32316.png</text:p>
          </table:table-cell>
          <table:table-cell office:value-type="string" calcext:value-type="string">
            <text:p>Shows, 1<text:span text:style-name="T2">a</text:span> coluna, Irene Porte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1.01.1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com Eliane Estevão</text:p>
          </table:table-cell>
          <table:table-cell table:content-validation-name="val2" office:value-type="string" calcext:value-type="string">
            <text:p>Anúncio.</text:p>
          </table:table-cell>
          <table:table-cell table:style-name="ce5" office:value-type="string" calcext:value-type="string">
            <text:p>Taverna Boêmia – Rua Treze de Maio, 37, Bela Vista, São Paulo, SP</text:p>
          </table:table-cell>
          <table:table-cell office:value-type="string" calcext:value-type="string">
            <text:p>430281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02810.png</text:p>
          </table:table-cell>
          <table:table-cell office:value-type="string" calcext:value-type="string">
            <text:p>Shows, 1<text:span text:style-name="T2">a</text:span> coluna, Irene Porte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1.01.3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 office:value-type="string" calcext:value-type="string">
            <text:p>Foto</text:p>
          </table:table-cell>
          <table:table-cell table:style-name="ce5" office:value-type="string" calcext:value-type="string">
            <text:p>Bar Assanhado – Rua Abílio Soares, 201, Paraíso, São Paulo, SP</text:p>
          </table:table-cell>
          <table:table-cell office:value-type="string" calcext:value-type="string">
            <text:p>4306077h.png</text:p>
          </table:table-cell>
          <table:table-cell table:content-validation-name="val3" office:value-type="string" calcext:value-type="string">
            <text:p>Alto</text:p>
          </table:table-cell>
          <table:table-cell office:value-type="string" calcext:value-type="string">
            <text:p>4306077.png</text:p>
          </table:table-cell>
          <table:table-cell office:value-type="string" calcext:value-type="string">
            <text:p>Shows, 1<text:span text:style-name="T2">a</text:span> coluna, Irene Porte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1.01.3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/>
          <table:table-cell table:style-name="ce5" office:value-type="string" calcext:value-type="string">
            <text:p>Bar Assanhado – Rua Abílio Soares, 201, Paraíso, São Paulo, SP</text:p>
          </table:table-cell>
          <table:table-cell office:value-type="string" calcext:value-type="string">
            <text:p>4306116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06116.png</text:p>
          </table:table-cell>
          <table:table-cell office:value-type="string" calcext:value-type="string">
            <text:p>Shows, 1<text:span text:style-name="T2">a</text:span> coluna, Irene Porte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1.04.0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Direção</text:p>
          </table:table-cell>
          <table:table-cell office:value-type="string" calcext:value-type="string">
            <text:p>Anuncio do show de lançamento do primeiro disco de Deo Lopes</text:p>
          </table:table-cell>
          <table:table-cell office:value-type="string" calcext:value-type="string">
            <text:p>Irene como diretora geral do show</text:p>
          </table:table-cell>
          <table:table-cell office:value-type="string" calcext:value-type="string">
            <text:p>Teatro Lira Paulistana – Rua Teodoro Sampaio, 1091, Pinheiros, São Paulo, SP</text:p>
          </table:table-cell>
          <table:table-cell office:value-type="string" calcext:value-type="string">
            <text:p>4306366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06366.png</text:p>
          </table:table-cell>
          <table:table-cell office:value-type="string" calcext:value-type="string">
            <text:p>Shows, 1<text:span text:style-name="T2">a</text:span> coluna, Deo Lopes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1.04.02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Direção</text:p>
          </table:table-cell>
          <table:table-cell office:value-type="string" calcext:value-type="string">
            <text:p>Anuncio do show de lançamento do primeiro disco de Deo Lopes</text:p>
          </table:table-cell>
          <table:table-cell office:value-type="string" calcext:value-type="string">
            <text:p>Irene como diretora geral do show</text:p>
          </table:table-cell>
          <table:table-cell office:value-type="string" calcext:value-type="string">
            <text:p>Teatro Lira Paulistana – Rua Teodoro Sampaio, 1091, Pinheiros, São Paulo, SP</text:p>
          </table:table-cell>
          <table:table-cell office:value-type="string" calcext:value-type="string">
            <text:p>4306716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06716.png</text:p>
          </table:table-cell>
          <table:table-cell office:value-type="string" calcext:value-type="string">
            <text:p>Shows, 1<text:span text:style-name="T2">a</text:span> coluna no final, Deo Lopes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1.04.03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Direção</text:p>
          </table:table-cell>
          <table:table-cell office:value-type="string" calcext:value-type="string">
            <text:p>Anuncio do show de lançamento do primeiro disco de Deo Lopes</text:p>
          </table:table-cell>
          <table:table-cell office:value-type="string" calcext:value-type="string">
            <text:p>Irene como diretora geral do show</text:p>
          </table:table-cell>
          <table:table-cell office:value-type="string" calcext:value-type="string">
            <text:p>Teatro Lira Paulistana – Rua Teodoro Sampaio, 1091, Pinheiros, São Paulo, SP</text:p>
          </table:table-cell>
          <table:table-cell office:value-type="string" calcext:value-type="string">
            <text:p>4307053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07053.png</text:p>
          </table:table-cell>
          <table:table-cell office:value-type="string" calcext:value-type="string">
            <text:p>Shows, 2<text:span text:style-name="T2">a</text:span> coluna, Deo Lopes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1.04.04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Direção</text:p>
          </table:table-cell>
          <table:table-cell office:value-type="string" calcext:value-type="string">
            <text:p>Anuncio do show de lançamento do primeiro disco de Deo Lopes</text:p>
          </table:table-cell>
          <table:table-cell office:value-type="string" calcext:value-type="string">
            <text:p>Irene como diretora geral do show</text:p>
          </table:table-cell>
          <table:table-cell office:value-type="string" calcext:value-type="string">
            <text:p>Teatro Lira Paulistana – Rua Teodoro Sampaio, 1091, Pinheiros, São Paulo, SP</text:p>
          </table:table-cell>
          <table:table-cell office:value-type="string" calcext:value-type="string">
            <text:p>4307334h.png</text:p>
          </table:table-cell>
          <table:table-cell table:content-validation-name="val3" office:value-type="string" calcext:value-type="string">
            <text:p>Baixo</text:p>
          </table:table-cell>
          <table:table-cell table:style-name="ce5" office:value-type="string" calcext:value-type="string">
            <text:p>4307334.png</text:p>
          </table:table-cell>
          <table:table-cell office:value-type="string" calcext:value-type="string">
            <text:p>Shows, 2<text:span text:style-name="T2">a</text:span> coluna, Deo Lopes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1.04.0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Direção</text:p>
          </table:table-cell>
          <table:table-cell office:value-type="string" calcext:value-type="string">
            <text:p>Anuncio do show de lançamento do primeiro disco de Deo Lopes</text:p>
          </table:table-cell>
          <table:table-cell office:value-type="string" calcext:value-type="string">
            <text:p>Irene como diretora geral do show</text:p>
          </table:table-cell>
          <table:table-cell office:value-type="string" calcext:value-type="string">
            <text:p>Teatro Lira Paulistana – Rua Teodoro Sampaio, 1091, Pinheiros, São Paulo, SP</text:p>
          </table:table-cell>
          <table:table-cell office:value-type="string" calcext:value-type="string">
            <text:p>4307794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07794.png</text:p>
          </table:table-cell>
          <table:table-cell office:value-type="string" calcext:value-type="string">
            <text:p>Shows, 2<text:span text:style-name="T2">a</text:span> coluna, Deo Lopes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1.04.0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Direção</text:p>
          </table:table-cell>
          <table:table-cell office:value-type="string" calcext:value-type="string">
            <text:p>Anuncio do show de lançamento do primeiro disco de Deo Lopes</text:p>
          </table:table-cell>
          <table:table-cell office:value-type="string" calcext:value-type="string">
            <text:p>Irene como diretora geral do show</text:p>
          </table:table-cell>
          <table:table-cell office:value-type="string" calcext:value-type="string">
            <text:p>Teatro Lira Paulistana – Rua Teodoro Sampaio, 1091, Pinheiros, São Paulo, SP</text:p>
          </table:table-cell>
          <table:table-cell office:value-type="string" calcext:value-type="string">
            <text:p>430900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09000.png</text:p>
          </table:table-cell>
          <table:table-cell office:value-type="string" calcext:value-type="string">
            <text:p>Shows, 1<text:span text:style-name="T2">a</text:span> coluna, Deo Lop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1.04.0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Palomares</text:p>
          </table:table-cell>
          <table:table-cell table:content-validation-name="val2" office:value-type="string" calcext:value-type="string">
            <text:p>Nova temporada</text:p>
          </table:table-cell>
          <table:table-cell office:value-type="string" calcext:value-type="string">
            <text:p>Biblioteca Mário de Andrade – Rua da Consolação, 94, República, São Paulo, SP</text:p>
          </table:table-cell>
          <table:table-cell office:value-type="string" calcext:value-type="string">
            <text:p>4309019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09019.png</text:p>
          </table:table-cell>
          <table:table-cell office:value-type="string" calcext:value-type="string">
            <text:p>Bonecos contam tragedia de Palomares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1.04.0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Direção</text:p>
          </table:table-cell>
          <table:table-cell office:value-type="string" calcext:value-type="string">
            <text:p>Anuncio do show de lançamento do primeiro disco de Deo Lopes</text:p>
          </table:table-cell>
          <table:table-cell office:value-type="string" calcext:value-type="string">
            <text:p>Irene como diretora geral do show</text:p>
          </table:table-cell>
          <table:table-cell office:value-type="string" calcext:value-type="string">
            <text:p>Teatro Lira Paulistana – Rua Teodoro Sampaio, 1091, Pinheiros, São Paulo, SP</text:p>
          </table:table-cell>
          <table:table-cell office:value-type="string" calcext:value-type="string">
            <text:p>4309349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09349.png</text:p>
          </table:table-cell>
          <table:table-cell office:value-type="string" calcext:value-type="string">
            <text:p>Shows, 2<text:span text:style-name="T2">a</text:span> coluna, Deo Lopes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1.04.1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/>
          <table:table-cell office:value-type="string" calcext:value-type="string">
            <text:p>Casa de Chá Erva Doce – Rua Cônego Eugênio, 442, Pinheiros, São Paulo, SP</text:p>
          </table:table-cell>
          <table:table-cell office:value-type="string" calcext:value-type="string">
            <text:p>4309725hb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09725.png</text:p>
          </table:table-cell>
          <table:table-cell office:value-type="string" calcext:value-type="string">
            <text:p>Headline, Shows, 1<text:span text:style-name="T2">a</text:span> coluna, Irene Porte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1.04.1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Direção</text:p>
          </table:table-cell>
          <table:table-cell office:value-type="string" calcext:value-type="string">
            <text:p>Anuncio do show de lançamento do primeiro disco de Deo Lopes</text:p>
          </table:table-cell>
          <table:table-cell office:value-type="string" calcext:value-type="string">
            <text:p>Irene como diretora geral do show</text:p>
          </table:table-cell>
          <table:table-cell office:value-type="string" calcext:value-type="string">
            <text:p>Teatro Lira Paulistana – Rua Teodoro Sampaio, 1091, Pinheiros, São Paulo, SP</text:p>
          </table:table-cell>
          <table:table-cell office:value-type="string" calcext:value-type="string">
            <text:p>4309725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09725.png</text:p>
          </table:table-cell>
          <table:table-cell office:value-type="string" calcext:value-type="string">
            <text:p>Shows, 2<text:span text:style-name="T2">a</text:span> coluna, Deo Lopes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1.04.1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Direção</text:p>
          </table:table-cell>
          <table:table-cell office:value-type="string" calcext:value-type="string">
            <text:p>Anuncio do show de lançamento do primeiro disco de Deo Lopes</text:p>
          </table:table-cell>
          <table:table-cell office:value-type="string" calcext:value-type="string">
            <text:p>Irene como diretora geral do show</text:p>
          </table:table-cell>
          <table:table-cell office:value-type="string" calcext:value-type="string">
            <text:p>Teatro Lira Paulistana – Rua Teodoro Sampaio, 1091, Pinheiros, São Paulo, SP</text:p>
          </table:table-cell>
          <table:table-cell office:value-type="string" calcext:value-type="string">
            <text:p>4310009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0009.png</text:p>
          </table:table-cell>
          <table:table-cell office:value-type="string" calcext:value-type="string">
            <text:p>Shows, 2<text:span text:style-name="T2">a</text:span> coluna, Deo Lopes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1.04.12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Direção</text:p>
          </table:table-cell>
          <table:table-cell office:value-type="string" calcext:value-type="string">
            <text:p>Anuncio do show de lançamento do primeiro disco de Deo Lopes</text:p>
          </table:table-cell>
          <table:table-cell office:value-type="string" calcext:value-type="string">
            <text:p>Irene como diretora geral do show</text:p>
          </table:table-cell>
          <table:table-cell office:value-type="string" calcext:value-type="string">
            <text:p>Teatro Lira Paulistana – Rua Teodoro Sampaio, 1091, Pinheiros, São Paulo, SP</text:p>
          </table:table-cell>
          <table:table-cell office:value-type="string" calcext:value-type="string">
            <text:p>4310548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0548.png</text:p>
          </table:table-cell>
          <table:table-cell office:value-type="string" calcext:value-type="string">
            <text:p>Shows, 2<text:span text:style-name="T2">a</text:span> coluna, Deo Lop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1.05.24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46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Eliane Estevão</text:p>
          </table:table-cell>
          <table:table-cell table:content-validation-name="val2" office:value-type="string" calcext:value-type="string">
            <text:p>Com Eliane Estevão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25317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I0025317-20Alt=003009Lar=001884LargOri=004230AltOri=006753.JPG</text:p>
          </table:table-cell>
          <table:table-cell office:value-type="string" calcext:value-type="string">
            <text:p>O som nosso de cada dia, Pauta Nordestina, 2a. colun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1.05.2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47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Eliane Estevão</text:p>
          </table:table-cell>
          <table:table-cell table:content-validation-name="val2" office:value-type="string" calcext:value-type="string">
            <text:p>Com Eliane Estevão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25408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I0025408-2Alt=003044Lar=001884LargOri=004243AltOri=006856.JPG</text:p>
          </table:table-cell>
          <table:table-cell office:value-type="string" calcext:value-type="string">
            <text:p>Show, Sem entusiasmo, 2a. colun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1.05.26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48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Eliane Estevão</text:p>
          </table:table-cell>
          <table:table-cell table:content-validation-name="val2" office:value-type="string" calcext:value-type="string">
            <text:p>Com Eliane Estevão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25468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25468-2Alt=003033Lar=001884LargOri=004182AltOri=006732.JPG</text:p>
          </table:table-cell>
          <table:table-cell office:value-type="string" calcext:value-type="string">
            <text:p>Show, Irene Portela e Eliana Estevã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1.05.2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49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Eliane Estevão</text:p>
          </table:table-cell>
          <table:table-cell table:content-validation-name="val2" office:value-type="string" calcext:value-type="string">
            <text:p>Com Eliane Estevão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25505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25505-2Alt=003037Lar=001884LargOri=004177AltOri=006734.JPG</text:p>
          </table:table-cell>
          <table:table-cell office:value-type="string" calcext:value-type="string">
            <text:p>Show, Irene Portela e Eliana Estevã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1.05.2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50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Eliane Estevão</text:p>
          </table:table-cell>
          <table:table-cell table:content-validation-name="val2" office:value-type="string" calcext:value-type="string">
            <text:p>Com Eliane Estevão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25543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25543-2Alt=003041Lar=001884LargOri=004209AltOri=006795.JPG</text:p>
          </table:table-cell>
          <table:table-cell office:value-type="string" calcext:value-type="string">
            <text:p>Show, 2a. coluna, Irene Portela e Eliana Estevã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1.05.29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51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Eliane Estevão</text:p>
          </table:table-cell>
          <table:table-cell table:content-validation-name="val2" office:value-type="string" calcext:value-type="string">
            <text:p>Com Eliane Estevão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25586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25586-2Alt=003033Lar=001884LargOri=004211AltOri=006778.JPG</text:p>
          </table:table-cell>
          <table:table-cell office:value-type="string" calcext:value-type="string">
            <text:p>Show, penúltima coluna do lado direito da mão da cantora da foto, Irene Portela e Eliana Estevã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1.05.3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52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Eliane Estevão</text:p>
          </table:table-cell>
          <table:table-cell table:content-validation-name="val2" office:value-type="string" calcext:value-type="string">
            <text:p>Com Eliane Estevão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25618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25618-2Alt=003028Lar=001884LargOri=004216AltOri=006774.JPG</text:p>
          </table:table-cell>
          <table:table-cell office:value-type="string" calcext:value-type="string">
            <text:p>Show, 3a. coluna, Irene Portela e Eliana Estevã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1.06.02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55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Eliane Estevão</text:p>
          </table:table-cell>
          <table:table-cell table:content-validation-name="val2" office:value-type="string" calcext:value-type="string">
            <text:p>Com Eliane Estevão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25795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25795-2Alt=002941Lar=001884LargOri=004323AltOri=006748.JPG</text:p>
          </table:table-cell>
          <table:table-cell office:value-type="string" calcext:value-type="string">
            <text:p>Show, 1a. coluna, Irene Portela e Eliana Estevã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1.06.03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56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Eliane Estevão</text:p>
          </table:table-cell>
          <table:table-cell table:content-validation-name="val2" office:value-type="string" calcext:value-type="string">
            <text:p>Com Eliane Estevão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25831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25831-2Alt=002958Lar=001884LargOri=004270AltOri=006706.JPG</text:p>
          </table:table-cell>
          <table:table-cell office:value-type="string" calcext:value-type="string">
            <text:p>Show, 4a. coluna, Irene Portela e Eliana Estevão.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1.06.04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57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Eliane Estevão</text:p>
          </table:table-cell>
          <table:table-cell table:content-validation-name="val2" office:value-type="string" calcext:value-type="string">
            <text:p>Com Eliane Estevão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25870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25870-2Alt=002995Lar=001884LargOri=004310AltOri=006853.JPG</text:p>
          </table:table-cell>
          <table:table-cell office:value-type="string" calcext:value-type="string">
            <text:p>Show, 3<text:span text:style-name="T2">a</text:span>. coluna, Irene Portela e Eliana Estevã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1.07.12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ário do Paraná: Orgao dos Diários Associado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07848</text:p>
          </table:table-cell>
          <table:table-cell table:content-validation-name="val1" office:value-type="string" calcext:value-type="string">
            <text:p>Disco</text:p>
          </table:table-cell>
          <table:table-cell office:value-type="string" calcext:value-type="string">
            <text:p>“Coração de Indio” de Carlos Pita</text:p>
          </table:table-cell>
          <table:table-cell table:content-validation-name="val2" office:value-type="string" calcext:value-type="string">
            <text:p>Lançamento do segundo elepê do Carlos Pita com participação especial de Irene na música "Casa das Flautas"</text:p>
          </table:table-cell>
          <table:table-cell/>
          <table:table-cell office:value-type="string" calcext:value-type="string">
            <text:p>I0147429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I0147429-2Alt=002982Lar=001884LargOri=004354AltOri=006892.JPG</text:p>
          </table:table-cell>
          <table:table-cell office:value-type="string" calcext:value-type="string">
            <text:p>O bom Carlos Pita, 3a. colun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1.10.2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Vozes do Brasil</text:p>
          </table:table-cell>
          <table:table-cell table:content-validation-name="val2" office:value-type="string" calcext:value-type="string">
            <text:p>Premeditando o Breque e Irene</text:p>
          </table:table-cell>
          <table:table-cell office:value-type="string" calcext:value-type="string">
            <text:p>Circo Mal-Me-Quer – Praça Roosevelt, São Paulo, SP</text:p>
          </table:table-cell>
          <table:table-cell office:value-type="string" calcext:value-type="string">
            <text:p>4208847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208847.png</text:p>
          </table:table-cell>
          <table:table-cell office:value-type="string" calcext:value-type="string">
            <text:p>Circo Mal-Me-Quer, um novo espaço musical na cida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1.10.2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Vozes do Brasil</text:p>
          </table:table-cell>
          <table:table-cell table:content-validation-name="val2" office:value-type="string" calcext:value-type="string">
            <text:p>Premeditando o Breque e Irene (foto)</text:p>
          </table:table-cell>
          <table:table-cell office:value-type="string" calcext:value-type="string">
            <text:p>Circo Mal-Me-Quer – Praça Roosevelt, São Paulo, SP</text:p>
          </table:table-cell>
          <table:table-cell office:value-type="string" calcext:value-type="string">
            <text:p>4208860h.png</text:p>
          </table:table-cell>
          <table:table-cell table:content-validation-name="val3" office:value-type="string" calcext:value-type="string">
            <text:p>Alto</text:p>
          </table:table-cell>
          <table:table-cell office:value-type="string" calcext:value-type="string">
            <text:p>4208860.png</text:p>
          </table:table-cell>
          <table:table-cell office:value-type="string" calcext:value-type="string">
            <text:p>Shows – Teatro, Vozes do Brasi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1.10.2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Vozes do Brasil</text:p>
          </table:table-cell>
          <table:table-cell table:content-validation-name="val2" office:value-type="string" calcext:value-type="string">
            <text:p>Premeditando o Breque e Irene</text:p>
          </table:table-cell>
          <table:table-cell office:value-type="string" calcext:value-type="string">
            <text:p>Circo Mal-Me-Quer – Praça Roosevelt, São Paulo, SP</text:p>
          </table:table-cell>
          <table:table-cell office:value-type="string" calcext:value-type="string">
            <text:p>4209366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09366.png</text:p>
          </table:table-cell>
          <table:table-cell office:value-type="string" calcext:value-type="string">
            <text:p>Shows – Teatro, Vozes do Brasi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1.10.3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Vozes do Brasil</text:p>
          </table:table-cell>
          <table:table-cell table:content-validation-name="val2" office:value-type="string" calcext:value-type="string">
            <text:p>Premeditando o Breque e Irene</text:p>
          </table:table-cell>
          <table:table-cell office:value-type="string" calcext:value-type="string">
            <text:p>Circo Mal-Me-Quer – Praça Roosevelt, São Paulo, SP</text:p>
          </table:table-cell>
          <table:table-cell office:value-type="string" calcext:value-type="string">
            <text:p>4209601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09601.png</text:p>
          </table:table-cell>
          <table:table-cell office:value-type="string" calcext:value-type="string">
            <text:p>Shows – Teatro, Vozes do Brasi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1.11.0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207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Circo Mal-me-quer</text:p>
          </table:table-cell>
          <table:table-cell table:content-validation-name="val2" office:value-type="string" calcext:value-type="string">
            <text:p>Inauguração do espaço</text:p>
          </table:table-cell>
          <table:table-cell office:value-type="string" calcext:value-type="string">
            <text:p>Circo Mal-Me-Quer – Praça Roosevelt, São Paulo, SP</text:p>
          </table:table-cell>
          <table:table-cell office:value-type="string" calcext:value-type="string">
            <text:p>I0032622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32622-2Alt=002960Lar=001884LargOri=004280AltOri=006724.JPG</text:p>
          </table:table-cell>
          <table:table-cell office:value-type="string" calcext:value-type="string">
            <text:p>O som nosso de cada dia, Espaços Abertos, 3a. colun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1.12.0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Lançamento do livro “O movimento de mulheres, suas perspectivas”</text:p>
          </table:table-cell>
          <table:table-cell table:content-validation-name="val2" office:value-type="string" calcext:value-type="string">
            <text:p>Show da cantora Célia, acompanhada ao piano pelo maestro Eduardo Assad e Irene Portela</text:p>
          </table:table-cell>
          <table:table-cell office:value-type="string" calcext:value-type="string">
            <text:p>Teatro Ruth Escobar - Rua dos Ingleses, 209, Bela Vista, São Paulo, SP</text:p>
          </table:table-cell>
          <table:table-cell office:value-type="string" calcext:value-type="string">
            <text:p>4213993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13993.png</text:p>
          </table:table-cell>
          <table:table-cell office:value-type="string" calcext:value-type="string">
            <text:p>Lançamento, Agenda 1982 – Tempo da Mulh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2.03.04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Mês Musical Elis Regina</text:p>
          </table:table-cell>
          <table:table-cell table:content-validation-name="val2" office:value-type="string" calcext:value-type="string">
            <text:p>Anúncio da prefeitura de São Paulo</text:p>
          </table:table-cell>
          <table:table-cell/>
          <table:table-cell office:value-type="string" calcext:value-type="string">
            <text:p>430765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07650.png</text:p>
          </table:table-cell>
          <table:table-cell office:value-type="string" calcext:value-type="string">
            <text:p>Grade com show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2.03.06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ário do Paraná: Orgao dos Diários Associado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08044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Três dias para Donana</text:p>
          </table:table-cell>
          <table:table-cell table:content-validation-name="val2" office:value-type="string" calcext:value-type="string">
            <text:p>Músicas de Irene Portela</text:p>
          </table:table-cell>
          <table:table-cell office:value-type="string" calcext:value-type="string">
            <text:p>Teatro Guaíra - Rua XV de Novembro, 971, Centro, Curitiba, PR</text:p>
          </table:table-cell>
          <table:table-cell office:value-type="string" calcext:value-type="string">
            <text:p>I0150992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I0150992-2Alt=002979Lar=001884LargOri=004260AltOri=006736.JPG</text:p>
          </table:table-cell>
          <table:table-cell office:value-type="string" calcext:value-type="string">
            <text:p>“Donana”, um problema social, 2a. colun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2.03.14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Mês Musical Elis Regina</text:p>
          </table:table-cell>
          <table:table-cell table:content-validation-name="val2" office:value-type="string" calcext:value-type="string">
            <text:p>Atividades em homenagem à Elis Regina, falecida em 19 de janeiro de 1982</text:p>
          </table:table-cell>
          <table:table-cell office:value-type="string" calcext:value-type="string">
            <text:p>Teatro João Caetano – Rua Borges Lagoa, 650, Vila Clementino, São Paulo, SP</text:p>
          </table:table-cell>
          <table:table-cell office:value-type="string" calcext:value-type="string">
            <text:p>4312052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2052.png</text:p>
          </table:table-cell>
          <table:table-cell office:value-type="string" calcext:value-type="string">
            <text:p>Shows, Mês Musical Elis Regi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2.03.22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Citação</text:p>
          </table:table-cell>
          <table:table-cell office:value-type="string" calcext:value-type="string">
            <text:p>“Tributo à Marcus Pereira” de várioa artistas</text:p>
          </table:table-cell>
          <table:table-cell table:content-validation-name="val2" office:value-type="string" calcext:value-type="string">
            <text:p>Lançamento de disco tributo à Marcus Pereira do aniversário de 1 ano de falecimento</text:p>
          </table:table-cell>
          <table:table-cell/>
          <table:table-cell office:value-type="string" calcext:value-type="string">
            <text:p>4314237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4237.png</text:p>
          </table:table-cell>
          <table:table-cell office:value-type="string" calcext:value-type="string">
            <text:p>Discos novos, Tributo a Marcus Pereir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2.03.24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Direção</text:p>
          </table:table-cell>
          <table:table-cell office:value-type="string" calcext:value-type="string">
            <text:p>Clementina de Jesus e Nelson Cavaquinho</text:p>
          </table:table-cell>
          <table:table-cell table:content-validation-name="val2" office:value-type="string" calcext:value-type="string">
            <text:p>Show com direção de Irene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314624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4624.png</text:p>
          </table:table-cell>
          <table:table-cell office:value-type="string" calcext:value-type="string">
            <text:p>Oito dias com uma dupla de muito respeito, 2<text:span text:style-name="T2">o</text:span> paragra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3.11.0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Citação</text:p>
          </table:table-cell>
          <table:table-cell office:value-type="string" calcext:value-type="string">
            <text:p>Ana de Hollanda</text:p>
          </table:table-cell>
          <table:table-cell table:content-validation-name="val2" office:value-type="string" calcext:value-type="string">
            <text:p>Canta músicas de Irene</text:p>
          </table:table-cell>
          <table:table-cell office:value-type="string" calcext:value-type="string">
            <text:p>150 Night Club, Maksoud Plaza – Alameda Campinas, 150, Jardim Paulista, São Paulo, SP</text:p>
          </table:table-cell>
          <table:table-cell office:value-type="string" calcext:value-type="string">
            <text:p>421298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12980.png</text:p>
          </table:table-cell>
          <table:table-cell office:value-type="string" calcext:value-type="string">
            <text:p>Ultima coluna geral, Ana de Hollanda no 15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3.11.1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310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Ana de Holanda</text:p>
          </table:table-cell>
          <table:table-cell table:content-validation-name="val2"/>
          <table:table-cell/>
          <table:table-cell office:value-type="string" calcext:value-type="string">
            <text:p>I0068508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68508-2Alt=002369Lar=001453LargOri=003963AltOri=006460.JPG</text:p>
          </table:table-cell>
          <table:table-cell office:value-type="string" calcext:value-type="string">
            <text:p>Variedades, item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4.05.1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/>
          <table:table-cell office:value-type="string" calcext:value-type="string">
            <text:p>Biblioteca Mário de Andrade – Rua da Consolação, 94, República, São Paulo, SP</text:p>
          </table:table-cell>
          <table:table-cell office:value-type="string" calcext:value-type="string">
            <text:p>4185893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185893.png</text:p>
          </table:table-cell>
          <table:table-cell office:value-type="string" calcext:value-type="string">
            <text:p>Shows, centro abaixo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4.08.3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i vento… tudo bem?</text:p>
          </table:table-cell>
          <table:table-cell table:content-validation-name="val2"/>
          <table:table-cell office:value-type="string" calcext:value-type="string">
            <text:p>Teatro Célia Helena – Rua Barão de Iguape, 113, Liberdade, São Paulo, SP</text:p>
          </table:table-cell>
          <table:table-cell office:value-type="string" calcext:value-type="string">
            <text:p>4210955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210955.png</text:p>
          </table:table-cell>
          <table:table-cell office:value-type="string" calcext:value-type="string">
            <text:p>Teatro Infantil, Pinocchio, corujas e a natureza, 1 e 2<text:span text:style-name="T2">a</text:span>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5.02.2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Prêmio</text:p>
          </table:table-cell>
          <table:table-cell office:value-type="string" calcext:value-type="string">
            <text:p>Mambembe 84</text:p>
          </table:table-cell>
          <table:table-cell table:content-validation-name="val2" office:value-type="string" calcext:value-type="string">
            <text:p>Indicação com “Oi vento… tudo bem?”</text:p>
          </table:table-cell>
          <table:table-cell/>
          <table:table-cell office:value-type="string" calcext:value-type="string">
            <text:p>4139572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139572.png</text:p>
          </table:table-cell>
          <table:table-cell office:value-type="string" calcext:value-type="string">
            <text:p>Saíram as indicações para o Mambembe 84, Teatro Infanti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5.02.2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Prêmio</text:p>
          </table:table-cell>
          <table:table-cell office:value-type="string" calcext:value-type="string">
            <text:p>Mambembe 84</text:p>
          </table:table-cell>
          <table:table-cell table:content-validation-name="val2" office:value-type="string" calcext:value-type="string">
            <text:p>Ganhadora com “Oi vento… tudo bem?”</text:p>
          </table:table-cell>
          <table:table-cell/>
          <table:table-cell office:value-type="string" calcext:value-type="string">
            <text:p>4142768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142768.png</text:p>
          </table:table-cell>
          <table:table-cell office:value-type="string" calcext:value-type="string">
            <text:p>Saíram os premiados do Troféu Mambembe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5.05.02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Citação</text:p>
          </table:table-cell>
          <table:table-cell office:value-type="string" calcext:value-type="string">
            <text:p>Molière</text:p>
          </table:table-cell>
          <table:table-cell table:content-validation-name="val2" office:value-type="string" calcext:value-type="string">
            <text:p>Ganhadora com “Oi vento… tudo bem?”</text:p>
          </table:table-cell>
          <table:table-cell/>
          <table:table-cell office:value-type="string" calcext:value-type="string">
            <text:p>4280101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280101.png</text:p>
          </table:table-cell>
          <table:table-cell office:value-type="string" calcext:value-type="string">
            <text:p>Lista do Molière não surpreende, 1<text:span text:style-name="T2">o</text:span> paragra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5.05.0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ário do Pará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Edição 00767</text:p>
          </table:table-cell>
          <table:table-cell table:content-validation-name="val1" office:value-type="string" calcext:value-type="string">
            <text:p>Prêmio</text:p>
          </table:table-cell>
          <table:table-cell office:value-type="string" calcext:value-type="string">
            <text:p>Molière 84</text:p>
          </table:table-cell>
          <table:table-cell office:value-type="string" calcext:value-type="string">
            <text:p>Por “Oi vento… tudo bem?”</text:p>
          </table:table-cell>
          <table:table-cell/>
          <table:table-cell office:value-type="string" calcext:value-type="string">
            <text:p>I0007559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07559-2Alt=002054Lar=001453LargOri=003910AltOri=005528.jpg</text:p>
          </table:table-cell>
          <table:table-cell office:value-type="string" calcext:value-type="string">
            <text:p>Urgentíssimas, 1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5.07.14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97</text:p>
          </table:table-cell>
          <table:table-cell table:content-validation-name="val1" office:value-type="string" calcext:value-type="string">
            <text:p>Citação</text:p>
          </table:table-cell>
          <table:table-cell office:value-type="string" calcext:value-type="string">
            <text:p>Paulo le Petit</text:p>
          </table:table-cell>
          <table:table-cell table:content-validation-name="val2"/>
          <table:table-cell/>
          <table:table-cell office:value-type="string" calcext:value-type="string">
            <text:p>I0099939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99939-2Alt=002898Lar=001884LargOri=004362AltOri=006709.JPG</text:p>
          </table:table-cell>
          <table:table-cell office:value-type="string" calcext:value-type="string">
            <text:p>A volta dos pioneiros do “Rock-Brasil”, 2a. coluna, último parágrafo.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5.07.26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Citação</text:p>
          </table:table-cell>
          <table:table-cell office:value-type="string" calcext:value-type="string">
            <text:p>Molière</text:p>
          </table:table-cell>
          <table:table-cell table:content-validation-name="val2" office:value-type="string" calcext:value-type="string">
            <text:p>Ganhadora com “Oi vento… tudo bem?”</text:p>
          </table:table-cell>
          <table:table-cell/>
          <table:table-cell office:value-type="string" calcext:value-type="string">
            <text:p>4151645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151645.png</text:p>
          </table:table-cell>
          <table:table-cell office:value-type="string" calcext:value-type="string">
            <text:p>Tavares de Miranda, 1<text:span text:style-name="T2">a</text:span> coluna, 1<text:span text:style-name="T2">o</text:span> paragrafo, Premio Molier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5.09.0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ário do Pará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Edição 00873</text:p>
          </table:table-cell>
          <table:table-cell table:content-validation-name="val1" office:value-type="string" calcext:value-type="string">
            <text:p>Prêmio</text:p>
          </table:table-cell>
          <table:table-cell office:value-type="string" calcext:value-type="string">
            <text:p>Mambembe 84</text:p>
          </table:table-cell>
          <table:table-cell office:value-type="string" calcext:value-type="string">
            <text:p>Por “Oi vento… tudo bem?”</text:p>
          </table:table-cell>
          <table:table-cell/>
          <table:table-cell table:style-name="ce3" office:value-type="string" calcext:value-type="string">
            <text:p>I001018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10184-2Alt=002394Lar=001453LargOri=003965AltOri=006534.JPG</text:p>
          </table:table-cell>
          <table:table-cell office:value-type="string" calcext:value-type="string">
            <text:p>Antenas ligadas, 3a coluna, acima da fo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5.10.09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84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Zezé Mota</text:p>
          </table:table-cell>
          <table:table-cell/>
          <table:table-cell office:value-type="string" calcext:value-type="string">
            <text:p>I0103599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03599-2Alt=003010Lar=001884LargOri=004214AltOri=006736.JPG</text:p>
          </table:table-cell>
          <table:table-cell office:value-type="string" calcext:value-type="string">
            <text:p>Zezé e afilhados, coluna da direita.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98.12.1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Guia da Folha</text:p>
          </table:table-cell>
          <table:table-cell table:content-validation-name="val1" office:value-type="string" calcext:value-type="string">
            <text:p>Citação</text:p>
          </table:table-cell>
          <table:table-cell office:value-type="string" calcext:value-type="string">
            <text:p>Anuncio do show de Deo Lopes</text:p>
          </table:table-cell>
          <table:table-cell table:content-validation-name="val2"/>
          <table:table-cell office:value-type="string" calcext:value-type="string">
            <text:p>Grécia Café &amp; Cultura – Rua Padre Benedito de Camargo 205, Penha, São Paulo, SP</text:p>
          </table:table-cell>
          <table:table-cell office:value-type="string" calcext:value-type="string">
            <text:p>5640978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5640978.jpg</text:p>
          </table:table-cell>
          <table:table-cell office:value-type="string" calcext:value-type="string">
            <text:p>Shows, 2<text:span text:style-name="T2">a</text:span> coluna, Del Lop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99.07.0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Folha Vale</text:p>
          </table:table-cell>
          <table:table-cell table:content-validation-name="val1" office:value-type="string" calcext:value-type="string">
            <text:p>Citação</text:p>
          </table:table-cell>
          <table:table-cell office:value-type="string" calcext:value-type="string">
            <text:p>Nota de falecimento de Irene</text:p>
          </table:table-cell>
          <table:table-cell table:content-validation-name="val2"/>
          <table:table-cell office:value-type="string" calcext:value-type="string">
            <text:p>Cemitério Horto da Paz – Rua Horto da Paz, 191, Potuvera, Itapecerica da Serra, SP</text:p>
          </table:table-cell>
          <table:table-cell office:value-type="string" calcext:value-type="string">
            <text:p>558716h.png</text:p>
          </table:table-cell>
          <table:table-cell table:content-validation-name="val3" office:value-type="string" calcext:value-type="string">
            <text:p>Alto</text:p>
          </table:table-cell>
          <table:table-cell office:value-type="string" calcext:value-type="string">
            <text:p>558716.png</text:p>
          </table:table-cell>
          <table:table-cell office:value-type="string" calcext:value-type="string">
            <text:p>Mortes, São Paulo, Irene Portela de Mirand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99.09.1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Guia da Folha</text:p>
          </table:table-cell>
          <table:table-cell table:content-validation-name="val1" office:value-type="string" calcext:value-type="string">
            <text:p>Citação</text:p>
          </table:table-cell>
          <table:table-cell office:value-type="string" calcext:value-type="string">
            <text:p>Show de homenagem</text:p>
          </table:table-cell>
          <table:table-cell table:content-validation-name="val2"/>
          <table:table-cell office:value-type="string" calcext:value-type="string">
            <text:p>Teatro João Caetano – Rua Borges Lagoa, 650, Vila Clementino, São Paulo, SP</text:p>
          </table:table-cell>
          <table:table-cell office:value-type="string" calcext:value-type="string">
            <text:p>5584284h.png</text:p>
          </table:table-cell>
          <table:table-cell table:content-validation-name="val3" office:value-type="string" calcext:value-type="string">
            <text:p>Alto</text:p>
          </table:table-cell>
          <table:table-cell office:value-type="string" calcext:value-type="string">
            <text:p>5584284.jpg</text:p>
          </table:table-cell>
          <table:table-cell office:value-type="string" calcext:value-type="string">
            <text:p>Shows, 2<text:span text:style-name="T2">a</text:span> coluna, Homenagem a Irene Porte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2000.09.1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Guia da Folha</text:p>
          </table:table-cell>
          <table:table-cell table:content-validation-name="val1" office:value-type="string" calcext:value-type="string">
            <text:p>Citação</text:p>
          </table:table-cell>
          <table:table-cell office:value-type="string" calcext:value-type="string">
            <text:p>Luiz Carlos Bahia e Banda Cajarana</text:p>
          </table:table-cell>
          <table:table-cell table:content-validation-name="val2" office:value-type="string" calcext:value-type="string">
            <text:p>Repertório com músicas de Irene</text:p>
          </table:table-cell>
          <table:table-cell office:value-type="string" calcext:value-type="string">
            <text:p>Teatro Denoy de Oliveira – Rua Rui Barbosa, 323, Bela Vista, São Paulo, SP</text:p>
          </table:table-cell>
          <table:table-cell office:value-type="string" calcext:value-type="string">
            <text:p>5589741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5589741.jpg</text:p>
          </table:table-cell>
          <table:table-cell office:value-type="string" calcext:value-type="string">
            <text:p>Shows, 1<text:span text:style-name="T2">a</text:span> coluna final, Luiz Carlos Bahia e Banda Cajarana</text:p>
          </table:table-cell>
          <table:table-cell table:number-columns-repeated="1009"/>
        </table:table-row>
      </table:table>
      <table:table table:name="Catálogo" table:style-name="ta1">
        <table:table-column table:style-name="co16" table:default-cell-style-name="ce36"/>
        <table:table-column table:style-name="co17" table:default-cell-style-name="ce36"/>
        <table:table-column table:style-name="co18" table:default-cell-style-name="ce39"/>
        <table:table-column table:style-name="co19" table:default-cell-style-name="ce36"/>
        <table:table-column table:style-name="co20" table:default-cell-style-name="ce36"/>
        <table:table-column table:style-name="co21" table:default-cell-style-name="ce36"/>
        <table:table-column table:style-name="co22" table:default-cell-style-name="ce36"/>
        <table:table-column table:style-name="co11" table:number-columns-repeated="1016" table:default-cell-style-name="ce36"/>
        <table:table-row table:style-name="ro1">
          <table:table-cell table:style-name="ce9" office:value-type="string" calcext:value-type="string">
            <text:p>Artista</text:p>
          </table:table-cell>
          <table:table-cell table:style-name="ce9" office:value-type="string" calcext:value-type="string">
            <text:p>Disco</text:p>
          </table:table-cell>
          <table:table-cell table:style-name="ce13" office:value-type="string" calcext:value-type="string">
            <text:p>Ano</text:p>
          </table:table-cell>
          <table:table-cell table:style-name="ce9" office:value-type="string" calcext:value-type="string">
            <text:p>Formato</text:p>
          </table:table-cell>
          <table:table-cell table:style-name="ce9" office:value-type="string" calcext:value-type="string">
            <text:p>Música</text:p>
          </table:table-cell>
          <table:table-cell table:style-name="ce9" office:value-type="string" calcext:value-type="string">
            <text:p>Detalhe</text:p>
          </table:table-cell>
          <table:table-cell table:style-name="ce9" office:value-type="string" calcext:value-type="string">
            <text:p>Comprar</text:p>
          </table:table-cell>
          <table:table-cell table:style-name="ce9" office:value-type="string" calcext:value-type="string">
            <text:p>Youtube</text:p>
          </table:table-cell>
          <table:table-cell table:style-name="ce34" table:number-columns-repeated="1015"/>
        </table:table-row>
        <table:table-row table:style-name="ro1">
          <table:table-cell table:style-name="ce35" office:value-type="string" calcext:value-type="string">
            <text:p>Luiz Vieira </text:p>
          </table:table-cell>
          <table:table-cell table:style-name="ce35" office:value-type="string" calcext:value-type="string">
            <text:p>Em Tempo de Verdade 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Você Vai Ver</text:p>
          </table:table-cell>
          <table:table-cell office:value-type="string" calcext:value-type="string">
            <text:p>Composição de Irene Portela</text:p>
          </table:table-cell>
          <table:table-cell table:style-name="ce41" office:value-type="string" calcext:value-type="string">
            <text:p>Comprado</text:p>
          </table:table-cell>
          <table:table-cell table:number-columns-repeated="1016"/>
        </table:table-row>
        <table:table-row table:style-name="ro1">
          <table:table-cell table:style-name="ce35" office:value-type="string" calcext:value-type="string">
            <text:p>Dércio Marques </text:p>
          </table:table-cell>
          <table:table-cell table:style-name="ce35" office:value-type="string" calcext:value-type="string">
            <text:p>Canto Forte 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abiá</text:p>
          </table:table-cell>
          <table:table-cell office:value-type="string" calcext:value-type="string">
            <text:p>Voz</text:p>
          </table:table-cell>
          <table:table-cell table:style-name="ce41" office:value-type="string" calcext:value-type="string">
            <text:p>Comprado</text:p>
          </table:table-cell>
          <table:table-cell office:value-type="string" calcext:value-type="string">
            <text:p><text:a xlink:href="https://www.youtube.com/watch?v=9S1ie0n4GdQ&amp;t=38s" xlink:type="simple">https://www.youtube.com/watch?v=9S1ie0n4GdQ&amp;t=38s</text:a></text:p>
          </table:table-cell>
          <table:table-cell table:number-columns-repeated="1015"/>
        </table:table-row>
        <table:table-row table:style-name="ro1">
          <table:table-cell table:style-name="ce35" office:value-type="string" calcext:value-type="string">
            <text:p>Vários</text:p>
          </table:table-cell>
          <table:table-cell table:style-name="ce35" office:value-type="string" calcext:value-type="string">
            <text:p>MPB 1o Festival Universitário da Música Popular Brasileira 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A Malhação</text:p>
          </table:table-cell>
          <table:table-cell office:value-type="string" calcext:value-type="string">
            <text:p>Voz</text:p>
          </table:table-cell>
          <table:table-cell table:style-name="ce41" office:value-type="string" calcext:value-type="string">
            <text:p>Comprado</text:p>
          </table:table-cell>
          <table:table-cell office:value-type="string" calcext:value-type="string">
            <text:p><text:a xlink:href="https://www.youtube.com/watch?v=HWsTf_kcZlo" xlink:type="simple">https://www.youtube.com/watch?v=HWsTf_kcZlo</text:a></text:p>
          </table:table-cell>
          <table:table-cell table:number-columns-repeated="1015"/>
        </table:table-row>
        <table:table-row table:style-name="ro1">
          <table:table-cell table:number-columns-repeated="2" table:style-name="ce35" office:value-type="string" calcext:value-type="string">
            <text:p>Maricene Costa 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Bailarina</text:p>
          </table:table-cell>
          <table:table-cell office:value-type="string" calcext:value-type="string">
            <text:p>Composição de Irene Portela</text:p>
          </table:table-cell>
          <table:table-cell table:style-name="ce42" office:value-type="string" calcext:value-type="string">
            <text:p>Comprar</text:p>
          </table:table-cell>
          <table:table-cell table:number-columns-repeated="1016"/>
        </table:table-row>
        <table:table-row table:style-name="ro1">
          <table:table-cell table:style-name="ce35" office:value-type="string" calcext:value-type="string">
            <text:p>Rosa Maria </text:p>
          </table:table-cell>
          <table:table-cell office:value-type="string" calcext:value-type="string">
            <text:p>Vagando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Borboleta Amarela</text:p>
          </table:table-cell>
          <table:table-cell office:value-type="string" calcext:value-type="string">
            <text:p>Composição de Irene Portela</text:p>
          </table:table-cell>
          <table:table-cell table:style-name="ce42" office:value-type="string" calcext:value-type="string">
            <text:p>Comprar</text:p>
          </table:table-cell>
          <table:table-cell table:number-columns-repeated="1016"/>
        </table:table-row>
        <table:table-row table:style-name="ro1">
          <table:table-cell table:number-columns-repeated="2" table:style-name="ce35" office:value-type="string" calcext:value-type="string">
            <text:p>Ana de Hollanda 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Três Marias</text:p>
          </table:table-cell>
          <table:table-cell office:value-type="string" calcext:value-type="string">
            <text:p>Composição de Irene Portela</text:p>
          </table:table-cell>
          <table:table-cell table:style-name="ce42" office:value-type="string" calcext:value-type="string">
            <text:p>Comprar</text:p>
          </table:table-cell>
          <table:table-cell table:number-columns-repeated="1016"/>
        </table:table-row>
        <table:table-row table:style-name="ro1">
          <table:table-cell table:number-columns-repeated="2" table:style-name="ce35" office:value-type="string" calcext:value-type="string">
            <text:p>Ana de Hollanda 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Ciranda</text:p>
          </table:table-cell>
          <table:table-cell office:value-type="string" calcext:value-type="string">
            <text:p>Composição de Irene Portela</text:p>
          </table:table-cell>
          <table:table-cell table:style-name="ce42" office:value-type="string" calcext:value-type="string">
            <text:p>Comprar</text:p>
          </table:table-cell>
          <table:table-cell table:number-columns-repeated="1016"/>
        </table:table-row>
        <table:table-row table:style-name="ro1">
          <table:table-cell table:style-name="ce35" office:value-type="string" calcext:value-type="string">
            <text:p>Chico Maranhão </text:p>
          </table:table-cell>
          <table:table-cell table:style-name="ce35" office:value-type="string" calcext:value-type="string">
            <text:p>Fonte Nova 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LP</text:p>
          </table:table-cell>
          <table:table-cell/>
          <table:table-cell office:value-type="string" calcext:value-type="string">
            <text:p>Participação no corô</text:p>
          </table:table-cell>
          <table:table-cell table:style-name="ce43" office:value-type="string" calcext:value-type="string">
            <text:p>Talvez</text:p>
          </table:table-cell>
          <table:table-cell table:number-columns-repeated="1016"/>
        </table:table-row>
        <table:table-row table:style-name="ro1">
          <table:table-cell table:style-name="ce35" office:value-type="string" calcext:value-type="string">
            <text:p>Déo Lopes </text:p>
          </table:table-cell>
          <table:table-cell office:value-type="string" calcext:value-type="string">
            <text:p>Voar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ia de Festa </text:p>
          </table:table-cell>
          <table:table-cell office:value-type="string" calcext:value-type="string">
            <text:p>Composição de Irene Portela</text:p>
          </table:table-cell>
          <table:table-cell table:style-name="ce43" office:value-type="string" calcext:value-type="string">
            <text:p>Talvez (caro)</text:p>
          </table:table-cell>
          <table:table-cell table:number-columns-repeated="1016"/>
        </table:table-row>
        <table:table-row table:style-name="ro1">
          <table:table-cell table:style-name="ce35" office:value-type="string" calcext:value-type="string">
            <text:p>Eliana Estevão </text:p>
          </table:table-cell>
          <table:table-cell table:style-name="ce35" office:value-type="string" calcext:value-type="string">
            <text:p>Bailarina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Bailarina</text:p>
          </table:table-cell>
          <table:table-cell office:value-type="string" calcext:value-type="string">
            <text:p>Composição e participação de Irene Portela</text:p>
          </table:table-cell>
          <table:table-cell table:style-name="ce41" office:value-type="string" calcext:value-type="string">
            <text:p>Comprado</text:p>
          </table:table-cell>
          <table:table-cell table:number-columns-repeated="1016"/>
        </table:table-row>
        <table:table-row table:style-name="ro1">
          <table:table-cell table:style-name="ce35" office:value-type="string" calcext:value-type="string">
            <text:p>Eliana Estevão </text:p>
          </table:table-cell>
          <table:table-cell table:style-name="ce35" office:value-type="string" calcext:value-type="string">
            <text:p>Bailarina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Vai</text:p>
          </table:table-cell>
          <table:table-cell office:value-type="string" calcext:value-type="string">
            <text:p>Composição e participação de Irene Portela</text:p>
          </table:table-cell>
          <table:table-cell table:style-name="ce41" office:value-type="string" calcext:value-type="string">
            <text:p>Comprado</text:p>
          </table:table-cell>
          <table:table-cell table:number-columns-repeated="1016"/>
        </table:table-row>
        <table:table-row table:style-name="ro1">
          <table:table-cell table:style-name="ce35" office:value-type="string" calcext:value-type="string">
            <text:p>Carlos Pita </text:p>
          </table:table-cell>
          <table:table-cell office:value-type="string" calcext:value-type="string">
            <text:p>Coração de Índio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Casa das Flautas</text:p>
          </table:table-cell>
          <table:table-cell office:value-type="string" calcext:value-type="string">
            <text:p>Voz</text:p>
          </table:table-cell>
          <table:table-cell table:style-name="ce41" office:value-type="string" calcext:value-type="string">
            <text:p>Comprado</text:p>
          </table:table-cell>
          <table:table-cell table:number-columns-repeated="1016"/>
        </table:table-row>
        <table:table-row table:style-name="ro1">
          <table:table-cell table:style-name="ce35" office:value-type="string" calcext:value-type="string">
            <text:p>Vários</text:p>
          </table:table-cell>
          <table:table-cell table:style-name="ce35" office:value-type="string" calcext:value-type="string">
            <text:p>Tributo a Marcus Pereira 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e Terezina à São Luiz</text:p>
          </table:table-cell>
          <table:table-cell office:value-type="string" calcext:value-type="string">
            <text:p>Composição de João do Vale e voz de Irene Portela</text:p>
          </table:table-cell>
          <table:table-cell table:style-name="ce41" office:value-type="string" calcext:value-type="string">
            <text:p>Comprado</text:p>
          </table:table-cell>
          <table:table-cell office:value-type="string" calcext:value-type="string">
            <text:p><text:a xlink:href="https://www.youtube.com/watch?v=DYIIjUBPZNA&amp;feature=youtu.be&amp;t=358" xlink:type="simple">https://www.youtube.com/watch?v=DYIIjUBPZNA&amp;feature=youtu.be&amp;t=358</text:a></text:p>
          </table:table-cell>
          <table:table-cell table:number-columns-repeated="1015"/>
        </table:table-row>
        <table:table-row table:style-name="ro1">
          <table:table-cell table:style-name="ce35" office:value-type="string" calcext:value-type="string">
            <text:p>Vários</text:p>
          </table:table-cell>
          <table:table-cell table:style-name="ce35" office:value-type="string" calcext:value-type="string">
            <text:p>História da MPB, João do Vale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Passarinho</text:p>
          </table:table-cell>
          <table:table-cell office:value-type="string" calcext:value-type="string">
            <text:p>Voz</text:p>
          </table:table-cell>
          <table:table-cell table:style-name="ce41" office:value-type="string" calcext:value-type="string">
            <text:p>Comprado</text:p>
          </table:table-cell>
          <table:table-cell table:number-columns-repeated="1016"/>
        </table:table-row>
        <table:table-row table:style-name="ro1">
          <table:table-cell table:style-name="ce35" office:value-type="string" calcext:value-type="string">
            <text:p>Terrámerica </text:p>
          </table:table-cell>
          <table:table-cell table:style-name="ce35" office:value-type="string" calcext:value-type="string">
            <text:p>Arapuê 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Folha Verde</text:p>
          </table:table-cell>
          <table:table-cell office:value-type="string" calcext:value-type="string">
            <text:p>Composição de Irene Portela</text:p>
          </table:table-cell>
          <table:table-cell table:style-name="ce41" office:value-type="string" calcext:value-type="string">
            <text:p>Comprado</text:p>
          </table:table-cell>
          <table:table-cell table:number-columns-repeated="1016"/>
        </table:table-row>
        <table:table-row table:style-name="ro1">
          <table:table-cell table:style-name="ce35" office:value-type="string" calcext:value-type="string">
            <text:p>Déo Lopes </text:p>
          </table:table-cell>
          <table:table-cell table:style-name="ce35" office:value-type="string" calcext:value-type="string">
            <text:p>Relação Natural 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Pacífica II</text:p>
          </table:table-cell>
          <table:table-cell office:value-type="string" calcext:value-type="string">
            <text:p>Composição de Irene Portela e Déo Lopes</text:p>
          </table:table-cell>
          <table:table-cell table:style-name="ce43" office:value-type="string" calcext:value-type="string">
            <text:p>Talvez (caro)</text:p>
          </table:table-cell>
          <table:table-cell table:number-columns-repeated="1016"/>
        </table:table-row>
        <table:table-row table:style-name="ro1">
          <table:table-cell table:style-name="ce35" office:value-type="string" calcext:value-type="string">
            <text:p>João Bá </text:p>
          </table:table-cell>
          <table:table-cell table:style-name="ce35" office:value-type="string" calcext:value-type="string">
            <text:p>Carrancas 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Rede de Varanda</text:p>
          </table:table-cell>
          <table:table-cell office:value-type="string" calcext:value-type="string">
            <text:p>Voz</text:p>
          </table:table-cell>
          <table:table-cell table:style-name="ce42" office:value-type="string" calcext:value-type="string">
            <text:p>Comprar</text:p>
          </table:table-cell>
          <table:table-cell table:number-columns-repeated="1016"/>
        </table:table-row>
        <table:table-row table:style-name="ro1">
          <table:table-cell table:style-name="ce35" office:value-type="string" calcext:value-type="string">
            <text:p>João Bá </text:p>
          </table:table-cell>
          <table:table-cell table:style-name="ce35" office:value-type="string" calcext:value-type="string">
            <text:p>Carrancas 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adainha de Canudos</text:p>
          </table:table-cell>
          <table:table-cell office:value-type="string" calcext:value-type="string">
            <text:p>Voz</text:p>
          </table:table-cell>
          <table:table-cell table:style-name="ce42" office:value-type="string" calcext:value-type="string">
            <text:p>Comprar</text:p>
          </table:table-cell>
          <table:table-cell table:number-columns-repeated="1016"/>
        </table:table-row>
        <table:table-row table:style-name="ro1">
          <table:table-cell table:style-name="ce35" office:value-type="string" calcext:value-type="string">
            <text:p>Déo Lopes </text:p>
          </table:table-cell>
          <table:table-cell table:style-name="ce35" office:value-type="string" calcext:value-type="string">
            <text:p>Noite Cheia de Estrelas 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LP</text:p>
          </table:table-cell>
          <table:table-cell table:style-name="ce35" office:value-type="string" calcext:value-type="string">
            <text:p>As Três Estrelas </text:p>
          </table:table-cell>
          <table:table-cell office:value-type="string" calcext:value-type="string">
            <text:p>Composição de Irene Portela</text:p>
          </table:table-cell>
          <table:table-cell table:style-name="ce41" office:value-type="string" calcext:value-type="string">
            <text:p>Comprado</text:p>
          </table:table-cell>
          <table:table-cell table:number-columns-repeated="1016"/>
        </table:table-row>
        <table:table-row table:style-name="ro1">
          <table:table-cell table:style-name="ce35" office:value-type="string" calcext:value-type="string">
            <text:p>Oswaldinho Viana </text:p>
          </table:table-cell>
          <table:table-cell table:style-name="ce35" office:value-type="string" calcext:value-type="string">
            <text:p>São Sebastião do Tijuco Preto 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CD</text:p>
          </table:table-cell>
          <table:table-cell table:style-name="ce35" office:value-type="string" calcext:value-type="string">
            <text:p>Pau Ferro </text:p>
          </table:table-cell>
          <table:table-cell table:style-name="ce35" office:value-type="string" calcext:value-type="string">
            <text:p>Composição de Irene Portela e Alzira Espindula</text:p>
          </table:table-cell>
          <table:table-cell table:style-name="ce44" office:value-type="string" calcext:value-type="string">
            <text:p>Não</text:p>
          </table:table-cell>
          <table:table-cell table:number-columns-repeated="1016"/>
        </table:table-row>
        <table:table-row table:style-name="ro1">
          <table:table-cell table:style-name="ce35" office:value-type="string" calcext:value-type="string">
            <text:p>Katya Teixeira </text:p>
          </table:table-cell>
          <table:table-cell table:style-name="ce35" office:value-type="string" calcext:value-type="string">
            <text:p>Katxerê 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CD</text:p>
          </table:table-cell>
          <table:table-cell table:style-name="ce35" office:value-type="string" calcext:value-type="string">
            <text:p>Dia de Festa </text:p>
          </table:table-cell>
          <table:table-cell office:value-type="string" calcext:value-type="string">
            <text:p>Composição de Irene Portela</text:p>
          </table:table-cell>
          <table:table-cell table:style-name="ce43" office:value-type="string" calcext:value-type="string">
            <text:p>Talvez</text:p>
          </table:table-cell>
          <table:table-cell table:number-columns-repeated="1016"/>
        </table:table-row>
        <table:table-row table:style-name="ro1">
          <table:table-cell table:style-name="ce35" office:value-type="string" calcext:value-type="string">
            <text:p>Paulo Lepetit</text:p>
          </table:table-cell>
          <table:table-cell table:style-name="ce37" office:value-type="string" calcext:value-type="string">
            <text:p>Saculeja</text:p>
          </table:table-cell>
          <table:table-cell table:style-name="ce40" office:value-type="float" office:value="1998" calcext:value-type="float">
            <text:p>1998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Palomares</text:p>
          </table:table-cell>
          <table:table-cell table:style-name="ce37" office:value-type="string" calcext:value-type="string">
            <text:p>Composição de Irene Portela e Paulo Lepetit</text:p>
          </table:table-cell>
          <table:table-cell table:style-name="ce43" office:value-type="string" calcext:value-type="string">
            <text:p>Talvez</text:p>
          </table:table-cell>
          <table:table-cell table:number-columns-repeated="1016"/>
        </table:table-row>
        <table:table-row table:style-name="ro1">
          <table:table-cell table:style-name="ce35" office:value-type="string" calcext:value-type="string">
            <text:p>Déo Lopes </text:p>
          </table:table-cell>
          <table:table-cell table:style-name="ce35" office:value-type="string" calcext:value-type="string">
            <text:p>Tesouros da Terra 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Dia de Festa </text:p>
          </table:table-cell>
          <table:table-cell office:value-type="string" calcext:value-type="string">
            <text:p>Composição de Irene Portela</text:p>
          </table:table-cell>
          <table:table-cell table:style-name="ce44" office:value-type="string" calcext:value-type="string">
            <text:p>Não</text:p>
          </table:table-cell>
          <table:table-cell table:number-columns-repeated="1016"/>
        </table:table-row>
        <table:table-row table:style-name="ro1">
          <table:table-cell table:style-name="ce35" office:value-type="string" calcext:value-type="string">
            <text:p>Mazé </text:p>
          </table:table-cell>
          <table:table-cell table:style-name="ce35" office:value-type="string" calcext:value-type="string">
            <text:p>Nascente 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Eh! Beleza</text:p>
          </table:table-cell>
          <table:table-cell office:value-type="string" calcext:value-type="string">
            <text:p>Composição de Irene Portela</text:p>
          </table:table-cell>
          <table:table-cell table:style-name="ce44" office:value-type="string" calcext:value-type="string">
            <text:p>Não encontrado</text:p>
          </table:table-cell>
          <table:table-cell table:number-columns-repeated="1016"/>
        </table:table-row>
        <table:table-row table:style-name="ro1">
          <table:table-cell table:style-name="ce35" office:value-type="string" calcext:value-type="string">
            <text:p>Mazé </text:p>
          </table:table-cell>
          <table:table-cell table:style-name="ce35" office:value-type="string" calcext:value-type="string">
            <text:p>Nascente 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Pedra Grande</text:p>
          </table:table-cell>
          <table:table-cell office:value-type="string" calcext:value-type="string">
            <text:p>Composição de Irene Portela</text:p>
          </table:table-cell>
          <table:table-cell table:style-name="ce44" office:value-type="string" calcext:value-type="string">
            <text:p>Não encontrado</text:p>
          </table:table-cell>
          <table:table-cell table:number-columns-repeated="1016"/>
        </table:table-row>
        <table:table-row table:style-name="ro1" table:number-rows-repeated="104854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obs" table:style-name="ta1">
        <table:table-column table:style-name="co11" table:number-columns-repeated="2" table:default-cell-style-name="Default"/>
        <table:table-row table:style-name="ro1">
          <table:table-cell table:style-name="ce45" office:value-type="string" calcext:value-type="string">
            <text:p>Sobre</text:p>
          </table:table-cell>
          <table:table-cell table:style-name="ce45" office:value-type="string" calcext:value-type="string">
            <text:p>Observações</text:p>
          </table:table-cell>
        </table:table-row>
        <table:table-row table:style-name="ro1"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1959 pra baixo tem referências, mas já não são da artista Irene Portela, e sim algumas outras socialites do Rio, passista de escola de samba e uma outra senhora que recebeu cargo público, entre outras.</text:p>
          </table:table-cell>
        </table:table-row>
        <table:table-row table:style-name="ro1">
          <table:table-cell office:value-type="string" calcext:value-type="string">
            <text:p>Acervo da Folha de S. Paulo</text:p>
          </table:table-cell>
          <table:table-cell office:value-type="string" calcext:value-type="string">
            <text:p>Pesquisa a partir de 1960</text:p>
          </table:table-cell>
        </table:table-row>
        <table:table-row table:style-name="ro1">
          <table:table-cell office:value-type="string" calcext:value-type="string">
            <text:p>Acervo da Folha de S. Paulo</text:p>
          </table:table-cell>
          <table:table-cell office:value-type="string" calcext:value-type="string">
            <text:p>Resultados a partir de 1973</text:p>
          </table:table-cell>
        </table:table-row>
        <table:table-row table:style-name="ro1">
          <table:table-cell office:value-type="string" calcext:value-type="string">
            <text:p>Acervo da Folha de S. Paulo</text:p>
          </table:table-cell>
          <table:table-cell office:value-type="string" calcext:value-type="string">
            <text:p>Tem um gap de 86 até 1998</text:p>
          </table:table-cell>
        </table:table-row>
        <table:table-row table:style-name="ro1">
          <table:table-cell office:value-type="string" calcext:value-type="string">
            <text:p>Acervo da Folha de S. Paulo</text:p>
          </table:table-cell>
          <table:table-cell office:value-type="string" calcext:value-type="string">
            <text:p>Mapeados 73-2000</text:p>
          </table:table-cell>
        </table:table-row>
        <table:table-row table:style-name="ro1">
          <table:table-cell office:value-type="string" calcext:value-type="string">
            <text:p>Teatro Sesc de São João do Meiriti</text:p>
          </table:table-cell>
          <table:table-cell office:value-type="string" calcext:value-type="string">
            <text:p>Nos anuncios, o endereço é Rua Tenente Manuel Alvarenga Ribeiro 66, o nome da rua mudou para Av. Automóvel Clube 66</text:p>
          </table:table-cell>
        </table:table-row>
        <table:table-row table:style-name="ro1">
          <table:table-cell office:value-type="string" calcext:value-type="string">
            <text:p>Sala Funarte Sidney Miller</text:p>
          </table:table-cell>
          <table:table-cell office:value-type="string" calcext:value-type="string">
            <text:p>Nos anuncios, o endereço é Rua Araujo Porto Alegre 80, a numeração está errada talvez porque tenha sido alterada, de qualquer forma, a entrada do teatro dica na Rua da Imprensa 16</text:p>
          </table:table-cell>
        </table:table-row>
      </table:table>
      <table:named-expressions/>
      <table:database-ranges>
        <table:database-range table:name="__Anonymous_Sheet_DB__0" table:target-range-address="Recortes.A1:Recortes.N357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Catálogo.A1:Catálogo.H26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4">00/00/0000</text:date>, <text:time style:data-style-name="N2" text:time-value="12:41:35.73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04T17:19:14.546000000</dc:date>
    <meta:editing-duration>PT4H29M13S</meta:editing-duration>
    <meta:editing-cycles>48</meta:editing-cycles>
    <meta:generator>LibreOffice/6.1.4.2$Windows_X86_64 LibreOffice_project/9d0f32d1f0b509096fd65e0d4bec26ddd1938fd3</meta:generator>
    <meta:document-statistic meta:table-count="3" meta:cell-count="4745" meta:object-count="0"/>
  </office:meta>
</office:document-meta>
</file>